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5">
      <style:table-cell-properties fo:background-color="#dddddd" fo:border="0.74pt solid #000000"/>
    </style:style>
    <style:style style:name="ce4" style:family="table-cell" style:parent-style-name="Default" style:data-style-name="N115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5"/>
    <style:style style:name="ce6" style:family="table-cell" style:parent-style-name="Default" style:data-style-name="N11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1" style:family="table-cell" style:parent-style-name="Default" style:data-style-name="N113"/>
    <style:style style:name="ce12" style:family="table-cell" style:parent-style-name="Default" style:data-style-name="N113">
      <style:text-properties fo:font-weight="bold"/>
    </style:style>
    <style:style style:name="ce13" style:family="table-cell" style:parent-style-name="Default" style:data-style-name="N40"/>
    <style:style style:name="ce14" style:family="table-cell" style:parent-style-name="Default" style:data-style-name="N40">
      <style:text-properties fo:font-weight="bold"/>
    </style:style>
    <style:style style:name="ce15" style:family="table-cell" style:parent-style-name="Default" style:data-style-name="N37"/>
    <style:style style:name="ce1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4" table:default-cell-style-name="Default"/>
        <table:table-column table:style-name="co4" table:default-cell-style-name="ce11"/>
        <table:table-column table:style-name="co5" table:default-cell-style-name="ce13"/>
        <table:table-column table:style-name="co6" table:default-cell-style-name="Default"/>
        <table:table-row table:style-name="ro1">
          <table:table-cell/>
          <table:table-cell table:style-name="ce3"/>
          <table:table-cell table:style-name="ce7"/>
          <table:table-cell table:style-name="ce8"/>
          <table:table-cell table:style-name="ce10"/>
          <table:table-cell table:style-name="ce7"/>
          <table:table-cell table:number-columns-repeated="3"/>
        </table:table-row>
        <table:table-row table:style-name="ro2">
          <table:table-cell table:style-name="ce1" office:value-type="string" calcext:value-type="string">
            <text:p>Sample Number</text:p>
          </table:table-cell>
          <table:table-cell table:style-name="ce4" office:value-type="string" calcext:value-type="string">
            <text:p>Approx. Time (UTC)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Coin days destroyed</text:p>
          </table:table-cell>
          <table:table-cell table:style-name="ce12" office:value-type="string" calcext:value-type="string">
            <text:p>Time Between Blocks</text:p>
          </table:table-cell>
          <table:table-cell table:style-name="ce1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date" office:date-value="2016-06-06" calcext:value-type="date">
            <text:p>Jun 06 2016</text:p>
          </table:table-cell>
          <table:table-cell table:style-name="ce2"/>
          <table:table-cell table:style-name="ce9"/>
          <table:table-cell office:value-type="float" office:value="41208" calcext:value-type="float">
            <text:p>41208</text:p>
          </table:table-cell>
          <table:table-cell table:style-name="ce9"/>
          <table:table-cell table:formula="of:=IF([.B3]&gt;[.B4];[.B3]-[.B4];[.B4]-[.B3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date" office:date-value="2016-06-02" calcext:value-type="date">
            <text:p>Jun 02 2016</text:p>
          </table:table-cell>
          <table:table-cell table:style-name="ce2"/>
          <table:table-cell table:style-name="ce9"/>
          <table:table-cell office:value-type="float" office:value="40077" calcext:value-type="float">
            <text:p>40077</text:p>
          </table:table-cell>
          <table:table-cell table:style-name="ce9"/>
          <table:table-cell table:formula="of:=IF([.B4]&gt;[.B5];[.B4]-[.B5];[.B5]-[.B4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date" office:date-value="2016-05-29" calcext:value-type="date">
            <text:p>May 29 2016</text:p>
          </table:table-cell>
          <table:table-cell table:style-name="ce2"/>
          <table:table-cell table:style-name="ce9"/>
          <table:table-cell office:value-type="float" office:value="49476" calcext:value-type="float">
            <text:p>49476</text:p>
          </table:table-cell>
          <table:table-cell table:style-name="ce9"/>
          <table:table-cell table:formula="of:=IF([.B5]&gt;[.B6];[.B5]-[.B6];[.B6]-[.B5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date" office:date-value="2016-05-26" calcext:value-type="date">
            <text:p>May 26 2016</text:p>
          </table:table-cell>
          <table:table-cell table:style-name="ce2"/>
          <table:table-cell table:style-name="ce9"/>
          <table:table-cell office:value-type="float" office:value="49647" calcext:value-type="float">
            <text:p>49647</text:p>
          </table:table-cell>
          <table:table-cell table:style-name="ce9"/>
          <table:table-cell table:formula="of:=IF([.B6]&gt;[.B7];[.B6]-[.B7];[.B7]-[.B6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date" office:date-value="2016-05-22" calcext:value-type="date">
            <text:p>May 22 2016</text:p>
          </table:table-cell>
          <table:table-cell table:style-name="ce2"/>
          <table:table-cell table:style-name="ce9"/>
          <table:table-cell office:value-type="float" office:value="48449" calcext:value-type="float">
            <text:p>48449</text:p>
          </table:table-cell>
          <table:table-cell table:style-name="ce9"/>
          <table:table-cell table:formula="of:=IF([.B7]&gt;[.B8];[.B7]-[.B8];[.B8]-[.B7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date" office:date-value="2016-05-18" calcext:value-type="date">
            <text:p>May 18 2016</text:p>
          </table:table-cell>
          <table:table-cell table:style-name="ce2"/>
          <table:table-cell table:style-name="ce9"/>
          <table:table-cell office:value-type="float" office:value="50421" calcext:value-type="float">
            <text:p>50421</text:p>
          </table:table-cell>
          <table:table-cell table:style-name="ce9"/>
          <table:table-cell table:formula="of:=IF([.B8]&gt;[.B9];[.B8]-[.B9];[.B9]-[.B8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date" office:date-value="2016-05-15" calcext:value-type="date">
            <text:p>May 15 2016</text:p>
          </table:table-cell>
          <table:table-cell table:style-name="ce2"/>
          <table:table-cell table:style-name="ce9"/>
          <table:table-cell office:value-type="float" office:value="47092" calcext:value-type="float">
            <text:p>47092</text:p>
          </table:table-cell>
          <table:table-cell table:style-name="ce9"/>
          <table:table-cell table:formula="of:=IF([.B9]&gt;[.B10];[.B9]-[.B10];[.B10]-[.B9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date" office:date-value="2016-05-12" calcext:value-type="date">
            <text:p>May 12 2016</text:p>
          </table:table-cell>
          <table:table-cell table:style-name="ce2"/>
          <table:table-cell table:style-name="ce9"/>
          <table:table-cell office:value-type="float" office:value="47760" calcext:value-type="float">
            <text:p>47760</text:p>
          </table:table-cell>
          <table:table-cell table:style-name="ce9"/>
          <table:table-cell table:formula="of:=IF([.B10]&gt;[.B11];[.B10]-[.B11];[.B11]-[.B10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date" office:date-value="2016-05-08" calcext:value-type="date">
            <text:p>May 08 2016</text:p>
          </table:table-cell>
          <table:table-cell table:style-name="ce2"/>
          <table:table-cell table:style-name="ce9"/>
          <table:table-cell office:value-type="float" office:value="48336" calcext:value-type="float">
            <text:p>48336</text:p>
          </table:table-cell>
          <table:table-cell table:style-name="ce9"/>
          <table:table-cell table:formula="of:=IF([.B11]&gt;[.B12];[.B11]-[.B12];[.B12]-[.B11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date" office:date-value="2016-05-05" calcext:value-type="date">
            <text:p>May 05 2016</text:p>
          </table:table-cell>
          <table:table-cell table:style-name="ce2"/>
          <table:table-cell table:style-name="ce9"/>
          <table:table-cell office:value-type="float" office:value="46115" calcext:value-type="float">
            <text:p>46115</text:p>
          </table:table-cell>
          <table:table-cell table:style-name="ce9"/>
          <table:table-cell table:formula="of:=IF([.B12]&gt;[.B13];[.B12]-[.B13];[.B13]-[.B12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date" office:date-value="2016-05-01" calcext:value-type="date">
            <text:p>May 01 2016</text:p>
          </table:table-cell>
          <table:table-cell table:style-name="ce2"/>
          <table:table-cell table:style-name="ce9"/>
          <table:table-cell office:value-type="float" office:value="50786" calcext:value-type="float">
            <text:p>50786</text:p>
          </table:table-cell>
          <table:table-cell table:style-name="ce9"/>
          <table:table-cell table:formula="of:=IF([.B13]&gt;[.B14];[.B13]-[.B14];[.B14]-[.B13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date" office:date-value="2016-04-27" calcext:value-type="date">
            <text:p>Apr 27 2016</text:p>
          </table:table-cell>
          <table:table-cell table:style-name="ce2"/>
          <table:table-cell table:style-name="ce9"/>
          <table:table-cell office:value-type="float" office:value="51871" calcext:value-type="float">
            <text:p>51871</text:p>
          </table:table-cell>
          <table:table-cell table:style-name="ce9"/>
          <table:table-cell table:formula="of:=IF([.B14]&gt;[.B15];[.B14]-[.B15];[.B15]-[.B14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date" office:date-value="2016-04-24" calcext:value-type="date">
            <text:p>Apr 24 2016</text:p>
          </table:table-cell>
          <table:table-cell table:style-name="ce2"/>
          <table:table-cell table:style-name="ce9"/>
          <table:table-cell office:value-type="float" office:value="48114" calcext:value-type="float">
            <text:p>48114</text:p>
          </table:table-cell>
          <table:table-cell table:style-name="ce9"/>
          <table:table-cell table:formula="of:=IF([.B15]&gt;[.B16];[.B15]-[.B16];[.B16]-[.B15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date" office:date-value="2016-04-20" calcext:value-type="date">
            <text:p>Apr 20 2016</text:p>
          </table:table-cell>
          <table:table-cell table:style-name="ce2"/>
          <table:table-cell table:style-name="ce9"/>
          <table:table-cell office:value-type="float" office:value="51707" calcext:value-type="float">
            <text:p>51707</text:p>
          </table:table-cell>
          <table:table-cell table:style-name="ce9"/>
          <table:table-cell table:formula="of:=IF([.B16]&gt;[.B17];[.B16]-[.B17];[.B17]-[.B16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date" office:date-value="2016-04-17" calcext:value-type="date">
            <text:p>Apr 17 2016</text:p>
          </table:table-cell>
          <table:table-cell table:style-name="ce2"/>
          <table:table-cell table:style-name="ce9"/>
          <table:table-cell office:value-type="float" office:value="48973" calcext:value-type="float">
            <text:p>48973</text:p>
          </table:table-cell>
          <table:table-cell table:style-name="ce9"/>
          <table:table-cell table:formula="of:=IF([.B17]&gt;[.B18];[.B17]-[.B18];[.B18]-[.B17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date" office:date-value="2016-04-13" calcext:value-type="date">
            <text:p>Apr 13 2016</text:p>
          </table:table-cell>
          <table:table-cell table:style-name="ce2"/>
          <table:table-cell table:style-name="ce9"/>
          <table:table-cell office:value-type="float" office:value="51925" calcext:value-type="float">
            <text:p>51925</text:p>
          </table:table-cell>
          <table:table-cell table:style-name="ce9"/>
          <table:table-cell table:formula="of:=IF([.B18]&gt;[.B19];[.B18]-[.B19];[.B19]-[.B18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date" office:date-value="2016-04-10" calcext:value-type="date">
            <text:p>Apr 10 2016</text:p>
          </table:table-cell>
          <table:table-cell table:style-name="ce2"/>
          <table:table-cell table:style-name="ce9"/>
          <table:table-cell office:value-type="float" office:value="51666" calcext:value-type="float">
            <text:p>51666</text:p>
          </table:table-cell>
          <table:table-cell table:style-name="ce9"/>
          <table:table-cell table:formula="of:=IF([.B19]&gt;[.B20];[.B19]-[.B20];[.B20]-[.B19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date" office:date-value="2016-04-06" calcext:value-type="date">
            <text:p>Apr 06 2016</text:p>
          </table:table-cell>
          <table:table-cell table:style-name="ce2"/>
          <table:table-cell table:style-name="ce9"/>
          <table:table-cell office:value-type="float" office:value="55752" calcext:value-type="float">
            <text:p>55752</text:p>
          </table:table-cell>
          <table:table-cell table:style-name="ce9"/>
          <table:table-cell table:formula="of:=IF([.B20]&gt;[.B21];[.B20]-[.B21];[.B21]-[.B20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date" office:date-value="2016-04-03" calcext:value-type="date">
            <text:p>Apr 03 2016</text:p>
          </table:table-cell>
          <table:table-cell table:style-name="ce2"/>
          <table:table-cell table:style-name="ce9"/>
          <table:table-cell office:value-type="float" office:value="53975" calcext:value-type="float">
            <text:p>53975</text:p>
          </table:table-cell>
          <table:table-cell table:style-name="ce9"/>
          <table:table-cell table:formula="of:=IF([.B21]&gt;[.B22];[.B21]-[.B22];[.B22]-[.B21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date" office:date-value="2016-03-30" calcext:value-type="date">
            <text:p>Mar 30 2016</text:p>
          </table:table-cell>
          <table:table-cell table:style-name="ce2"/>
          <table:table-cell table:style-name="ce9"/>
          <table:table-cell office:value-type="float" office:value="55067" calcext:value-type="float">
            <text:p>55067</text:p>
          </table:table-cell>
          <table:table-cell table:style-name="ce9"/>
          <table:table-cell table:formula="of:=IF([.B22]&gt;[.B23];[.B22]-[.B23];[.B23]-[.B22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date" office:date-value="2016-03-27" calcext:value-type="date">
            <text:p>Mar 27 2016</text:p>
          </table:table-cell>
          <table:table-cell table:style-name="ce2"/>
          <table:table-cell table:style-name="ce9"/>
          <table:table-cell office:value-type="float" office:value="55649" calcext:value-type="float">
            <text:p>55649</text:p>
          </table:table-cell>
          <table:table-cell table:style-name="ce9"/>
          <table:table-cell table:formula="of:=IF([.B23]&gt;[.B24];[.B23]-[.B24];[.B24]-[.B23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date" office:date-value="2016-03-23" calcext:value-type="date">
            <text:p>Mar 23 2016</text:p>
          </table:table-cell>
          <table:table-cell table:style-name="ce2"/>
          <table:table-cell table:style-name="ce9"/>
          <table:table-cell office:value-type="float" office:value="57219" calcext:value-type="float">
            <text:p>57219</text:p>
          </table:table-cell>
          <table:table-cell table:style-name="ce9"/>
          <table:table-cell table:formula="of:=IF([.B24]&gt;[.B25];[.B24]-[.B25];[.B25]-[.B24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date" office:date-value="2016-03-20" calcext:value-type="date">
            <text:p>Mar 20 2016</text:p>
          </table:table-cell>
          <table:table-cell table:style-name="ce2"/>
          <table:table-cell table:style-name="ce9"/>
          <table:table-cell office:value-type="float" office:value="55225" calcext:value-type="float">
            <text:p>55225</text:p>
          </table:table-cell>
          <table:table-cell table:style-name="ce9"/>
          <table:table-cell table:formula="of:=IF([.B25]&gt;[.B26];[.B25]-[.B26];[.B26]-[.B25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date" office:date-value="2016-03-16" calcext:value-type="date">
            <text:p>Mar 16 2016</text:p>
          </table:table-cell>
          <table:table-cell table:style-name="ce2"/>
          <table:table-cell table:style-name="ce9"/>
          <table:table-cell office:value-type="float" office:value="51359" calcext:value-type="float">
            <text:p>51359</text:p>
          </table:table-cell>
          <table:table-cell table:style-name="ce9"/>
          <table:table-cell table:formula="of:=IF([.B26]&gt;[.B27];[.B26]-[.B27];[.B27]-[.B26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date" office:date-value="2016-03-13" calcext:value-type="date">
            <text:p>Mar 13 2016</text:p>
          </table:table-cell>
          <table:table-cell table:style-name="ce2"/>
          <table:table-cell table:style-name="ce9"/>
          <table:table-cell office:value-type="float" office:value="50534" calcext:value-type="float">
            <text:p>50534</text:p>
          </table:table-cell>
          <table:table-cell table:style-name="ce9"/>
          <table:table-cell table:formula="of:=IF([.B27]&gt;[.B28];[.B27]-[.B28];[.B28]-[.B27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date" office:date-value="2016-03-09" calcext:value-type="date">
            <text:p>Mar 09 2016</text:p>
          </table:table-cell>
          <table:table-cell table:style-name="ce2"/>
          <table:table-cell table:style-name="ce9"/>
          <table:table-cell office:value-type="float" office:value="52997" calcext:value-type="float">
            <text:p>52997</text:p>
          </table:table-cell>
          <table:table-cell table:style-name="ce9"/>
          <table:table-cell table:formula="of:=IF([.B28]&gt;[.B29];[.B28]-[.B29];[.B29]-[.B28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date" office:date-value="2016-03-06" calcext:value-type="date">
            <text:p>Mar 06 2016</text:p>
          </table:table-cell>
          <table:table-cell table:style-name="ce2"/>
          <table:table-cell table:style-name="ce9"/>
          <table:table-cell office:value-type="float" office:value="52537" calcext:value-type="float">
            <text:p>52537</text:p>
          </table:table-cell>
          <table:table-cell table:style-name="ce9"/>
          <table:table-cell table:formula="of:=IF([.B29]&gt;[.B30];[.B29]-[.B30];[.B30]-[.B29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date" office:date-value="2016-03-02" calcext:value-type="date">
            <text:p>Mar 02 2016</text:p>
          </table:table-cell>
          <table:table-cell table:style-name="ce2"/>
          <table:table-cell table:style-name="ce9"/>
          <table:table-cell office:value-type="float" office:value="51932" calcext:value-type="float">
            <text:p>51932</text:p>
          </table:table-cell>
          <table:table-cell table:style-name="ce9"/>
          <table:table-cell table:formula="of:=IF([.B30]&gt;[.B31];[.B30]-[.B31];[.B31]-[.B30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date" office:date-value="2016-02-28" calcext:value-type="date">
            <text:p>Feb 28 2016</text:p>
          </table:table-cell>
          <table:table-cell table:style-name="ce2"/>
          <table:table-cell table:style-name="ce9"/>
          <table:table-cell office:value-type="float" office:value="54516" calcext:value-type="float">
            <text:p>54516</text:p>
          </table:table-cell>
          <table:table-cell table:style-name="ce9"/>
          <table:table-cell table:formula="of:=IF([.B31]&gt;[.B32];[.B31]-[.B32];[.B32]-[.B31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date" office:date-value="2016-02-24" calcext:value-type="date">
            <text:p>Feb 24 2016</text:p>
          </table:table-cell>
          <table:table-cell table:style-name="ce2"/>
          <table:table-cell table:style-name="ce9"/>
          <table:table-cell office:value-type="float" office:value="53018" calcext:value-type="float">
            <text:p>53018</text:p>
          </table:table-cell>
          <table:table-cell table:style-name="ce9"/>
          <table:table-cell table:formula="of:=IF([.B32]&gt;[.B33];[.B32]-[.B33];[.B33]-[.B32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date" office:date-value="2016-02-21" calcext:value-type="date">
            <text:p>Feb 21 2016</text:p>
          </table:table-cell>
          <table:table-cell table:style-name="ce2"/>
          <table:table-cell table:style-name="ce9"/>
          <table:table-cell office:value-type="float" office:value="51826" calcext:value-type="float">
            <text:p>51826</text:p>
          </table:table-cell>
          <table:table-cell table:style-name="ce9"/>
          <table:table-cell table:formula="of:=IF([.B33]&gt;[.B34];[.B33]-[.B34];[.B34]-[.B33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date" office:date-value="2016-02-17" calcext:value-type="date">
            <text:p>Feb 17 2016</text:p>
          </table:table-cell>
          <table:table-cell table:style-name="ce2"/>
          <table:table-cell table:style-name="ce9"/>
          <table:table-cell office:value-type="float" office:value="54484" calcext:value-type="float">
            <text:p>54484</text:p>
          </table:table-cell>
          <table:table-cell table:style-name="ce9"/>
          <table:table-cell table:formula="of:=IF([.B34]&gt;[.B35];[.B34]-[.B35];[.B35]-[.B34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date" office:date-value="2016-02-14" calcext:value-type="date">
            <text:p>Feb 14 2016</text:p>
          </table:table-cell>
          <table:table-cell table:style-name="ce2"/>
          <table:table-cell table:style-name="ce9"/>
          <table:table-cell office:value-type="float" office:value="52258" calcext:value-type="float">
            <text:p>52258</text:p>
          </table:table-cell>
          <table:table-cell table:style-name="ce9"/>
          <table:table-cell table:formula="of:=IF([.B35]&gt;[.B36];[.B35]-[.B36];[.B36]-[.B35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date" office:date-value="2016-02-10" calcext:value-type="date">
            <text:p>Feb 10 2016</text:p>
          </table:table-cell>
          <table:table-cell table:style-name="ce2"/>
          <table:table-cell table:style-name="ce9"/>
          <table:table-cell office:value-type="float" office:value="53731" calcext:value-type="float">
            <text:p>53731</text:p>
          </table:table-cell>
          <table:table-cell table:style-name="ce9"/>
          <table:table-cell table:formula="of:=IF([.B36]&gt;[.B37];[.B36]-[.B37];[.B37]-[.B36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date" office:date-value="2016-02-07" calcext:value-type="date">
            <text:p>Feb 07 2016</text:p>
          </table:table-cell>
          <table:table-cell table:style-name="ce2"/>
          <table:table-cell table:style-name="ce9"/>
          <table:table-cell office:value-type="float" office:value="54656" calcext:value-type="float">
            <text:p>54656</text:p>
          </table:table-cell>
          <table:table-cell table:style-name="ce9"/>
          <table:table-cell table:formula="of:=IF([.B37]&gt;[.B38];[.B37]-[.B38];[.B38]-[.B37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date" office:date-value="2016-02-03" calcext:value-type="date">
            <text:p>Feb 03 2016</text:p>
          </table:table-cell>
          <table:table-cell table:style-name="ce2"/>
          <table:table-cell table:style-name="ce9"/>
          <table:table-cell office:value-type="float" office:value="53698" calcext:value-type="float">
            <text:p>53698</text:p>
          </table:table-cell>
          <table:table-cell table:style-name="ce9"/>
          <table:table-cell table:formula="of:=IF([.B38]&gt;[.B39];[.B38]-[.B39];[.B39]-[.B38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date" office:date-value="2016-01-31" calcext:value-type="date">
            <text:p>Jan 31 2016</text:p>
          </table:table-cell>
          <table:table-cell table:style-name="ce2"/>
          <table:table-cell table:style-name="ce9"/>
          <table:table-cell office:value-type="float" office:value="49372" calcext:value-type="float">
            <text:p>49372</text:p>
          </table:table-cell>
          <table:table-cell table:style-name="ce9"/>
          <table:table-cell table:formula="of:=IF([.B39]&gt;[.B40];[.B39]-[.B40];[.B40]-[.B39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date" office:date-value="2016-01-27" calcext:value-type="date">
            <text:p>Jan 27 2016</text:p>
          </table:table-cell>
          <table:table-cell table:style-name="ce2"/>
          <table:table-cell table:style-name="ce9"/>
          <table:table-cell office:value-type="float" office:value="55791" calcext:value-type="float">
            <text:p>55791</text:p>
          </table:table-cell>
          <table:table-cell table:style-name="ce9"/>
          <table:table-cell table:formula="of:=IF([.B40]&gt;[.B41];[.B40]-[.B41];[.B41]-[.B40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date" office:date-value="2016-01-24" calcext:value-type="date">
            <text:p>Jan 24 2016</text:p>
          </table:table-cell>
          <table:table-cell table:style-name="ce2"/>
          <table:table-cell table:style-name="ce9"/>
          <table:table-cell office:value-type="float" office:value="53221" calcext:value-type="float">
            <text:p>53221</text:p>
          </table:table-cell>
          <table:table-cell table:style-name="ce9"/>
          <table:table-cell table:formula="of:=IF([.B41]&gt;[.B42];[.B41]-[.B42];[.B42]-[.B41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date" office:date-value="2016-01-20" calcext:value-type="date">
            <text:p>Jan 20 2016</text:p>
          </table:table-cell>
          <table:table-cell table:style-name="ce2"/>
          <table:table-cell table:style-name="ce9"/>
          <table:table-cell office:value-type="float" office:value="54444" calcext:value-type="float">
            <text:p>54444</text:p>
          </table:table-cell>
          <table:table-cell table:style-name="ce9"/>
          <table:table-cell table:formula="of:=IF([.B42]&gt;[.B43];[.B42]-[.B43];[.B43]-[.B42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date" office:date-value="2016-01-17" calcext:value-type="date">
            <text:p>Jan 17 2016</text:p>
          </table:table-cell>
          <table:table-cell table:style-name="ce2"/>
          <table:table-cell table:style-name="ce9"/>
          <table:table-cell office:value-type="float" office:value="54290" calcext:value-type="float">
            <text:p>54290</text:p>
          </table:table-cell>
          <table:table-cell table:style-name="ce9"/>
          <table:table-cell table:formula="of:=IF([.B43]&gt;[.B44];[.B43]-[.B44];[.B44]-[.B43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date" office:date-value="2016-01-13" calcext:value-type="date">
            <text:p>Jan 13 2016</text:p>
          </table:table-cell>
          <table:table-cell table:style-name="ce2"/>
          <table:table-cell table:style-name="ce9"/>
          <table:table-cell office:value-type="float" office:value="55392" calcext:value-type="float">
            <text:p>55392</text:p>
          </table:table-cell>
          <table:table-cell table:style-name="ce9"/>
          <table:table-cell table:formula="of:=IF([.B44]&gt;[.B45];[.B44]-[.B45];[.B45]-[.B44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date" office:date-value="2016-01-10" calcext:value-type="date">
            <text:p>Jan 10 2016</text:p>
          </table:table-cell>
          <table:table-cell table:style-name="ce2"/>
          <table:table-cell table:style-name="ce9"/>
          <table:table-cell office:value-type="float" office:value="52449" calcext:value-type="float">
            <text:p>52449</text:p>
          </table:table-cell>
          <table:table-cell table:style-name="ce9"/>
          <table:table-cell table:formula="of:=IF([.B45]&gt;[.B46];[.B45]-[.B46];[.B46]-[.B45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date" office:date-value="2016-01-06" calcext:value-type="date">
            <text:p>Jan 06 2016</text:p>
          </table:table-cell>
          <table:table-cell table:style-name="ce2"/>
          <table:table-cell table:style-name="ce9"/>
          <table:table-cell office:value-type="float" office:value="53393" calcext:value-type="float">
            <text:p>53393</text:p>
          </table:table-cell>
          <table:table-cell table:style-name="ce9"/>
          <table:table-cell table:formula="of:=IF([.B46]&gt;[.B47];[.B46]-[.B47];[.B47]-[.B46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date" office:date-value="2016-01-03" calcext:value-type="date">
            <text:p>Jan 03 2016</text:p>
          </table:table-cell>
          <table:table-cell table:style-name="ce2"/>
          <table:table-cell table:style-name="ce9"/>
          <table:table-cell office:value-type="float" office:value="50158" calcext:value-type="float">
            <text:p>50158</text:p>
          </table:table-cell>
          <table:table-cell table:style-name="ce9"/>
          <table:table-cell table:formula="of:=IF([.B47]&gt;[.B48];[.B47]-[.B48];[.B48]-[.B47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date" office:date-value="2015-12-30" calcext:value-type="date">
            <text:p>Dec 30 2015</text:p>
          </table:table-cell>
          <table:table-cell table:style-name="ce2"/>
          <table:table-cell table:style-name="ce9"/>
          <table:table-cell office:value-type="float" office:value="51718" calcext:value-type="float">
            <text:p>51718</text:p>
          </table:table-cell>
          <table:table-cell table:style-name="ce9"/>
          <table:table-cell table:formula="of:=IF([.B48]&gt;[.B49];[.B48]-[.B49];[.B49]-[.B48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date" office:date-value="2015-12-27" calcext:value-type="date">
            <text:p>Dec 27 2015</text:p>
          </table:table-cell>
          <table:table-cell table:style-name="ce2"/>
          <table:table-cell table:style-name="ce9"/>
          <table:table-cell office:value-type="float" office:value="54025" calcext:value-type="float">
            <text:p>54025</text:p>
          </table:table-cell>
          <table:table-cell table:style-name="ce9"/>
          <table:table-cell table:formula="of:=IF([.B49]&gt;[.B50];[.B49]-[.B50];[.B50]-[.B49])" office:value-type="time" office:time-value="PT96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date" office:date-value="2015-12-23" calcext:value-type="date">
            <text:p>Dec 23 2015</text:p>
          </table:table-cell>
          <table:table-cell table:style-name="ce2"/>
          <table:table-cell table:style-name="ce9"/>
          <table:table-cell office:value-type="float" office:value="49566" calcext:value-type="float">
            <text:p>49566</text:p>
          </table:table-cell>
          <table:table-cell table:style-name="ce9"/>
          <table:table-cell table:formula="of:=IF([.B50]&gt;[.B51];[.B50]-[.B51];[.B51]-[.B50])" office:value-type="time" office:time-value="PT7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date" office:date-value="2015-12-20" calcext:value-type="date">
            <text:p>Dec 20 2015</text:p>
          </table:table-cell>
          <table:table-cell table:style-name="ce2"/>
          <table:table-cell table:style-name="ce9"/>
          <table:table-cell office:value-type="float" office:value="52177" calcext:value-type="float">
            <text:p>52177</text:p>
          </table:table-cell>
          <table:table-cell table:style-name="ce9"/>
          <table:table-cell table:formula="of:=IF([.B51]&gt;[.B52];[.B51]-[.B52];[.B52]-[.B51])" office:value-type="time" office:time-value="PT1016592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52]&gt;[.B53];[.B52]-[.B53];[.B53]-[.B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53]&gt;[.B54];[.B53]-[.B54];[.B54]-[.B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54]&gt;[.B55];[.B54]-[.B55];[.B55]-[.B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55]&gt;[.B56];[.B55]-[.B56];[.B56]-[.B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56]&gt;[.B57];[.B56]-[.B57];[.B57]-[.B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57]&gt;[.B58];[.B57]-[.B58];[.B58]-[.B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58]&gt;[.B59];[.B58]-[.B59];[.B59]-[.B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59]&gt;[.B60];[.B59]-[.B60];[.B60]-[.B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60]&gt;[.B61];[.B60]-[.B61];[.B61]-[.B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61]&gt;[.B62];[.B61]-[.B62];[.B62]-[.B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62]&gt;[.B63];[.B62]-[.B63];[.B63]-[.B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63]&gt;[.B64];[.B63]-[.B64];[.B64]-[.B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64]&gt;[.B65];[.B64]-[.B65];[.B65]-[.B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65]&gt;[.B66];[.B65]-[.B66];[.B66]-[.B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66]&gt;[.B67];[.B66]-[.B67];[.B67]-[.B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67]&gt;[.B68];[.B67]-[.B68];[.B68]-[.B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68]&gt;[.B69];[.B68]-[.B69];[.B69]-[.B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69]&gt;[.B70];[.B69]-[.B70];[.B70]-[.B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70]&gt;[.B71];[.B70]-[.B71];[.B71]-[.B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71]&gt;[.B72];[.B71]-[.B72];[.B72]-[.B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72]&gt;[.B73];[.B72]-[.B73];[.B73]-[.B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73]&gt;[.B74];[.B73]-[.B74];[.B74]-[.B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74]&gt;[.B75];[.B74]-[.B75];[.B75]-[.B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75]&gt;[.B76];[.B75]-[.B76];[.B76]-[.B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76]&gt;[.B77];[.B76]-[.B77];[.B77]-[.B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77]&gt;[.B78];[.B77]-[.B78];[.B78]-[.B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78]&gt;[.B79];[.B78]-[.B79];[.B79]-[.B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79]&gt;[.B80];[.B79]-[.B80];[.B80]-[.B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80]&gt;[.B81];[.B80]-[.B81];[.B81]-[.B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81]&gt;[.B82];[.B81]-[.B82];[.B82]-[.B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82]&gt;[.B83];[.B82]-[.B83];[.B83]-[.B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83]&gt;[.B84];[.B83]-[.B84];[.B84]-[.B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84]&gt;[.B85];[.B84]-[.B85];[.B85]-[.B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85]&gt;[.B86];[.B85]-[.B86];[.B86]-[.B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86]&gt;[.B87];[.B86]-[.B87];[.B87]-[.B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87]&gt;[.B88];[.B87]-[.B88];[.B88]-[.B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88]&gt;[.B89];[.B88]-[.B89];[.B89]-[.B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89]&gt;[.B90];[.B89]-[.B90];[.B90]-[.B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90]&gt;[.B91];[.B90]-[.B91];[.B91]-[.B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91]&gt;[.B92];[.B91]-[.B92];[.B92]-[.B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92]&gt;[.B93];[.B92]-[.B93];[.B93]-[.B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93]&gt;[.B94];[.B93]-[.B94];[.B94]-[.B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94]&gt;[.B95];[.B94]-[.B95];[.B95]-[.B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95]&gt;[.B96];[.B95]-[.B96];[.B96]-[.B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96]&gt;[.B97];[.B96]-[.B97];[.B97]-[.B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97]&gt;[.B98];[.B97]-[.B98];[.B98]-[.B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98]&gt;[.B99];[.B98]-[.B99];[.B99]-[.B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99]&gt;[.B100];[.B99]-[.B100];[.B100]-[.B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100]&gt;[.B101];[.B100]-[.B101];[.B101]-[.B1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101]&gt;[.B102];[.B101]-[.B102];[.B102]-[.B1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 table:number-columns-repeated="3"/>
          <table:table-cell table:formula="of:=IF([.B102]&gt;[.B103];[.B102]-[.B103];[.B103]-[.B1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3]&gt;[.B104];[.B103]-[.B104];[.B104]-[.B1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4]&gt;[.B105];[.B104]-[.B105];[.B105]-[.B1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5]&gt;[.B106];[.B105]-[.B106];[.B106]-[.B1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6]&gt;[.B107];[.B106]-[.B107];[.B107]-[.B1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7]&gt;[.B108];[.B107]-[.B108];[.B108]-[.B1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8]&gt;[.B109];[.B108]-[.B109];[.B109]-[.B1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9]&gt;[.B110];[.B109]-[.B110];[.B110]-[.B1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0]&gt;[.B111];[.B110]-[.B111];[.B111]-[.B1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1]&gt;[.B112];[.B111]-[.B112];[.B112]-[.B1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2]&gt;[.B113];[.B112]-[.B113];[.B113]-[.B1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3]&gt;[.B114];[.B113]-[.B114];[.B114]-[.B1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4]&gt;[.B115];[.B114]-[.B115];[.B115]-[.B1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5]&gt;[.B116];[.B115]-[.B116];[.B116]-[.B1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6]&gt;[.B117];[.B116]-[.B117];[.B117]-[.B1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7]&gt;[.B118];[.B117]-[.B118];[.B118]-[.B1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8]&gt;[.B119];[.B118]-[.B119];[.B119]-[.B1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9]&gt;[.B120];[.B119]-[.B120];[.B120]-[.B1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0]&gt;[.B121];[.B120]-[.B121];[.B121]-[.B1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1]&gt;[.B122];[.B121]-[.B122];[.B122]-[.B1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2]&gt;[.B123];[.B122]-[.B123];[.B123]-[.B1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3]&gt;[.B124];[.B123]-[.B124];[.B124]-[.B1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4]&gt;[.B125];[.B124]-[.B125];[.B125]-[.B1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5]&gt;[.B126];[.B125]-[.B126];[.B126]-[.B1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6]&gt;[.B127];[.B126]-[.B127];[.B127]-[.B1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7]&gt;[.B128];[.B127]-[.B128];[.B128]-[.B1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8]&gt;[.B129];[.B128]-[.B129];[.B129]-[.B1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9]&gt;[.B130];[.B129]-[.B130];[.B130]-[.B1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0]&gt;[.B131];[.B130]-[.B131];[.B131]-[.B1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1]&gt;[.B132];[.B131]-[.B132];[.B132]-[.B1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2]&gt;[.B133];[.B132]-[.B133];[.B133]-[.B1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3]&gt;[.B134];[.B133]-[.B134];[.B134]-[.B1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4]&gt;[.B135];[.B134]-[.B135];[.B135]-[.B1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5]&gt;[.B136];[.B135]-[.B136];[.B136]-[.B1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6]&gt;[.B137];[.B136]-[.B137];[.B137]-[.B1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7]&gt;[.B138];[.B137]-[.B138];[.B138]-[.B1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8]&gt;[.B139];[.B138]-[.B139];[.B139]-[.B1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9]&gt;[.B140];[.B139]-[.B140];[.B140]-[.B1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0]&gt;[.B141];[.B140]-[.B141];[.B141]-[.B1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1]&gt;[.B142];[.B141]-[.B142];[.B142]-[.B1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2]&gt;[.B143];[.B142]-[.B143];[.B143]-[.B1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3]&gt;[.B144];[.B143]-[.B144];[.B144]-[.B1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4]&gt;[.B145];[.B144]-[.B145];[.B145]-[.B1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5]&gt;[.B146];[.B145]-[.B146];[.B146]-[.B1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6]&gt;[.B147];[.B146]-[.B147];[.B147]-[.B1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7]&gt;[.B148];[.B147]-[.B148];[.B148]-[.B1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8]&gt;[.B149];[.B148]-[.B149];[.B149]-[.B1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9]&gt;[.B150];[.B149]-[.B150];[.B150]-[.B1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0]&gt;[.B151];[.B150]-[.B151];[.B151]-[.B1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1]&gt;[.B152];[.B151]-[.B152];[.B152]-[.B1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2]&gt;[.B153];[.B152]-[.B153];[.B153]-[.B1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3]&gt;[.B154];[.B153]-[.B154];[.B154]-[.B1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4]&gt;[.B155];[.B154]-[.B155];[.B155]-[.B1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5]&gt;[.B156];[.B155]-[.B156];[.B156]-[.B1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6]&gt;[.B157];[.B156]-[.B157];[.B157]-[.B1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7]&gt;[.B158];[.B157]-[.B158];[.B158]-[.B1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8]&gt;[.B159];[.B158]-[.B159];[.B159]-[.B1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9]&gt;[.B160];[.B159]-[.B160];[.B160]-[.B1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0]&gt;[.B161];[.B160]-[.B161];[.B161]-[.B1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1]&gt;[.B162];[.B161]-[.B162];[.B162]-[.B1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2]&gt;[.B163];[.B162]-[.B163];[.B163]-[.B1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3]&gt;[.B164];[.B163]-[.B164];[.B164]-[.B1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4]&gt;[.B165];[.B164]-[.B165];[.B165]-[.B1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5]&gt;[.B166];[.B165]-[.B166];[.B166]-[.B1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6]&gt;[.B167];[.B166]-[.B167];[.B167]-[.B1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7]&gt;[.B168];[.B167]-[.B168];[.B168]-[.B1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8]&gt;[.B169];[.B168]-[.B169];[.B169]-[.B1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9]&gt;[.B170];[.B169]-[.B170];[.B170]-[.B1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0]&gt;[.B171];[.B170]-[.B171];[.B171]-[.B1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1]&gt;[.B172];[.B171]-[.B172];[.B172]-[.B1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2]&gt;[.B173];[.B172]-[.B173];[.B173]-[.B1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3]&gt;[.B174];[.B173]-[.B174];[.B174]-[.B1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4]&gt;[.B175];[.B174]-[.B175];[.B175]-[.B1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5]&gt;[.B176];[.B175]-[.B176];[.B176]-[.B1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6]&gt;[.B177];[.B176]-[.B177];[.B177]-[.B1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7]&gt;[.B178];[.B177]-[.B178];[.B178]-[.B1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8]&gt;[.B179];[.B178]-[.B179];[.B179]-[.B1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9]&gt;[.B180];[.B179]-[.B180];[.B180]-[.B1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0]&gt;[.B181];[.B180]-[.B181];[.B181]-[.B1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1]&gt;[.B182];[.B181]-[.B182];[.B182]-[.B1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2]&gt;[.B183];[.B182]-[.B183];[.B183]-[.B1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3]&gt;[.B184];[.B183]-[.B184];[.B184]-[.B1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4]&gt;[.B185];[.B184]-[.B185];[.B185]-[.B1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5]&gt;[.B186];[.B185]-[.B186];[.B186]-[.B1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6]&gt;[.B187];[.B186]-[.B187];[.B187]-[.B1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7]&gt;[.B188];[.B187]-[.B188];[.B188]-[.B1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8]&gt;[.B189];[.B188]-[.B189];[.B189]-[.B1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9]&gt;[.B190];[.B189]-[.B190];[.B190]-[.B1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90]&gt;[.B191];[.B190]-[.B191];[.B191]-[.B1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91]&gt;[.B192];[.B191]-[.B192];[.B192]-[.B1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92]&gt;[.B193];[.B192]-[.B193];[.B193]-[.B1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93]&gt;[.B194];[.B193]-[.B194];[.B194]-[.B1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94]&gt;[.B195];[.B194]-[.B195];[.B195]-[.B1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95]&gt;[.B196];[.B195]-[.B196];[.B196]-[.B1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96]&gt;[.B197];[.B196]-[.B197];[.B197]-[.B1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97]&gt;[.B198];[.B197]-[.B198];[.B198]-[.B1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98]&gt;[.B199];[.B198]-[.B199];[.B199]-[.B1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99]&gt;[.B200];[.B199]-[.B200];[.B200]-[.B1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00]&gt;[.B201];[.B200]-[.B201];[.B201]-[.B2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01]&gt;[.B202];[.B201]-[.B202];[.B202]-[.B2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02]&gt;[.B203];[.B202]-[.B203];[.B203]-[.B2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03]&gt;[.B204];[.B203]-[.B204];[.B204]-[.B2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04]&gt;[.B205];[.B204]-[.B205];[.B205]-[.B2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05]&gt;[.B206];[.B205]-[.B206];[.B206]-[.B2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06]&gt;[.B207];[.B206]-[.B207];[.B207]-[.B2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07]&gt;[.B208];[.B207]-[.B208];[.B208]-[.B2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08]&gt;[.B209];[.B208]-[.B209];[.B209]-[.B2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09]&gt;[.B210];[.B209]-[.B210];[.B210]-[.B2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10]&gt;[.B211];[.B210]-[.B211];[.B211]-[.B2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11]&gt;[.B212];[.B211]-[.B212];[.B212]-[.B2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12]&gt;[.B213];[.B212]-[.B213];[.B213]-[.B2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13]&gt;[.B214];[.B213]-[.B214];[.B214]-[.B2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14]&gt;[.B215];[.B214]-[.B215];[.B215]-[.B2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15]&gt;[.B216];[.B215]-[.B216];[.B216]-[.B2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16]&gt;[.B217];[.B216]-[.B217];[.B217]-[.B2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17]&gt;[.B218];[.B217]-[.B218];[.B218]-[.B2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18]&gt;[.B219];[.B218]-[.B219];[.B219]-[.B2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19]&gt;[.B220];[.B219]-[.B220];[.B220]-[.B2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20]&gt;[.B221];[.B220]-[.B221];[.B221]-[.B2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21]&gt;[.B222];[.B221]-[.B222];[.B222]-[.B2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22]&gt;[.B223];[.B222]-[.B223];[.B223]-[.B2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23]&gt;[.B224];[.B223]-[.B224];[.B224]-[.B2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24]&gt;[.B225];[.B224]-[.B225];[.B225]-[.B2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25]&gt;[.B226];[.B225]-[.B226];[.B226]-[.B2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26]&gt;[.B227];[.B226]-[.B227];[.B227]-[.B2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27]&gt;[.B228];[.B227]-[.B228];[.B228]-[.B2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28]&gt;[.B229];[.B228]-[.B229];[.B229]-[.B2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29]&gt;[.B230];[.B229]-[.B230];[.B230]-[.B2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30]&gt;[.B231];[.B230]-[.B231];[.B231]-[.B2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31]&gt;[.B232];[.B231]-[.B232];[.B232]-[.B2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32]&gt;[.B233];[.B232]-[.B233];[.B233]-[.B2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33]&gt;[.B234];[.B233]-[.B234];[.B234]-[.B2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34]&gt;[.B235];[.B234]-[.B235];[.B235]-[.B2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35]&gt;[.B236];[.B235]-[.B236];[.B236]-[.B2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36]&gt;[.B237];[.B236]-[.B237];[.B237]-[.B2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37]&gt;[.B238];[.B237]-[.B238];[.B238]-[.B2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38]&gt;[.B239];[.B238]-[.B239];[.B239]-[.B2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39]&gt;[.B240];[.B239]-[.B240];[.B240]-[.B2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40]&gt;[.B241];[.B240]-[.B241];[.B241]-[.B2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41]&gt;[.B242];[.B241]-[.B242];[.B242]-[.B2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42]&gt;[.B243];[.B242]-[.B243];[.B243]-[.B2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43]&gt;[.B244];[.B243]-[.B244];[.B244]-[.B2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44]&gt;[.B245];[.B244]-[.B245];[.B245]-[.B2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45]&gt;[.B246];[.B245]-[.B246];[.B246]-[.B2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46]&gt;[.B247];[.B246]-[.B247];[.B247]-[.B2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47]&gt;[.B248];[.B247]-[.B248];[.B248]-[.B2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48]&gt;[.B249];[.B248]-[.B249];[.B249]-[.B2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49]&gt;[.B250];[.B249]-[.B250];[.B250]-[.B2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50]&gt;[.B251];[.B250]-[.B251];[.B251]-[.B2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51]&gt;[.B252];[.B251]-[.B252];[.B252]-[.B2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52]&gt;[.B253];[.B252]-[.B253];[.B253]-[.B2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53]&gt;[.B254];[.B253]-[.B254];[.B254]-[.B2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54]&gt;[.B255];[.B254]-[.B255];[.B255]-[.B2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55]&gt;[.B256];[.B255]-[.B256];[.B256]-[.B2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56]&gt;[.B257];[.B256]-[.B257];[.B257]-[.B2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57]&gt;[.B258];[.B257]-[.B258];[.B258]-[.B2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58]&gt;[.B259];[.B258]-[.B259];[.B259]-[.B2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59]&gt;[.B260];[.B259]-[.B260];[.B260]-[.B2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60]&gt;[.B261];[.B260]-[.B261];[.B261]-[.B2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61]&gt;[.B262];[.B261]-[.B262];[.B262]-[.B2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62]&gt;[.B263];[.B262]-[.B263];[.B263]-[.B2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63]&gt;[.B264];[.B263]-[.B264];[.B264]-[.B2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64]&gt;[.B265];[.B264]-[.B265];[.B265]-[.B2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65]&gt;[.B266];[.B265]-[.B266];[.B266]-[.B2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66]&gt;[.B267];[.B266]-[.B267];[.B267]-[.B2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67]&gt;[.B268];[.B267]-[.B268];[.B268]-[.B2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68]&gt;[.B269];[.B268]-[.B269];[.B269]-[.B2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69]&gt;[.B270];[.B269]-[.B270];[.B270]-[.B2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70]&gt;[.B271];[.B270]-[.B271];[.B271]-[.B2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71]&gt;[.B272];[.B271]-[.B272];[.B272]-[.B2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72]&gt;[.B273];[.B272]-[.B273];[.B273]-[.B2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73]&gt;[.B274];[.B273]-[.B274];[.B274]-[.B2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74]&gt;[.B275];[.B274]-[.B275];[.B275]-[.B2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75]&gt;[.B276];[.B275]-[.B276];[.B276]-[.B2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76]&gt;[.B277];[.B276]-[.B277];[.B277]-[.B2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77]&gt;[.B278];[.B277]-[.B278];[.B278]-[.B2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78]&gt;[.B279];[.B278]-[.B279];[.B279]-[.B2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79]&gt;[.B280];[.B279]-[.B280];[.B280]-[.B2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80]&gt;[.B281];[.B280]-[.B281];[.B281]-[.B2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81]&gt;[.B282];[.B281]-[.B282];[.B282]-[.B2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82]&gt;[.B283];[.B282]-[.B283];[.B283]-[.B2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83]&gt;[.B284];[.B283]-[.B284];[.B284]-[.B2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84]&gt;[.B285];[.B284]-[.B285];[.B285]-[.B2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85]&gt;[.B286];[.B285]-[.B286];[.B286]-[.B2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86]&gt;[.B287];[.B286]-[.B287];[.B287]-[.B2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87]&gt;[.B288];[.B287]-[.B288];[.B288]-[.B2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88]&gt;[.B289];[.B288]-[.B289];[.B289]-[.B2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89]&gt;[.B290];[.B289]-[.B290];[.B290]-[.B2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90]&gt;[.B291];[.B290]-[.B291];[.B291]-[.B2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91]&gt;[.B292];[.B291]-[.B292];[.B292]-[.B2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92]&gt;[.B293];[.B292]-[.B293];[.B293]-[.B2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93]&gt;[.B294];[.B293]-[.B294];[.B294]-[.B2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94]&gt;[.B295];[.B294]-[.B295];[.B295]-[.B2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95]&gt;[.B296];[.B295]-[.B296];[.B296]-[.B2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96]&gt;[.B297];[.B296]-[.B297];[.B297]-[.B2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97]&gt;[.B298];[.B297]-[.B298];[.B298]-[.B2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98]&gt;[.B299];[.B298]-[.B299];[.B299]-[.B2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299]&gt;[.B300];[.B299]-[.B300];[.B300]-[.B2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00]&gt;[.B301];[.B300]-[.B301];[.B301]-[.B3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01]&gt;[.B302];[.B301]-[.B302];[.B302]-[.B3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02]&gt;[.B303];[.B302]-[.B303];[.B303]-[.B3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03]&gt;[.B304];[.B303]-[.B304];[.B304]-[.B3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04]&gt;[.B305];[.B304]-[.B305];[.B305]-[.B3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05]&gt;[.B306];[.B305]-[.B306];[.B306]-[.B3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06]&gt;[.B307];[.B306]-[.B307];[.B307]-[.B3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07]&gt;[.B308];[.B307]-[.B308];[.B308]-[.B3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08]&gt;[.B309];[.B308]-[.B309];[.B309]-[.B3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09]&gt;[.B310];[.B309]-[.B310];[.B310]-[.B3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10]&gt;[.B311];[.B310]-[.B311];[.B311]-[.B3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11]&gt;[.B312];[.B311]-[.B312];[.B312]-[.B3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12]&gt;[.B313];[.B312]-[.B313];[.B313]-[.B3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13]&gt;[.B314];[.B313]-[.B314];[.B314]-[.B3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14]&gt;[.B315];[.B314]-[.B315];[.B315]-[.B3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15]&gt;[.B316];[.B315]-[.B316];[.B316]-[.B3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16]&gt;[.B317];[.B316]-[.B317];[.B317]-[.B3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17]&gt;[.B318];[.B317]-[.B318];[.B318]-[.B3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18]&gt;[.B319];[.B318]-[.B319];[.B319]-[.B3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19]&gt;[.B320];[.B319]-[.B320];[.B320]-[.B3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20]&gt;[.B321];[.B320]-[.B321];[.B321]-[.B3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21]&gt;[.B322];[.B321]-[.B322];[.B322]-[.B3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22]&gt;[.B323];[.B322]-[.B323];[.B323]-[.B3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23]&gt;[.B324];[.B323]-[.B324];[.B324]-[.B3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24]&gt;[.B325];[.B324]-[.B325];[.B325]-[.B3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25]&gt;[.B326];[.B325]-[.B326];[.B326]-[.B3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26]&gt;[.B327];[.B326]-[.B327];[.B327]-[.B3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27]&gt;[.B328];[.B327]-[.B328];[.B328]-[.B3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28]&gt;[.B329];[.B328]-[.B329];[.B329]-[.B3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29]&gt;[.B330];[.B329]-[.B330];[.B330]-[.B3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30]&gt;[.B331];[.B330]-[.B331];[.B331]-[.B3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31]&gt;[.B332];[.B331]-[.B332];[.B332]-[.B3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32]&gt;[.B333];[.B332]-[.B333];[.B333]-[.B3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33]&gt;[.B334];[.B333]-[.B334];[.B334]-[.B3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34]&gt;[.B335];[.B334]-[.B335];[.B335]-[.B3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35]&gt;[.B336];[.B335]-[.B336];[.B336]-[.B3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36]&gt;[.B337];[.B336]-[.B337];[.B337]-[.B3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37]&gt;[.B338];[.B337]-[.B338];[.B338]-[.B3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38]&gt;[.B339];[.B338]-[.B339];[.B339]-[.B3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39]&gt;[.B340];[.B339]-[.B340];[.B340]-[.B3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40]&gt;[.B341];[.B340]-[.B341];[.B341]-[.B3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41]&gt;[.B342];[.B341]-[.B342];[.B342]-[.B3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42]&gt;[.B343];[.B342]-[.B343];[.B343]-[.B3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43]&gt;[.B344];[.B343]-[.B344];[.B344]-[.B3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44]&gt;[.B345];[.B344]-[.B345];[.B345]-[.B3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45]&gt;[.B346];[.B345]-[.B346];[.B346]-[.B3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46]&gt;[.B347];[.B346]-[.B347];[.B347]-[.B3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47]&gt;[.B348];[.B347]-[.B348];[.B348]-[.B3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48]&gt;[.B349];[.B348]-[.B349];[.B349]-[.B3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49]&gt;[.B350];[.B349]-[.B350];[.B350]-[.B3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50]&gt;[.B351];[.B350]-[.B351];[.B351]-[.B3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51]&gt;[.B352];[.B351]-[.B352];[.B352]-[.B3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52]&gt;[.B353];[.B352]-[.B353];[.B353]-[.B3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53]&gt;[.B354];[.B353]-[.B354];[.B354]-[.B3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54]&gt;[.B355];[.B354]-[.B355];[.B355]-[.B3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55]&gt;[.B356];[.B355]-[.B356];[.B356]-[.B3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56]&gt;[.B357];[.B356]-[.B357];[.B357]-[.B3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57]&gt;[.B358];[.B357]-[.B358];[.B358]-[.B3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58]&gt;[.B359];[.B358]-[.B359];[.B359]-[.B3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59]&gt;[.B360];[.B359]-[.B360];[.B360]-[.B3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60]&gt;[.B361];[.B360]-[.B361];[.B361]-[.B3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61]&gt;[.B362];[.B361]-[.B362];[.B362]-[.B3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62]&gt;[.B363];[.B362]-[.B363];[.B363]-[.B3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63]&gt;[.B364];[.B363]-[.B364];[.B364]-[.B3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64]&gt;[.B365];[.B364]-[.B365];[.B365]-[.B3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65]&gt;[.B366];[.B365]-[.B366];[.B366]-[.B3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66]&gt;[.B367];[.B366]-[.B367];[.B367]-[.B3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67]&gt;[.B368];[.B367]-[.B368];[.B368]-[.B3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68]&gt;[.B369];[.B368]-[.B369];[.B369]-[.B3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69]&gt;[.B370];[.B369]-[.B370];[.B370]-[.B3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70]&gt;[.B371];[.B370]-[.B371];[.B371]-[.B3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71]&gt;[.B372];[.B371]-[.B372];[.B372]-[.B3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72]&gt;[.B373];[.B372]-[.B373];[.B373]-[.B3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73]&gt;[.B374];[.B373]-[.B374];[.B374]-[.B3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74]&gt;[.B375];[.B374]-[.B375];[.B375]-[.B3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75]&gt;[.B376];[.B375]-[.B376];[.B376]-[.B3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76]&gt;[.B377];[.B376]-[.B377];[.B377]-[.B3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77]&gt;[.B378];[.B377]-[.B378];[.B378]-[.B3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78]&gt;[.B379];[.B378]-[.B379];[.B379]-[.B3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79]&gt;[.B380];[.B379]-[.B380];[.B380]-[.B3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80]&gt;[.B381];[.B380]-[.B381];[.B381]-[.B3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81]&gt;[.B382];[.B381]-[.B382];[.B382]-[.B3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82]&gt;[.B383];[.B382]-[.B383];[.B383]-[.B3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83]&gt;[.B384];[.B383]-[.B384];[.B384]-[.B3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84]&gt;[.B385];[.B384]-[.B385];[.B385]-[.B3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85]&gt;[.B386];[.B385]-[.B386];[.B386]-[.B3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86]&gt;[.B387];[.B386]-[.B387];[.B387]-[.B3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87]&gt;[.B388];[.B387]-[.B388];[.B388]-[.B3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88]&gt;[.B389];[.B388]-[.B389];[.B389]-[.B3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89]&gt;[.B390];[.B389]-[.B390];[.B390]-[.B3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90]&gt;[.B391];[.B390]-[.B391];[.B391]-[.B3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91]&gt;[.B392];[.B391]-[.B392];[.B392]-[.B3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92]&gt;[.B393];[.B392]-[.B393];[.B393]-[.B3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93]&gt;[.B394];[.B393]-[.B394];[.B394]-[.B3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94]&gt;[.B395];[.B394]-[.B395];[.B395]-[.B3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95]&gt;[.B396];[.B395]-[.B396];[.B396]-[.B3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96]&gt;[.B397];[.B396]-[.B397];[.B397]-[.B3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97]&gt;[.B398];[.B397]-[.B398];[.B398]-[.B3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98]&gt;[.B399];[.B398]-[.B399];[.B399]-[.B3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399]&gt;[.B400];[.B399]-[.B400];[.B400]-[.B3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00]&gt;[.B401];[.B400]-[.B401];[.B401]-[.B4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01]&gt;[.B402];[.B401]-[.B402];[.B402]-[.B4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02]&gt;[.B403];[.B402]-[.B403];[.B403]-[.B4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03]&gt;[.B404];[.B403]-[.B404];[.B404]-[.B4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04]&gt;[.B405];[.B404]-[.B405];[.B405]-[.B4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05]&gt;[.B406];[.B405]-[.B406];[.B406]-[.B4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06]&gt;[.B407];[.B406]-[.B407];[.B407]-[.B4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07]&gt;[.B408];[.B407]-[.B408];[.B408]-[.B4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08]&gt;[.B409];[.B408]-[.B409];[.B409]-[.B4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09]&gt;[.B410];[.B409]-[.B410];[.B410]-[.B4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10]&gt;[.B411];[.B410]-[.B411];[.B411]-[.B4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11]&gt;[.B412];[.B411]-[.B412];[.B412]-[.B4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12]&gt;[.B413];[.B412]-[.B413];[.B413]-[.B4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13]&gt;[.B414];[.B413]-[.B414];[.B414]-[.B4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14]&gt;[.B415];[.B414]-[.B415];[.B415]-[.B4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15]&gt;[.B416];[.B415]-[.B416];[.B416]-[.B4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16]&gt;[.B417];[.B416]-[.B417];[.B417]-[.B4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17]&gt;[.B418];[.B417]-[.B418];[.B418]-[.B4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18]&gt;[.B419];[.B418]-[.B419];[.B419]-[.B4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19]&gt;[.B420];[.B419]-[.B420];[.B420]-[.B4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20]&gt;[.B421];[.B420]-[.B421];[.B421]-[.B4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21]&gt;[.B422];[.B421]-[.B422];[.B422]-[.B4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22]&gt;[.B423];[.B422]-[.B423];[.B423]-[.B4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23]&gt;[.B424];[.B423]-[.B424];[.B424]-[.B4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24]&gt;[.B425];[.B424]-[.B425];[.B425]-[.B4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25]&gt;[.B426];[.B425]-[.B426];[.B426]-[.B4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26]&gt;[.B427];[.B426]-[.B427];[.B427]-[.B4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27]&gt;[.B428];[.B427]-[.B428];[.B428]-[.B4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28]&gt;[.B429];[.B428]-[.B429];[.B429]-[.B4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29]&gt;[.B430];[.B429]-[.B430];[.B430]-[.B4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30]&gt;[.B431];[.B430]-[.B431];[.B431]-[.B4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31]&gt;[.B432];[.B431]-[.B432];[.B432]-[.B4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32]&gt;[.B433];[.B432]-[.B433];[.B433]-[.B4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33]&gt;[.B434];[.B433]-[.B434];[.B434]-[.B4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34]&gt;[.B435];[.B434]-[.B435];[.B435]-[.B4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35]&gt;[.B436];[.B435]-[.B436];[.B436]-[.B4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36]&gt;[.B437];[.B436]-[.B437];[.B437]-[.B4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37]&gt;[.B438];[.B437]-[.B438];[.B438]-[.B4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38]&gt;[.B439];[.B438]-[.B439];[.B439]-[.B4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39]&gt;[.B440];[.B439]-[.B440];[.B440]-[.B4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40]&gt;[.B441];[.B440]-[.B441];[.B441]-[.B4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41]&gt;[.B442];[.B441]-[.B442];[.B442]-[.B4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42]&gt;[.B443];[.B442]-[.B443];[.B443]-[.B4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43]&gt;[.B444];[.B443]-[.B444];[.B444]-[.B4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44]&gt;[.B445];[.B444]-[.B445];[.B445]-[.B4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45]&gt;[.B446];[.B445]-[.B446];[.B446]-[.B4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46]&gt;[.B447];[.B446]-[.B447];[.B447]-[.B4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47]&gt;[.B448];[.B447]-[.B448];[.B448]-[.B4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48]&gt;[.B449];[.B448]-[.B449];[.B449]-[.B4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49]&gt;[.B450];[.B449]-[.B450];[.B450]-[.B4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50]&gt;[.B451];[.B450]-[.B451];[.B451]-[.B4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51]&gt;[.B452];[.B451]-[.B452];[.B452]-[.B4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52]&gt;[.B453];[.B452]-[.B453];[.B453]-[.B4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53]&gt;[.B454];[.B453]-[.B454];[.B454]-[.B4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54]&gt;[.B455];[.B454]-[.B455];[.B455]-[.B4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55]&gt;[.B456];[.B455]-[.B456];[.B456]-[.B4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56]&gt;[.B457];[.B456]-[.B457];[.B457]-[.B4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57]&gt;[.B458];[.B457]-[.B458];[.B458]-[.B4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58]&gt;[.B459];[.B458]-[.B459];[.B459]-[.B4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59]&gt;[.B460];[.B459]-[.B460];[.B460]-[.B4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60]&gt;[.B461];[.B460]-[.B461];[.B461]-[.B4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61]&gt;[.B462];[.B461]-[.B462];[.B462]-[.B4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62]&gt;[.B463];[.B462]-[.B463];[.B463]-[.B4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63]&gt;[.B464];[.B463]-[.B464];[.B464]-[.B4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64]&gt;[.B465];[.B464]-[.B465];[.B465]-[.B4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65]&gt;[.B466];[.B465]-[.B466];[.B466]-[.B4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66]&gt;[.B467];[.B466]-[.B467];[.B467]-[.B4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67]&gt;[.B468];[.B467]-[.B468];[.B468]-[.B4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68]&gt;[.B469];[.B468]-[.B469];[.B469]-[.B4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69]&gt;[.B470];[.B469]-[.B470];[.B470]-[.B4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70]&gt;[.B471];[.B470]-[.B471];[.B471]-[.B4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71]&gt;[.B472];[.B471]-[.B472];[.B472]-[.B4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72]&gt;[.B473];[.B472]-[.B473];[.B473]-[.B4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73]&gt;[.B474];[.B473]-[.B474];[.B474]-[.B4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74]&gt;[.B475];[.B474]-[.B475];[.B475]-[.B4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75]&gt;[.B476];[.B475]-[.B476];[.B476]-[.B4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76]&gt;[.B477];[.B476]-[.B477];[.B477]-[.B4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77]&gt;[.B478];[.B477]-[.B478];[.B478]-[.B4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78]&gt;[.B479];[.B478]-[.B479];[.B479]-[.B4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79]&gt;[.B480];[.B479]-[.B480];[.B480]-[.B4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80]&gt;[.B481];[.B480]-[.B481];[.B481]-[.B4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81]&gt;[.B482];[.B481]-[.B482];[.B482]-[.B4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82]&gt;[.B483];[.B482]-[.B483];[.B483]-[.B4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83]&gt;[.B484];[.B483]-[.B484];[.B484]-[.B4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84]&gt;[.B485];[.B484]-[.B485];[.B485]-[.B4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85]&gt;[.B486];[.B485]-[.B486];[.B486]-[.B4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86]&gt;[.B487];[.B486]-[.B487];[.B487]-[.B4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87]&gt;[.B488];[.B487]-[.B488];[.B488]-[.B4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88]&gt;[.B489];[.B488]-[.B489];[.B489]-[.B4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89]&gt;[.B490];[.B489]-[.B490];[.B490]-[.B4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90]&gt;[.B491];[.B490]-[.B491];[.B491]-[.B4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91]&gt;[.B492];[.B491]-[.B492];[.B492]-[.B4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92]&gt;[.B493];[.B492]-[.B493];[.B493]-[.B4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93]&gt;[.B494];[.B493]-[.B494];[.B494]-[.B4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94]&gt;[.B495];[.B494]-[.B495];[.B495]-[.B4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95]&gt;[.B496];[.B495]-[.B496];[.B496]-[.B4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96]&gt;[.B497];[.B496]-[.B497];[.B497]-[.B4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97]&gt;[.B498];[.B497]-[.B498];[.B498]-[.B4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98]&gt;[.B499];[.B498]-[.B499];[.B499]-[.B4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499]&gt;[.B500];[.B499]-[.B500];[.B500]-[.B4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00]&gt;[.B501];[.B500]-[.B501];[.B501]-[.B5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01]&gt;[.B502];[.B501]-[.B502];[.B502]-[.B5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02]&gt;[.B503];[.B502]-[.B503];[.B503]-[.B5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03]&gt;[.B504];[.B503]-[.B504];[.B504]-[.B5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04]&gt;[.B505];[.B504]-[.B505];[.B505]-[.B5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05]&gt;[.B506];[.B505]-[.B506];[.B506]-[.B5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06]&gt;[.B507];[.B506]-[.B507];[.B507]-[.B5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07]&gt;[.B508];[.B507]-[.B508];[.B508]-[.B5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08]&gt;[.B509];[.B508]-[.B509];[.B509]-[.B5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09]&gt;[.B510];[.B509]-[.B510];[.B510]-[.B5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10]&gt;[.B511];[.B510]-[.B511];[.B511]-[.B5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11]&gt;[.B512];[.B511]-[.B512];[.B512]-[.B5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12]&gt;[.B513];[.B512]-[.B513];[.B513]-[.B5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13]&gt;[.B514];[.B513]-[.B514];[.B514]-[.B5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14]&gt;[.B515];[.B514]-[.B515];[.B515]-[.B5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15]&gt;[.B516];[.B515]-[.B516];[.B516]-[.B5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16]&gt;[.B517];[.B516]-[.B517];[.B517]-[.B5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17]&gt;[.B518];[.B517]-[.B518];[.B518]-[.B5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18]&gt;[.B519];[.B518]-[.B519];[.B519]-[.B5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19]&gt;[.B520];[.B519]-[.B520];[.B520]-[.B5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20]&gt;[.B521];[.B520]-[.B521];[.B521]-[.B5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21]&gt;[.B522];[.B521]-[.B522];[.B522]-[.B5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22]&gt;[.B523];[.B522]-[.B523];[.B523]-[.B5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23]&gt;[.B524];[.B523]-[.B524];[.B524]-[.B5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24]&gt;[.B525];[.B524]-[.B525];[.B525]-[.B5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25]&gt;[.B526];[.B525]-[.B526];[.B526]-[.B5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26]&gt;[.B527];[.B526]-[.B527];[.B527]-[.B5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27]&gt;[.B528];[.B527]-[.B528];[.B528]-[.B5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28]&gt;[.B529];[.B528]-[.B529];[.B529]-[.B5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29]&gt;[.B530];[.B529]-[.B530];[.B530]-[.B5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30]&gt;[.B531];[.B530]-[.B531];[.B531]-[.B5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31]&gt;[.B532];[.B531]-[.B532];[.B532]-[.B5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32]&gt;[.B533];[.B532]-[.B533];[.B533]-[.B5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33]&gt;[.B534];[.B533]-[.B534];[.B534]-[.B5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34]&gt;[.B535];[.B534]-[.B535];[.B535]-[.B5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35]&gt;[.B536];[.B535]-[.B536];[.B536]-[.B5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36]&gt;[.B537];[.B536]-[.B537];[.B537]-[.B5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37]&gt;[.B538];[.B537]-[.B538];[.B538]-[.B5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38]&gt;[.B539];[.B538]-[.B539];[.B539]-[.B5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39]&gt;[.B540];[.B539]-[.B540];[.B540]-[.B5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40]&gt;[.B541];[.B540]-[.B541];[.B541]-[.B5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41]&gt;[.B542];[.B541]-[.B542];[.B542]-[.B5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42]&gt;[.B543];[.B542]-[.B543];[.B543]-[.B5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43]&gt;[.B544];[.B543]-[.B544];[.B544]-[.B5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44]&gt;[.B545];[.B544]-[.B545];[.B545]-[.B5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45]&gt;[.B546];[.B545]-[.B546];[.B546]-[.B5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46]&gt;[.B547];[.B546]-[.B547];[.B547]-[.B5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47]&gt;[.B548];[.B547]-[.B548];[.B548]-[.B5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48]&gt;[.B549];[.B548]-[.B549];[.B549]-[.B5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49]&gt;[.B550];[.B549]-[.B550];[.B550]-[.B5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50]&gt;[.B551];[.B550]-[.B551];[.B551]-[.B5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51]&gt;[.B552];[.B551]-[.B552];[.B552]-[.B5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52]&gt;[.B553];[.B552]-[.B553];[.B553]-[.B5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53]&gt;[.B554];[.B553]-[.B554];[.B554]-[.B5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54]&gt;[.B555];[.B554]-[.B555];[.B555]-[.B5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55]&gt;[.B556];[.B555]-[.B556];[.B556]-[.B5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56]&gt;[.B557];[.B556]-[.B557];[.B557]-[.B5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57]&gt;[.B558];[.B557]-[.B558];[.B558]-[.B5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58]&gt;[.B559];[.B558]-[.B559];[.B559]-[.B5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59]&gt;[.B560];[.B559]-[.B560];[.B560]-[.B5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60]&gt;[.B561];[.B560]-[.B561];[.B561]-[.B5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61]&gt;[.B562];[.B561]-[.B562];[.B562]-[.B5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62]&gt;[.B563];[.B562]-[.B563];[.B563]-[.B5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63]&gt;[.B564];[.B563]-[.B564];[.B564]-[.B5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64]&gt;[.B565];[.B564]-[.B565];[.B565]-[.B5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65]&gt;[.B566];[.B565]-[.B566];[.B566]-[.B5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66]&gt;[.B567];[.B566]-[.B567];[.B567]-[.B5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67]&gt;[.B568];[.B567]-[.B568];[.B568]-[.B5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68]&gt;[.B569];[.B568]-[.B569];[.B569]-[.B5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69]&gt;[.B570];[.B569]-[.B570];[.B570]-[.B5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70]&gt;[.B571];[.B570]-[.B571];[.B571]-[.B5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71]&gt;[.B572];[.B571]-[.B572];[.B572]-[.B5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72]&gt;[.B573];[.B572]-[.B573];[.B573]-[.B5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73]&gt;[.B574];[.B573]-[.B574];[.B574]-[.B5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74]&gt;[.B575];[.B574]-[.B575];[.B575]-[.B5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75]&gt;[.B576];[.B575]-[.B576];[.B576]-[.B5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76]&gt;[.B577];[.B576]-[.B577];[.B577]-[.B5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77]&gt;[.B578];[.B577]-[.B578];[.B578]-[.B5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78]&gt;[.B579];[.B578]-[.B579];[.B579]-[.B5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79]&gt;[.B580];[.B579]-[.B580];[.B580]-[.B5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80]&gt;[.B581];[.B580]-[.B581];[.B581]-[.B5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81]&gt;[.B582];[.B581]-[.B582];[.B582]-[.B5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82]&gt;[.B583];[.B582]-[.B583];[.B583]-[.B5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83]&gt;[.B584];[.B583]-[.B584];[.B584]-[.B5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84]&gt;[.B585];[.B584]-[.B585];[.B585]-[.B5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85]&gt;[.B586];[.B585]-[.B586];[.B586]-[.B5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86]&gt;[.B587];[.B586]-[.B587];[.B587]-[.B5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87]&gt;[.B588];[.B587]-[.B588];[.B588]-[.B5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88]&gt;[.B589];[.B588]-[.B589];[.B589]-[.B5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89]&gt;[.B590];[.B589]-[.B590];[.B590]-[.B5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90]&gt;[.B591];[.B590]-[.B591];[.B591]-[.B5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91]&gt;[.B592];[.B591]-[.B592];[.B592]-[.B5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92]&gt;[.B593];[.B592]-[.B593];[.B593]-[.B5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93]&gt;[.B594];[.B593]-[.B594];[.B594]-[.B5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94]&gt;[.B595];[.B594]-[.B595];[.B595]-[.B5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95]&gt;[.B596];[.B595]-[.B596];[.B596]-[.B5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96]&gt;[.B597];[.B596]-[.B597];[.B597]-[.B5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97]&gt;[.B598];[.B597]-[.B598];[.B598]-[.B5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98]&gt;[.B599];[.B598]-[.B599];[.B599]-[.B5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599]&gt;[.B600];[.B599]-[.B600];[.B600]-[.B5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00]&gt;[.B601];[.B600]-[.B601];[.B601]-[.B6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01]&gt;[.B602];[.B601]-[.B602];[.B602]-[.B6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02]&gt;[.B603];[.B602]-[.B603];[.B603]-[.B6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03]&gt;[.B604];[.B603]-[.B604];[.B604]-[.B6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04]&gt;[.B605];[.B604]-[.B605];[.B605]-[.B6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05]&gt;[.B606];[.B605]-[.B606];[.B606]-[.B6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06]&gt;[.B607];[.B606]-[.B607];[.B607]-[.B6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07]&gt;[.B608];[.B607]-[.B608];[.B608]-[.B6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08]&gt;[.B609];[.B608]-[.B609];[.B609]-[.B6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09]&gt;[.B610];[.B609]-[.B610];[.B610]-[.B6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10]&gt;[.B611];[.B610]-[.B611];[.B611]-[.B6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11]&gt;[.B612];[.B611]-[.B612];[.B612]-[.B6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12]&gt;[.B613];[.B612]-[.B613];[.B613]-[.B6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13]&gt;[.B614];[.B613]-[.B614];[.B614]-[.B6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14]&gt;[.B615];[.B614]-[.B615];[.B615]-[.B6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15]&gt;[.B616];[.B615]-[.B616];[.B616]-[.B6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16]&gt;[.B617];[.B616]-[.B617];[.B617]-[.B6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17]&gt;[.B618];[.B617]-[.B618];[.B618]-[.B6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18]&gt;[.B619];[.B618]-[.B619];[.B619]-[.B6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19]&gt;[.B620];[.B619]-[.B620];[.B620]-[.B6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20]&gt;[.B621];[.B620]-[.B621];[.B621]-[.B6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21]&gt;[.B622];[.B621]-[.B622];[.B622]-[.B6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22]&gt;[.B623];[.B622]-[.B623];[.B623]-[.B6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23]&gt;[.B624];[.B623]-[.B624];[.B624]-[.B6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24]&gt;[.B625];[.B624]-[.B625];[.B625]-[.B6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25]&gt;[.B626];[.B625]-[.B626];[.B626]-[.B6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26]&gt;[.B627];[.B626]-[.B627];[.B627]-[.B6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27]&gt;[.B628];[.B627]-[.B628];[.B628]-[.B6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28]&gt;[.B629];[.B628]-[.B629];[.B629]-[.B6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29]&gt;[.B630];[.B629]-[.B630];[.B630]-[.B6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30]&gt;[.B631];[.B630]-[.B631];[.B631]-[.B6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31]&gt;[.B632];[.B631]-[.B632];[.B632]-[.B6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32]&gt;[.B633];[.B632]-[.B633];[.B633]-[.B6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33]&gt;[.B634];[.B633]-[.B634];[.B634]-[.B6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34]&gt;[.B635];[.B634]-[.B635];[.B635]-[.B6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35]&gt;[.B636];[.B635]-[.B636];[.B636]-[.B6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36]&gt;[.B637];[.B636]-[.B637];[.B637]-[.B6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37]&gt;[.B638];[.B637]-[.B638];[.B638]-[.B6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38]&gt;[.B639];[.B638]-[.B639];[.B639]-[.B6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39]&gt;[.B640];[.B639]-[.B640];[.B640]-[.B6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40]&gt;[.B641];[.B640]-[.B641];[.B641]-[.B6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41]&gt;[.B642];[.B641]-[.B642];[.B642]-[.B6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42]&gt;[.B643];[.B642]-[.B643];[.B643]-[.B6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43]&gt;[.B644];[.B643]-[.B644];[.B644]-[.B6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44]&gt;[.B645];[.B644]-[.B645];[.B645]-[.B6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45]&gt;[.B646];[.B645]-[.B646];[.B646]-[.B6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46]&gt;[.B647];[.B646]-[.B647];[.B647]-[.B6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47]&gt;[.B648];[.B647]-[.B648];[.B648]-[.B6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48]&gt;[.B649];[.B648]-[.B649];[.B649]-[.B6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49]&gt;[.B650];[.B649]-[.B650];[.B650]-[.B6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50]&gt;[.B651];[.B650]-[.B651];[.B651]-[.B6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51]&gt;[.B652];[.B651]-[.B652];[.B652]-[.B6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52]&gt;[.B653];[.B652]-[.B653];[.B653]-[.B6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53]&gt;[.B654];[.B653]-[.B654];[.B654]-[.B6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54]&gt;[.B655];[.B654]-[.B655];[.B655]-[.B6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55]&gt;[.B656];[.B655]-[.B656];[.B656]-[.B6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56]&gt;[.B657];[.B656]-[.B657];[.B657]-[.B6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57]&gt;[.B658];[.B657]-[.B658];[.B658]-[.B6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58]&gt;[.B659];[.B658]-[.B659];[.B659]-[.B6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59]&gt;[.B660];[.B659]-[.B660];[.B660]-[.B6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60]&gt;[.B661];[.B660]-[.B661];[.B661]-[.B6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61]&gt;[.B662];[.B661]-[.B662];[.B662]-[.B6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62]&gt;[.B663];[.B662]-[.B663];[.B663]-[.B6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63]&gt;[.B664];[.B663]-[.B664];[.B664]-[.B6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64]&gt;[.B665];[.B664]-[.B665];[.B665]-[.B6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65]&gt;[.B666];[.B665]-[.B666];[.B666]-[.B6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66]&gt;[.B667];[.B666]-[.B667];[.B667]-[.B6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67]&gt;[.B668];[.B667]-[.B668];[.B668]-[.B6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68]&gt;[.B669];[.B668]-[.B669];[.B669]-[.B6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69]&gt;[.B670];[.B669]-[.B670];[.B670]-[.B6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70]&gt;[.B671];[.B670]-[.B671];[.B671]-[.B6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71]&gt;[.B672];[.B671]-[.B672];[.B672]-[.B6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72]&gt;[.B673];[.B672]-[.B673];[.B673]-[.B6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73]&gt;[.B674];[.B673]-[.B674];[.B674]-[.B6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74]&gt;[.B675];[.B674]-[.B675];[.B675]-[.B6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75]&gt;[.B676];[.B675]-[.B676];[.B676]-[.B6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76]&gt;[.B677];[.B676]-[.B677];[.B677]-[.B6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77]&gt;[.B678];[.B677]-[.B678];[.B678]-[.B6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78]&gt;[.B679];[.B678]-[.B679];[.B679]-[.B6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79]&gt;[.B680];[.B679]-[.B680];[.B680]-[.B6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80]&gt;[.B681];[.B680]-[.B681];[.B681]-[.B6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81]&gt;[.B682];[.B681]-[.B682];[.B682]-[.B6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82]&gt;[.B683];[.B682]-[.B683];[.B683]-[.B6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83]&gt;[.B684];[.B683]-[.B684];[.B684]-[.B6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84]&gt;[.B685];[.B684]-[.B685];[.B685]-[.B6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85]&gt;[.B686];[.B685]-[.B686];[.B686]-[.B6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86]&gt;[.B687];[.B686]-[.B687];[.B687]-[.B6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87]&gt;[.B688];[.B687]-[.B688];[.B688]-[.B6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88]&gt;[.B689];[.B688]-[.B689];[.B689]-[.B6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89]&gt;[.B690];[.B689]-[.B690];[.B690]-[.B6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90]&gt;[.B691];[.B690]-[.B691];[.B691]-[.B6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91]&gt;[.B692];[.B691]-[.B692];[.B692]-[.B6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92]&gt;[.B693];[.B692]-[.B693];[.B693]-[.B6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93]&gt;[.B694];[.B693]-[.B694];[.B694]-[.B6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94]&gt;[.B695];[.B694]-[.B695];[.B695]-[.B6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95]&gt;[.B696];[.B695]-[.B696];[.B696]-[.B6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96]&gt;[.B697];[.B696]-[.B697];[.B697]-[.B6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97]&gt;[.B698];[.B697]-[.B698];[.B698]-[.B6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98]&gt;[.B699];[.B698]-[.B699];[.B699]-[.B6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699]&gt;[.B700];[.B699]-[.B700];[.B700]-[.B6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00]&gt;[.B701];[.B700]-[.B701];[.B701]-[.B7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01]&gt;[.B702];[.B701]-[.B702];[.B702]-[.B7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02]&gt;[.B703];[.B702]-[.B703];[.B703]-[.B7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03]&gt;[.B704];[.B703]-[.B704];[.B704]-[.B7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04]&gt;[.B705];[.B704]-[.B705];[.B705]-[.B7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05]&gt;[.B706];[.B705]-[.B706];[.B706]-[.B7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06]&gt;[.B707];[.B706]-[.B707];[.B707]-[.B7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07]&gt;[.B708];[.B707]-[.B708];[.B708]-[.B7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08]&gt;[.B709];[.B708]-[.B709];[.B709]-[.B7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09]&gt;[.B710];[.B709]-[.B710];[.B710]-[.B7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10]&gt;[.B711];[.B710]-[.B711];[.B711]-[.B7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11]&gt;[.B712];[.B711]-[.B712];[.B712]-[.B7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12]&gt;[.B713];[.B712]-[.B713];[.B713]-[.B7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13]&gt;[.B714];[.B713]-[.B714];[.B714]-[.B7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14]&gt;[.B715];[.B714]-[.B715];[.B715]-[.B7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15]&gt;[.B716];[.B715]-[.B716];[.B716]-[.B7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16]&gt;[.B717];[.B716]-[.B717];[.B717]-[.B7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17]&gt;[.B718];[.B717]-[.B718];[.B718]-[.B7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18]&gt;[.B719];[.B718]-[.B719];[.B719]-[.B7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19]&gt;[.B720];[.B719]-[.B720];[.B720]-[.B7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20]&gt;[.B721];[.B720]-[.B721];[.B721]-[.B7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21]&gt;[.B722];[.B721]-[.B722];[.B722]-[.B7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22]&gt;[.B723];[.B722]-[.B723];[.B723]-[.B7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23]&gt;[.B724];[.B723]-[.B724];[.B724]-[.B7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24]&gt;[.B725];[.B724]-[.B725];[.B725]-[.B7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25]&gt;[.B726];[.B725]-[.B726];[.B726]-[.B7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26]&gt;[.B727];[.B726]-[.B727];[.B727]-[.B7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27]&gt;[.B728];[.B727]-[.B728];[.B728]-[.B7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28]&gt;[.B729];[.B728]-[.B729];[.B729]-[.B7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29]&gt;[.B730];[.B729]-[.B730];[.B730]-[.B7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30]&gt;[.B731];[.B730]-[.B731];[.B731]-[.B7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31]&gt;[.B732];[.B731]-[.B732];[.B732]-[.B7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32]&gt;[.B733];[.B732]-[.B733];[.B733]-[.B7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33]&gt;[.B734];[.B733]-[.B734];[.B734]-[.B7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34]&gt;[.B735];[.B734]-[.B735];[.B735]-[.B7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35]&gt;[.B736];[.B735]-[.B736];[.B736]-[.B7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36]&gt;[.B737];[.B736]-[.B737];[.B737]-[.B7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37]&gt;[.B738];[.B737]-[.B738];[.B738]-[.B7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38]&gt;[.B739];[.B738]-[.B739];[.B739]-[.B7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39]&gt;[.B740];[.B739]-[.B740];[.B740]-[.B7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40]&gt;[.B741];[.B740]-[.B741];[.B741]-[.B7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41]&gt;[.B742];[.B741]-[.B742];[.B742]-[.B7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42]&gt;[.B743];[.B742]-[.B743];[.B743]-[.B7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43]&gt;[.B744];[.B743]-[.B744];[.B744]-[.B7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44]&gt;[.B745];[.B744]-[.B745];[.B745]-[.B7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45]&gt;[.B746];[.B745]-[.B746];[.B746]-[.B7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46]&gt;[.B747];[.B746]-[.B747];[.B747]-[.B7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47]&gt;[.B748];[.B747]-[.B748];[.B748]-[.B7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48]&gt;[.B749];[.B748]-[.B749];[.B749]-[.B7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49]&gt;[.B750];[.B749]-[.B750];[.B750]-[.B7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50]&gt;[.B751];[.B750]-[.B751];[.B751]-[.B7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51]&gt;[.B752];[.B751]-[.B752];[.B752]-[.B7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52]&gt;[.B753];[.B752]-[.B753];[.B753]-[.B7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53]&gt;[.B754];[.B753]-[.B754];[.B754]-[.B7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54]&gt;[.B755];[.B754]-[.B755];[.B755]-[.B7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55]&gt;[.B756];[.B755]-[.B756];[.B756]-[.B7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56]&gt;[.B757];[.B756]-[.B757];[.B757]-[.B7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57]&gt;[.B758];[.B757]-[.B758];[.B758]-[.B7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58]&gt;[.B759];[.B758]-[.B759];[.B759]-[.B7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59]&gt;[.B760];[.B759]-[.B760];[.B760]-[.B7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60]&gt;[.B761];[.B760]-[.B761];[.B761]-[.B7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61]&gt;[.B762];[.B761]-[.B762];[.B762]-[.B7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62]&gt;[.B763];[.B762]-[.B763];[.B763]-[.B7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63]&gt;[.B764];[.B763]-[.B764];[.B764]-[.B7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64]&gt;[.B765];[.B764]-[.B765];[.B765]-[.B7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65]&gt;[.B766];[.B765]-[.B766];[.B766]-[.B7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66]&gt;[.B767];[.B766]-[.B767];[.B767]-[.B7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67]&gt;[.B768];[.B767]-[.B768];[.B768]-[.B7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68]&gt;[.B769];[.B768]-[.B769];[.B769]-[.B7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69]&gt;[.B770];[.B769]-[.B770];[.B770]-[.B7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70]&gt;[.B771];[.B770]-[.B771];[.B771]-[.B7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71]&gt;[.B772];[.B771]-[.B772];[.B772]-[.B7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72]&gt;[.B773];[.B772]-[.B773];[.B773]-[.B7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73]&gt;[.B774];[.B773]-[.B774];[.B774]-[.B7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74]&gt;[.B775];[.B774]-[.B775];[.B775]-[.B7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75]&gt;[.B776];[.B775]-[.B776];[.B776]-[.B7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76]&gt;[.B777];[.B776]-[.B777];[.B777]-[.B7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77]&gt;[.B778];[.B777]-[.B778];[.B778]-[.B7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78]&gt;[.B779];[.B778]-[.B779];[.B779]-[.B7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79]&gt;[.B780];[.B779]-[.B780];[.B780]-[.B7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80]&gt;[.B781];[.B780]-[.B781];[.B781]-[.B7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81]&gt;[.B782];[.B781]-[.B782];[.B782]-[.B7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82]&gt;[.B783];[.B782]-[.B783];[.B783]-[.B7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83]&gt;[.B784];[.B783]-[.B784];[.B784]-[.B7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84]&gt;[.B785];[.B784]-[.B785];[.B785]-[.B7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85]&gt;[.B786];[.B785]-[.B786];[.B786]-[.B7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86]&gt;[.B787];[.B786]-[.B787];[.B787]-[.B7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87]&gt;[.B788];[.B787]-[.B788];[.B788]-[.B7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88]&gt;[.B789];[.B788]-[.B789];[.B789]-[.B7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89]&gt;[.B790];[.B789]-[.B790];[.B790]-[.B7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90]&gt;[.B791];[.B790]-[.B791];[.B791]-[.B7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91]&gt;[.B792];[.B791]-[.B792];[.B792]-[.B7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92]&gt;[.B793];[.B792]-[.B793];[.B793]-[.B7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93]&gt;[.B794];[.B793]-[.B794];[.B794]-[.B7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94]&gt;[.B795];[.B794]-[.B795];[.B795]-[.B7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95]&gt;[.B796];[.B795]-[.B796];[.B796]-[.B7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96]&gt;[.B797];[.B796]-[.B797];[.B797]-[.B7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97]&gt;[.B798];[.B797]-[.B798];[.B798]-[.B7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98]&gt;[.B799];[.B798]-[.B799];[.B799]-[.B7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799]&gt;[.B800];[.B799]-[.B800];[.B800]-[.B7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00]&gt;[.B801];[.B800]-[.B801];[.B801]-[.B8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01]&gt;[.B802];[.B801]-[.B802];[.B802]-[.B8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02]&gt;[.B803];[.B802]-[.B803];[.B803]-[.B8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03]&gt;[.B804];[.B803]-[.B804];[.B804]-[.B8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04]&gt;[.B805];[.B804]-[.B805];[.B805]-[.B8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05]&gt;[.B806];[.B805]-[.B806];[.B806]-[.B8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06]&gt;[.B807];[.B806]-[.B807];[.B807]-[.B8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07]&gt;[.B808];[.B807]-[.B808];[.B808]-[.B8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08]&gt;[.B809];[.B808]-[.B809];[.B809]-[.B8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09]&gt;[.B810];[.B809]-[.B810];[.B810]-[.B8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10]&gt;[.B811];[.B810]-[.B811];[.B811]-[.B8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11]&gt;[.B812];[.B811]-[.B812];[.B812]-[.B8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12]&gt;[.B813];[.B812]-[.B813];[.B813]-[.B8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13]&gt;[.B814];[.B813]-[.B814];[.B814]-[.B8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14]&gt;[.B815];[.B814]-[.B815];[.B815]-[.B8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15]&gt;[.B816];[.B815]-[.B816];[.B816]-[.B8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16]&gt;[.B817];[.B816]-[.B817];[.B817]-[.B8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17]&gt;[.B818];[.B817]-[.B818];[.B818]-[.B8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18]&gt;[.B819];[.B818]-[.B819];[.B819]-[.B8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19]&gt;[.B820];[.B819]-[.B820];[.B820]-[.B8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20]&gt;[.B821];[.B820]-[.B821];[.B821]-[.B8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21]&gt;[.B822];[.B821]-[.B822];[.B822]-[.B8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22]&gt;[.B823];[.B822]-[.B823];[.B823]-[.B8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23]&gt;[.B824];[.B823]-[.B824];[.B824]-[.B8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24]&gt;[.B825];[.B824]-[.B825];[.B825]-[.B8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25]&gt;[.B826];[.B825]-[.B826];[.B826]-[.B8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26]&gt;[.B827];[.B826]-[.B827];[.B827]-[.B8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27]&gt;[.B828];[.B827]-[.B828];[.B828]-[.B8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28]&gt;[.B829];[.B828]-[.B829];[.B829]-[.B8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29]&gt;[.B830];[.B829]-[.B830];[.B830]-[.B8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30]&gt;[.B831];[.B830]-[.B831];[.B831]-[.B8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31]&gt;[.B832];[.B831]-[.B832];[.B832]-[.B8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32]&gt;[.B833];[.B832]-[.B833];[.B833]-[.B8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33]&gt;[.B834];[.B833]-[.B834];[.B834]-[.B8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34]&gt;[.B835];[.B834]-[.B835];[.B835]-[.B8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35]&gt;[.B836];[.B835]-[.B836];[.B836]-[.B8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36]&gt;[.B837];[.B836]-[.B837];[.B837]-[.B8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37]&gt;[.B838];[.B837]-[.B838];[.B838]-[.B8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38]&gt;[.B839];[.B838]-[.B839];[.B839]-[.B8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39]&gt;[.B840];[.B839]-[.B840];[.B840]-[.B8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40]&gt;[.B841];[.B840]-[.B841];[.B841]-[.B8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41]&gt;[.B842];[.B841]-[.B842];[.B842]-[.B8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42]&gt;[.B843];[.B842]-[.B843];[.B843]-[.B8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43]&gt;[.B844];[.B843]-[.B844];[.B844]-[.B8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44]&gt;[.B845];[.B844]-[.B845];[.B845]-[.B8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45]&gt;[.B846];[.B845]-[.B846];[.B846]-[.B8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46]&gt;[.B847];[.B846]-[.B847];[.B847]-[.B8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47]&gt;[.B848];[.B847]-[.B848];[.B848]-[.B8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48]&gt;[.B849];[.B848]-[.B849];[.B849]-[.B8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49]&gt;[.B850];[.B849]-[.B850];[.B850]-[.B8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50]&gt;[.B851];[.B850]-[.B851];[.B851]-[.B8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51]&gt;[.B852];[.B851]-[.B852];[.B852]-[.B8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52]&gt;[.B853];[.B852]-[.B853];[.B853]-[.B8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53]&gt;[.B854];[.B853]-[.B854];[.B854]-[.B8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54]&gt;[.B855];[.B854]-[.B855];[.B855]-[.B8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55]&gt;[.B856];[.B855]-[.B856];[.B856]-[.B8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56]&gt;[.B857];[.B856]-[.B857];[.B857]-[.B8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57]&gt;[.B858];[.B857]-[.B858];[.B858]-[.B8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58]&gt;[.B859];[.B858]-[.B859];[.B859]-[.B8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59]&gt;[.B860];[.B859]-[.B860];[.B860]-[.B8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60]&gt;[.B861];[.B860]-[.B861];[.B861]-[.B8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61]&gt;[.B862];[.B861]-[.B862];[.B862]-[.B8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62]&gt;[.B863];[.B862]-[.B863];[.B863]-[.B8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63]&gt;[.B864];[.B863]-[.B864];[.B864]-[.B8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64]&gt;[.B865];[.B864]-[.B865];[.B865]-[.B8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65]&gt;[.B866];[.B865]-[.B866];[.B866]-[.B8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66]&gt;[.B867];[.B866]-[.B867];[.B867]-[.B8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67]&gt;[.B868];[.B867]-[.B868];[.B868]-[.B8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68]&gt;[.B869];[.B868]-[.B869];[.B869]-[.B8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69]&gt;[.B870];[.B869]-[.B870];[.B870]-[.B8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70]&gt;[.B871];[.B870]-[.B871];[.B871]-[.B8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71]&gt;[.B872];[.B871]-[.B872];[.B872]-[.B8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72]&gt;[.B873];[.B872]-[.B873];[.B873]-[.B8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73]&gt;[.B874];[.B873]-[.B874];[.B874]-[.B8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74]&gt;[.B875];[.B874]-[.B875];[.B875]-[.B8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75]&gt;[.B876];[.B875]-[.B876];[.B876]-[.B8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76]&gt;[.B877];[.B876]-[.B877];[.B877]-[.B8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77]&gt;[.B878];[.B877]-[.B878];[.B878]-[.B8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78]&gt;[.B879];[.B878]-[.B879];[.B879]-[.B8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79]&gt;[.B880];[.B879]-[.B880];[.B880]-[.B8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80]&gt;[.B881];[.B880]-[.B881];[.B881]-[.B8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81]&gt;[.B882];[.B881]-[.B882];[.B882]-[.B8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82]&gt;[.B883];[.B882]-[.B883];[.B883]-[.B8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83]&gt;[.B884];[.B883]-[.B884];[.B884]-[.B8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84]&gt;[.B885];[.B884]-[.B885];[.B885]-[.B8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85]&gt;[.B886];[.B885]-[.B886];[.B886]-[.B8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86]&gt;[.B887];[.B886]-[.B887];[.B887]-[.B8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87]&gt;[.B888];[.B887]-[.B888];[.B888]-[.B8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88]&gt;[.B889];[.B888]-[.B889];[.B889]-[.B8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89]&gt;[.B890];[.B889]-[.B890];[.B890]-[.B8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90]&gt;[.B891];[.B890]-[.B891];[.B891]-[.B8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91]&gt;[.B892];[.B891]-[.B892];[.B892]-[.B8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92]&gt;[.B893];[.B892]-[.B893];[.B893]-[.B8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93]&gt;[.B894];[.B893]-[.B894];[.B894]-[.B8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94]&gt;[.B895];[.B894]-[.B895];[.B895]-[.B8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95]&gt;[.B896];[.B895]-[.B896];[.B896]-[.B8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96]&gt;[.B897];[.B896]-[.B897];[.B897]-[.B8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97]&gt;[.B898];[.B897]-[.B898];[.B898]-[.B8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98]&gt;[.B899];[.B898]-[.B899];[.B899]-[.B8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899]&gt;[.B900];[.B899]-[.B900];[.B900]-[.B8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00]&gt;[.B901];[.B900]-[.B901];[.B901]-[.B9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01]&gt;[.B902];[.B901]-[.B902];[.B902]-[.B9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02]&gt;[.B903];[.B902]-[.B903];[.B903]-[.B9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03]&gt;[.B904];[.B903]-[.B904];[.B904]-[.B9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04]&gt;[.B905];[.B904]-[.B905];[.B905]-[.B9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05]&gt;[.B906];[.B905]-[.B906];[.B906]-[.B9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06]&gt;[.B907];[.B906]-[.B907];[.B907]-[.B9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07]&gt;[.B908];[.B907]-[.B908];[.B908]-[.B9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08]&gt;[.B909];[.B908]-[.B909];[.B909]-[.B9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09]&gt;[.B910];[.B909]-[.B910];[.B910]-[.B9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10]&gt;[.B911];[.B910]-[.B911];[.B911]-[.B9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11]&gt;[.B912];[.B911]-[.B912];[.B912]-[.B9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12]&gt;[.B913];[.B912]-[.B913];[.B913]-[.B9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13]&gt;[.B914];[.B913]-[.B914];[.B914]-[.B9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14]&gt;[.B915];[.B914]-[.B915];[.B915]-[.B9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15]&gt;[.B916];[.B915]-[.B916];[.B916]-[.B9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16]&gt;[.B917];[.B916]-[.B917];[.B917]-[.B9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17]&gt;[.B918];[.B917]-[.B918];[.B918]-[.B9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18]&gt;[.B919];[.B918]-[.B919];[.B919]-[.B9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19]&gt;[.B920];[.B919]-[.B920];[.B920]-[.B9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20]&gt;[.B921];[.B920]-[.B921];[.B921]-[.B9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21]&gt;[.B922];[.B921]-[.B922];[.B922]-[.B9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22]&gt;[.B923];[.B922]-[.B923];[.B923]-[.B9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23]&gt;[.B924];[.B923]-[.B924];[.B924]-[.B9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24]&gt;[.B925];[.B924]-[.B925];[.B925]-[.B9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25]&gt;[.B926];[.B925]-[.B926];[.B926]-[.B9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26]&gt;[.B927];[.B926]-[.B927];[.B927]-[.B9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27]&gt;[.B928];[.B927]-[.B928];[.B928]-[.B9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28]&gt;[.B929];[.B928]-[.B929];[.B929]-[.B9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29]&gt;[.B930];[.B929]-[.B930];[.B930]-[.B9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30]&gt;[.B931];[.B930]-[.B931];[.B931]-[.B9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31]&gt;[.B932];[.B931]-[.B932];[.B932]-[.B9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32]&gt;[.B933];[.B932]-[.B933];[.B933]-[.B9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33]&gt;[.B934];[.B933]-[.B934];[.B934]-[.B9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34]&gt;[.B935];[.B934]-[.B935];[.B935]-[.B9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35]&gt;[.B936];[.B935]-[.B936];[.B936]-[.B9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36]&gt;[.B937];[.B936]-[.B937];[.B937]-[.B9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37]&gt;[.B938];[.B937]-[.B938];[.B938]-[.B9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38]&gt;[.B939];[.B938]-[.B939];[.B939]-[.B9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39]&gt;[.B940];[.B939]-[.B940];[.B940]-[.B9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40]&gt;[.B941];[.B940]-[.B941];[.B941]-[.B9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41]&gt;[.B942];[.B941]-[.B942];[.B942]-[.B9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42]&gt;[.B943];[.B942]-[.B943];[.B943]-[.B9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43]&gt;[.B944];[.B943]-[.B944];[.B944]-[.B9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44]&gt;[.B945];[.B944]-[.B945];[.B945]-[.B9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45]&gt;[.B946];[.B945]-[.B946];[.B946]-[.B9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46]&gt;[.B947];[.B946]-[.B947];[.B947]-[.B9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47]&gt;[.B948];[.B947]-[.B948];[.B948]-[.B9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48]&gt;[.B949];[.B948]-[.B949];[.B949]-[.B9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49]&gt;[.B950];[.B949]-[.B950];[.B950]-[.B9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50]&gt;[.B951];[.B950]-[.B951];[.B951]-[.B9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51]&gt;[.B952];[.B951]-[.B952];[.B952]-[.B9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52]&gt;[.B953];[.B952]-[.B953];[.B953]-[.B9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53]&gt;[.B954];[.B953]-[.B954];[.B954]-[.B9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54]&gt;[.B955];[.B954]-[.B955];[.B955]-[.B9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55]&gt;[.B956];[.B955]-[.B956];[.B956]-[.B9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56]&gt;[.B957];[.B956]-[.B957];[.B957]-[.B9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57]&gt;[.B958];[.B957]-[.B958];[.B958]-[.B9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58]&gt;[.B959];[.B958]-[.B959];[.B959]-[.B9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59]&gt;[.B960];[.B959]-[.B960];[.B960]-[.B9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60]&gt;[.B961];[.B960]-[.B961];[.B961]-[.B9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61]&gt;[.B962];[.B961]-[.B962];[.B962]-[.B9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62]&gt;[.B963];[.B962]-[.B963];[.B963]-[.B9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63]&gt;[.B964];[.B963]-[.B964];[.B964]-[.B9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64]&gt;[.B965];[.B964]-[.B965];[.B965]-[.B9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65]&gt;[.B966];[.B965]-[.B966];[.B966]-[.B9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66]&gt;[.B967];[.B966]-[.B967];[.B967]-[.B9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67]&gt;[.B968];[.B967]-[.B968];[.B968]-[.B9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68]&gt;[.B969];[.B968]-[.B969];[.B969]-[.B9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69]&gt;[.B970];[.B969]-[.B970];[.B970]-[.B9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70]&gt;[.B971];[.B970]-[.B971];[.B971]-[.B9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71]&gt;[.B972];[.B971]-[.B972];[.B972]-[.B9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72]&gt;[.B973];[.B972]-[.B973];[.B973]-[.B9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73]&gt;[.B974];[.B973]-[.B974];[.B974]-[.B9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74]&gt;[.B975];[.B974]-[.B975];[.B975]-[.B9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75]&gt;[.B976];[.B975]-[.B976];[.B976]-[.B9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76]&gt;[.B977];[.B976]-[.B977];[.B977]-[.B9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77]&gt;[.B978];[.B977]-[.B978];[.B978]-[.B9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78]&gt;[.B979];[.B978]-[.B979];[.B979]-[.B9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79]&gt;[.B980];[.B979]-[.B980];[.B980]-[.B9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80]&gt;[.B981];[.B980]-[.B981];[.B981]-[.B9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81]&gt;[.B982];[.B981]-[.B982];[.B982]-[.B9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82]&gt;[.B983];[.B982]-[.B983];[.B983]-[.B9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83]&gt;[.B984];[.B983]-[.B984];[.B984]-[.B9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84]&gt;[.B985];[.B984]-[.B985];[.B985]-[.B9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85]&gt;[.B986];[.B985]-[.B986];[.B986]-[.B9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86]&gt;[.B987];[.B986]-[.B987];[.B987]-[.B9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87]&gt;[.B988];[.B987]-[.B988];[.B988]-[.B9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88]&gt;[.B989];[.B988]-[.B989];[.B989]-[.B9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89]&gt;[.B990];[.B989]-[.B990];[.B990]-[.B9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90]&gt;[.B991];[.B990]-[.B991];[.B991]-[.B9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91]&gt;[.B992];[.B991]-[.B992];[.B992]-[.B9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92]&gt;[.B993];[.B992]-[.B993];[.B993]-[.B9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93]&gt;[.B994];[.B993]-[.B994];[.B994]-[.B9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94]&gt;[.B995];[.B994]-[.B995];[.B995]-[.B9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95]&gt;[.B996];[.B995]-[.B996];[.B996]-[.B9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96]&gt;[.B997];[.B996]-[.B997];[.B997]-[.B9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97]&gt;[.B998];[.B997]-[.B998];[.B998]-[.B9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98]&gt;[.B999];[.B998]-[.B999];[.B999]-[.B9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999]&gt;[.B1000];[.B999]-[.B1000];[.B1000]-[.B9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00]&gt;[.B1001];[.B1000]-[.B1001];[.B1001]-[.B10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01]&gt;[.B1002];[.B1001]-[.B1002];[.B1002]-[.B10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02]&gt;[.B1003];[.B1002]-[.B1003];[.B1003]-[.B10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03]&gt;[.B1004];[.B1003]-[.B1004];[.B1004]-[.B10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04]&gt;[.B1005];[.B1004]-[.B1005];[.B1005]-[.B10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05]&gt;[.B1006];[.B1005]-[.B1006];[.B1006]-[.B10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06]&gt;[.B1007];[.B1006]-[.B1007];[.B1007]-[.B10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07]&gt;[.B1008];[.B1007]-[.B1008];[.B1008]-[.B10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08]&gt;[.B1009];[.B1008]-[.B1009];[.B1009]-[.B10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09]&gt;[.B1010];[.B1009]-[.B1010];[.B1010]-[.B10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10]&gt;[.B1011];[.B1010]-[.B1011];[.B1011]-[.B10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11]&gt;[.B1012];[.B1011]-[.B1012];[.B1012]-[.B10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12]&gt;[.B1013];[.B1012]-[.B1013];[.B1013]-[.B10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13]&gt;[.B1014];[.B1013]-[.B1014];[.B1014]-[.B10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14]&gt;[.B1015];[.B1014]-[.B1015];[.B1015]-[.B10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15]&gt;[.B1016];[.B1015]-[.B1016];[.B1016]-[.B10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16]&gt;[.B1017];[.B1016]-[.B1017];[.B1017]-[.B10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17]&gt;[.B1018];[.B1017]-[.B1018];[.B1018]-[.B10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18]&gt;[.B1019];[.B1018]-[.B1019];[.B1019]-[.B10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19]&gt;[.B1020];[.B1019]-[.B1020];[.B1020]-[.B10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20]&gt;[.B1021];[.B1020]-[.B1021];[.B1021]-[.B10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21]&gt;[.B1022];[.B1021]-[.B1022];[.B1022]-[.B10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22]&gt;[.B1023];[.B1022]-[.B1023];[.B1023]-[.B10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23]&gt;[.B1024];[.B1023]-[.B1024];[.B1024]-[.B10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24]&gt;[.B1025];[.B1024]-[.B1025];[.B1025]-[.B10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25]&gt;[.B1026];[.B1025]-[.B1026];[.B1026]-[.B10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26]&gt;[.B1027];[.B1026]-[.B1027];[.B1027]-[.B10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27]&gt;[.B1028];[.B1027]-[.B1028];[.B1028]-[.B10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28]&gt;[.B1029];[.B1028]-[.B1029];[.B1029]-[.B10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29]&gt;[.B1030];[.B1029]-[.B1030];[.B1030]-[.B10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30]&gt;[.B1031];[.B1030]-[.B1031];[.B1031]-[.B10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31]&gt;[.B1032];[.B1031]-[.B1032];[.B1032]-[.B10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32]&gt;[.B1033];[.B1032]-[.B1033];[.B1033]-[.B10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33]&gt;[.B1034];[.B1033]-[.B1034];[.B1034]-[.B10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34]&gt;[.B1035];[.B1034]-[.B1035];[.B1035]-[.B10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35]&gt;[.B1036];[.B1035]-[.B1036];[.B1036]-[.B10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36]&gt;[.B1037];[.B1036]-[.B1037];[.B1037]-[.B10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37]&gt;[.B1038];[.B1037]-[.B1038];[.B1038]-[.B10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38]&gt;[.B1039];[.B1038]-[.B1039];[.B1039]-[.B10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39]&gt;[.B1040];[.B1039]-[.B1040];[.B1040]-[.B10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40]&gt;[.B1041];[.B1040]-[.B1041];[.B1041]-[.B10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41]&gt;[.B1042];[.B1041]-[.B1042];[.B1042]-[.B10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42]&gt;[.B1043];[.B1042]-[.B1043];[.B1043]-[.B10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43]&gt;[.B1044];[.B1043]-[.B1044];[.B1044]-[.B10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44]&gt;[.B1045];[.B1044]-[.B1045];[.B1045]-[.B10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45]&gt;[.B1046];[.B1045]-[.B1046];[.B1046]-[.B10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46]&gt;[.B1047];[.B1046]-[.B1047];[.B1047]-[.B10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47]&gt;[.B1048];[.B1047]-[.B1048];[.B1048]-[.B10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48]&gt;[.B1049];[.B1048]-[.B1049];[.B1049]-[.B10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49]&gt;[.B1050];[.B1049]-[.B1050];[.B1050]-[.B10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50]&gt;[.B1051];[.B1050]-[.B1051];[.B1051]-[.B10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51]&gt;[.B1052];[.B1051]-[.B1052];[.B1052]-[.B10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52]&gt;[.B1053];[.B1052]-[.B1053];[.B1053]-[.B10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53]&gt;[.B1054];[.B1053]-[.B1054];[.B1054]-[.B10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54]&gt;[.B1055];[.B1054]-[.B1055];[.B1055]-[.B10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55]&gt;[.B1056];[.B1055]-[.B1056];[.B1056]-[.B10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56]&gt;[.B1057];[.B1056]-[.B1057];[.B1057]-[.B10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57]&gt;[.B1058];[.B1057]-[.B1058];[.B1058]-[.B10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58]&gt;[.B1059];[.B1058]-[.B1059];[.B1059]-[.B10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59]&gt;[.B1060];[.B1059]-[.B1060];[.B1060]-[.B10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60]&gt;[.B1061];[.B1060]-[.B1061];[.B1061]-[.B10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61]&gt;[.B1062];[.B1061]-[.B1062];[.B1062]-[.B10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62]&gt;[.B1063];[.B1062]-[.B1063];[.B1063]-[.B10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63]&gt;[.B1064];[.B1063]-[.B1064];[.B1064]-[.B10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64]&gt;[.B1065];[.B1064]-[.B1065];[.B1065]-[.B10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65]&gt;[.B1066];[.B1065]-[.B1066];[.B1066]-[.B10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66]&gt;[.B1067];[.B1066]-[.B1067];[.B1067]-[.B10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67]&gt;[.B1068];[.B1067]-[.B1068];[.B1068]-[.B10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68]&gt;[.B1069];[.B1068]-[.B1069];[.B1069]-[.B10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69]&gt;[.B1070];[.B1069]-[.B1070];[.B1070]-[.B10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70]&gt;[.B1071];[.B1070]-[.B1071];[.B1071]-[.B10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71]&gt;[.B1072];[.B1071]-[.B1072];[.B1072]-[.B10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72]&gt;[.B1073];[.B1072]-[.B1073];[.B1073]-[.B10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73]&gt;[.B1074];[.B1073]-[.B1074];[.B1074]-[.B10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74]&gt;[.B1075];[.B1074]-[.B1075];[.B1075]-[.B10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75]&gt;[.B1076];[.B1075]-[.B1076];[.B1076]-[.B10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76]&gt;[.B1077];[.B1076]-[.B1077];[.B1077]-[.B10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77]&gt;[.B1078];[.B1077]-[.B1078];[.B1078]-[.B10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78]&gt;[.B1079];[.B1078]-[.B1079];[.B1079]-[.B10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79]&gt;[.B1080];[.B1079]-[.B1080];[.B1080]-[.B10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80]&gt;[.B1081];[.B1080]-[.B1081];[.B1081]-[.B10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81]&gt;[.B1082];[.B1081]-[.B1082];[.B1082]-[.B10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82]&gt;[.B1083];[.B1082]-[.B1083];[.B1083]-[.B10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83]&gt;[.B1084];[.B1083]-[.B1084];[.B1084]-[.B10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84]&gt;[.B1085];[.B1084]-[.B1085];[.B1085]-[.B10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85]&gt;[.B1086];[.B1085]-[.B1086];[.B1086]-[.B10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86]&gt;[.B1087];[.B1086]-[.B1087];[.B1087]-[.B10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87]&gt;[.B1088];[.B1087]-[.B1088];[.B1088]-[.B10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88]&gt;[.B1089];[.B1088]-[.B1089];[.B1089]-[.B10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89]&gt;[.B1090];[.B1089]-[.B1090];[.B1090]-[.B10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90]&gt;[.B1091];[.B1090]-[.B1091];[.B1091]-[.B10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91]&gt;[.B1092];[.B1091]-[.B1092];[.B1092]-[.B10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92]&gt;[.B1093];[.B1092]-[.B1093];[.B1093]-[.B10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93]&gt;[.B1094];[.B1093]-[.B1094];[.B1094]-[.B10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94]&gt;[.B1095];[.B1094]-[.B1095];[.B1095]-[.B10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95]&gt;[.B1096];[.B1095]-[.B1096];[.B1096]-[.B10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96]&gt;[.B1097];[.B1096]-[.B1097];[.B1097]-[.B10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97]&gt;[.B1098];[.B1097]-[.B1098];[.B1098]-[.B10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98]&gt;[.B1099];[.B1098]-[.B1099];[.B1099]-[.B10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099]&gt;[.B1100];[.B1099]-[.B1100];[.B1100]-[.B10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00]&gt;[.B1101];[.B1100]-[.B1101];[.B1101]-[.B11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01]&gt;[.B1102];[.B1101]-[.B1102];[.B1102]-[.B11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02]&gt;[.B1103];[.B1102]-[.B1103];[.B1103]-[.B11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03]&gt;[.B1104];[.B1103]-[.B1104];[.B1104]-[.B11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04]&gt;[.B1105];[.B1104]-[.B1105];[.B1105]-[.B11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05]&gt;[.B1106];[.B1105]-[.B1106];[.B1106]-[.B11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06]&gt;[.B1107];[.B1106]-[.B1107];[.B1107]-[.B11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07]&gt;[.B1108];[.B1107]-[.B1108];[.B1108]-[.B11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08]&gt;[.B1109];[.B1108]-[.B1109];[.B1109]-[.B11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09]&gt;[.B1110];[.B1109]-[.B1110];[.B1110]-[.B11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10]&gt;[.B1111];[.B1110]-[.B1111];[.B1111]-[.B11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11]&gt;[.B1112];[.B1111]-[.B1112];[.B1112]-[.B11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12]&gt;[.B1113];[.B1112]-[.B1113];[.B1113]-[.B11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13]&gt;[.B1114];[.B1113]-[.B1114];[.B1114]-[.B11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14]&gt;[.B1115];[.B1114]-[.B1115];[.B1115]-[.B11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15]&gt;[.B1116];[.B1115]-[.B1116];[.B1116]-[.B11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16]&gt;[.B1117];[.B1116]-[.B1117];[.B1117]-[.B11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17]&gt;[.B1118];[.B1117]-[.B1118];[.B1118]-[.B11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18]&gt;[.B1119];[.B1118]-[.B1119];[.B1119]-[.B11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19]&gt;[.B1120];[.B1119]-[.B1120];[.B1120]-[.B11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20]&gt;[.B1121];[.B1120]-[.B1121];[.B1121]-[.B11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21]&gt;[.B1122];[.B1121]-[.B1122];[.B1122]-[.B11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22]&gt;[.B1123];[.B1122]-[.B1123];[.B1123]-[.B11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23]&gt;[.B1124];[.B1123]-[.B1124];[.B1124]-[.B11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24]&gt;[.B1125];[.B1124]-[.B1125];[.B1125]-[.B11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25]&gt;[.B1126];[.B1125]-[.B1126];[.B1126]-[.B11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26]&gt;[.B1127];[.B1126]-[.B1127];[.B1127]-[.B11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27]&gt;[.B1128];[.B1127]-[.B1128];[.B1128]-[.B11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28]&gt;[.B1129];[.B1128]-[.B1129];[.B1129]-[.B11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29]&gt;[.B1130];[.B1129]-[.B1130];[.B1130]-[.B11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30]&gt;[.B1131];[.B1130]-[.B1131];[.B1131]-[.B11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31]&gt;[.B1132];[.B1131]-[.B1132];[.B1132]-[.B11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32]&gt;[.B1133];[.B1132]-[.B1133];[.B1133]-[.B11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33]&gt;[.B1134];[.B1133]-[.B1134];[.B1134]-[.B11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34]&gt;[.B1135];[.B1134]-[.B1135];[.B1135]-[.B11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35]&gt;[.B1136];[.B1135]-[.B1136];[.B1136]-[.B11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36]&gt;[.B1137];[.B1136]-[.B1137];[.B1137]-[.B11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37]&gt;[.B1138];[.B1137]-[.B1138];[.B1138]-[.B11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38]&gt;[.B1139];[.B1138]-[.B1139];[.B1139]-[.B11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39]&gt;[.B1140];[.B1139]-[.B1140];[.B1140]-[.B11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40]&gt;[.B1141];[.B1140]-[.B1141];[.B1141]-[.B11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41]&gt;[.B1142];[.B1141]-[.B1142];[.B1142]-[.B11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42]&gt;[.B1143];[.B1142]-[.B1143];[.B1143]-[.B11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43]&gt;[.B1144];[.B1143]-[.B1144];[.B1144]-[.B11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44]&gt;[.B1145];[.B1144]-[.B1145];[.B1145]-[.B11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45]&gt;[.B1146];[.B1145]-[.B1146];[.B1146]-[.B11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46]&gt;[.B1147];[.B1146]-[.B1147];[.B1147]-[.B11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47]&gt;[.B1148];[.B1147]-[.B1148];[.B1148]-[.B11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48]&gt;[.B1149];[.B1148]-[.B1149];[.B1149]-[.B11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49]&gt;[.B1150];[.B1149]-[.B1150];[.B1150]-[.B11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50]&gt;[.B1151];[.B1150]-[.B1151];[.B1151]-[.B11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51]&gt;[.B1152];[.B1151]-[.B1152];[.B1152]-[.B11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52]&gt;[.B1153];[.B1152]-[.B1153];[.B1153]-[.B11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53]&gt;[.B1154];[.B1153]-[.B1154];[.B1154]-[.B11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54]&gt;[.B1155];[.B1154]-[.B1155];[.B1155]-[.B11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55]&gt;[.B1156];[.B1155]-[.B1156];[.B1156]-[.B11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56]&gt;[.B1157];[.B1156]-[.B1157];[.B1157]-[.B11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57]&gt;[.B1158];[.B1157]-[.B1158];[.B1158]-[.B11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58]&gt;[.B1159];[.B1158]-[.B1159];[.B1159]-[.B11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59]&gt;[.B1160];[.B1159]-[.B1160];[.B1160]-[.B11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60]&gt;[.B1161];[.B1160]-[.B1161];[.B1161]-[.B11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61]&gt;[.B1162];[.B1161]-[.B1162];[.B1162]-[.B11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62]&gt;[.B1163];[.B1162]-[.B1163];[.B1163]-[.B11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63]&gt;[.B1164];[.B1163]-[.B1164];[.B1164]-[.B11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64]&gt;[.B1165];[.B1164]-[.B1165];[.B1165]-[.B11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65]&gt;[.B1166];[.B1165]-[.B1166];[.B1166]-[.B11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66]&gt;[.B1167];[.B1166]-[.B1167];[.B1167]-[.B11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67]&gt;[.B1168];[.B1167]-[.B1168];[.B1168]-[.B11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68]&gt;[.B1169];[.B1168]-[.B1169];[.B1169]-[.B11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69]&gt;[.B1170];[.B1169]-[.B1170];[.B1170]-[.B11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70]&gt;[.B1171];[.B1170]-[.B1171];[.B1171]-[.B11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71]&gt;[.B1172];[.B1171]-[.B1172];[.B1172]-[.B11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72]&gt;[.B1173];[.B1172]-[.B1173];[.B1173]-[.B11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73]&gt;[.B1174];[.B1173]-[.B1174];[.B1174]-[.B11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74]&gt;[.B1175];[.B1174]-[.B1175];[.B1175]-[.B11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75]&gt;[.B1176];[.B1175]-[.B1176];[.B1176]-[.B11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76]&gt;[.B1177];[.B1176]-[.B1177];[.B1177]-[.B11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77]&gt;[.B1178];[.B1177]-[.B1178];[.B1178]-[.B11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78]&gt;[.B1179];[.B1178]-[.B1179];[.B1179]-[.B11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79]&gt;[.B1180];[.B1179]-[.B1180];[.B1180]-[.B11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80]&gt;[.B1181];[.B1180]-[.B1181];[.B1181]-[.B11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81]&gt;[.B1182];[.B1181]-[.B1182];[.B1182]-[.B11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82]&gt;[.B1183];[.B1182]-[.B1183];[.B1183]-[.B11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83]&gt;[.B1184];[.B1183]-[.B1184];[.B1184]-[.B11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84]&gt;[.B1185];[.B1184]-[.B1185];[.B1185]-[.B11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85]&gt;[.B1186];[.B1185]-[.B1186];[.B1186]-[.B11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86]&gt;[.B1187];[.B1186]-[.B1187];[.B1187]-[.B11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87]&gt;[.B1188];[.B1187]-[.B1188];[.B1188]-[.B11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88]&gt;[.B1189];[.B1188]-[.B1189];[.B1189]-[.B11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89]&gt;[.B1190];[.B1189]-[.B1190];[.B1190]-[.B11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90]&gt;[.B1191];[.B1190]-[.B1191];[.B1191]-[.B11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91]&gt;[.B1192];[.B1191]-[.B1192];[.B1192]-[.B11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92]&gt;[.B1193];[.B1192]-[.B1193];[.B1193]-[.B11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93]&gt;[.B1194];[.B1193]-[.B1194];[.B1194]-[.B11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94]&gt;[.B1195];[.B1194]-[.B1195];[.B1195]-[.B11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95]&gt;[.B1196];[.B1195]-[.B1196];[.B1196]-[.B11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96]&gt;[.B1197];[.B1196]-[.B1197];[.B1197]-[.B11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97]&gt;[.B1198];[.B1197]-[.B1198];[.B1198]-[.B11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98]&gt;[.B1199];[.B1198]-[.B1199];[.B1199]-[.B11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199]&gt;[.B1200];[.B1199]-[.B1200];[.B1200]-[.B11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00]&gt;[.B1201];[.B1200]-[.B1201];[.B1201]-[.B12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01]&gt;[.B1202];[.B1201]-[.B1202];[.B1202]-[.B12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02]&gt;[.B1203];[.B1202]-[.B1203];[.B1203]-[.B12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03]&gt;[.B1204];[.B1203]-[.B1204];[.B1204]-[.B12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04]&gt;[.B1205];[.B1204]-[.B1205];[.B1205]-[.B12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05]&gt;[.B1206];[.B1205]-[.B1206];[.B1206]-[.B12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06]&gt;[.B1207];[.B1206]-[.B1207];[.B1207]-[.B12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07]&gt;[.B1208];[.B1207]-[.B1208];[.B1208]-[.B12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08]&gt;[.B1209];[.B1208]-[.B1209];[.B1209]-[.B12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09]&gt;[.B1210];[.B1209]-[.B1210];[.B1210]-[.B12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10]&gt;[.B1211];[.B1210]-[.B1211];[.B1211]-[.B12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11]&gt;[.B1212];[.B1211]-[.B1212];[.B1212]-[.B12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12]&gt;[.B1213];[.B1212]-[.B1213];[.B1213]-[.B12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13]&gt;[.B1214];[.B1213]-[.B1214];[.B1214]-[.B12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14]&gt;[.B1215];[.B1214]-[.B1215];[.B1215]-[.B12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15]&gt;[.B1216];[.B1215]-[.B1216];[.B1216]-[.B12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16]&gt;[.B1217];[.B1216]-[.B1217];[.B1217]-[.B12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17]&gt;[.B1218];[.B1217]-[.B1218];[.B1218]-[.B12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18]&gt;[.B1219];[.B1218]-[.B1219];[.B1219]-[.B12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19]&gt;[.B1220];[.B1219]-[.B1220];[.B1220]-[.B12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20]&gt;[.B1221];[.B1220]-[.B1221];[.B1221]-[.B12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21]&gt;[.B1222];[.B1221]-[.B1222];[.B1222]-[.B12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22]&gt;[.B1223];[.B1222]-[.B1223];[.B1223]-[.B12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23]&gt;[.B1224];[.B1223]-[.B1224];[.B1224]-[.B12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24]&gt;[.B1225];[.B1224]-[.B1225];[.B1225]-[.B12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25]&gt;[.B1226];[.B1225]-[.B1226];[.B1226]-[.B12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26]&gt;[.B1227];[.B1226]-[.B1227];[.B1227]-[.B12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27]&gt;[.B1228];[.B1227]-[.B1228];[.B1228]-[.B12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28]&gt;[.B1229];[.B1228]-[.B1229];[.B1229]-[.B12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29]&gt;[.B1230];[.B1229]-[.B1230];[.B1230]-[.B12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30]&gt;[.B1231];[.B1230]-[.B1231];[.B1231]-[.B12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31]&gt;[.B1232];[.B1231]-[.B1232];[.B1232]-[.B12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32]&gt;[.B1233];[.B1232]-[.B1233];[.B1233]-[.B12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33]&gt;[.B1234];[.B1233]-[.B1234];[.B1234]-[.B12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34]&gt;[.B1235];[.B1234]-[.B1235];[.B1235]-[.B12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35]&gt;[.B1236];[.B1235]-[.B1236];[.B1236]-[.B12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36]&gt;[.B1237];[.B1236]-[.B1237];[.B1237]-[.B12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37]&gt;[.B1238];[.B1237]-[.B1238];[.B1238]-[.B12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38]&gt;[.B1239];[.B1238]-[.B1239];[.B1239]-[.B12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39]&gt;[.B1240];[.B1239]-[.B1240];[.B1240]-[.B12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40]&gt;[.B1241];[.B1240]-[.B1241];[.B1241]-[.B12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41]&gt;[.B1242];[.B1241]-[.B1242];[.B1242]-[.B12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42]&gt;[.B1243];[.B1242]-[.B1243];[.B1243]-[.B12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43]&gt;[.B1244];[.B1243]-[.B1244];[.B1244]-[.B12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44]&gt;[.B1245];[.B1244]-[.B1245];[.B1245]-[.B12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45]&gt;[.B1246];[.B1245]-[.B1246];[.B1246]-[.B12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46]&gt;[.B1247];[.B1246]-[.B1247];[.B1247]-[.B12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47]&gt;[.B1248];[.B1247]-[.B1248];[.B1248]-[.B12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48]&gt;[.B1249];[.B1248]-[.B1249];[.B1249]-[.B12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49]&gt;[.B1250];[.B1249]-[.B1250];[.B1250]-[.B12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50]&gt;[.B1251];[.B1250]-[.B1251];[.B1251]-[.B12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51]&gt;[.B1252];[.B1251]-[.B1252];[.B1252]-[.B12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52]&gt;[.B1253];[.B1252]-[.B1253];[.B1253]-[.B12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53]&gt;[.B1254];[.B1253]-[.B1254];[.B1254]-[.B12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54]&gt;[.B1255];[.B1254]-[.B1255];[.B1255]-[.B12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55]&gt;[.B1256];[.B1255]-[.B1256];[.B1256]-[.B12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56]&gt;[.B1257];[.B1256]-[.B1257];[.B1257]-[.B12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57]&gt;[.B1258];[.B1257]-[.B1258];[.B1258]-[.B12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58]&gt;[.B1259];[.B1258]-[.B1259];[.B1259]-[.B12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59]&gt;[.B1260];[.B1259]-[.B1260];[.B1260]-[.B12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60]&gt;[.B1261];[.B1260]-[.B1261];[.B1261]-[.B12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61]&gt;[.B1262];[.B1261]-[.B1262];[.B1262]-[.B12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62]&gt;[.B1263];[.B1262]-[.B1263];[.B1263]-[.B12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63]&gt;[.B1264];[.B1263]-[.B1264];[.B1264]-[.B12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64]&gt;[.B1265];[.B1264]-[.B1265];[.B1265]-[.B12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65]&gt;[.B1266];[.B1265]-[.B1266];[.B1266]-[.B12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66]&gt;[.B1267];[.B1266]-[.B1267];[.B1267]-[.B12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67]&gt;[.B1268];[.B1267]-[.B1268];[.B1268]-[.B12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68]&gt;[.B1269];[.B1268]-[.B1269];[.B1269]-[.B12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69]&gt;[.B1270];[.B1269]-[.B1270];[.B1270]-[.B12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70]&gt;[.B1271];[.B1270]-[.B1271];[.B1271]-[.B12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71]&gt;[.B1272];[.B1271]-[.B1272];[.B1272]-[.B12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72]&gt;[.B1273];[.B1272]-[.B1273];[.B1273]-[.B12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73]&gt;[.B1274];[.B1273]-[.B1274];[.B1274]-[.B12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74]&gt;[.B1275];[.B1274]-[.B1275];[.B1275]-[.B12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75]&gt;[.B1276];[.B1275]-[.B1276];[.B1276]-[.B12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76]&gt;[.B1277];[.B1276]-[.B1277];[.B1277]-[.B12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77]&gt;[.B1278];[.B1277]-[.B1278];[.B1278]-[.B12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78]&gt;[.B1279];[.B1278]-[.B1279];[.B1279]-[.B12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79]&gt;[.B1280];[.B1279]-[.B1280];[.B1280]-[.B12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80]&gt;[.B1281];[.B1280]-[.B1281];[.B1281]-[.B12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81]&gt;[.B1282];[.B1281]-[.B1282];[.B1282]-[.B12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82]&gt;[.B1283];[.B1282]-[.B1283];[.B1283]-[.B12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83]&gt;[.B1284];[.B1283]-[.B1284];[.B1284]-[.B12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84]&gt;[.B1285];[.B1284]-[.B1285];[.B1285]-[.B12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85]&gt;[.B1286];[.B1285]-[.B1286];[.B1286]-[.B12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86]&gt;[.B1287];[.B1286]-[.B1287];[.B1287]-[.B12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87]&gt;[.B1288];[.B1287]-[.B1288];[.B1288]-[.B12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88]&gt;[.B1289];[.B1288]-[.B1289];[.B1289]-[.B12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89]&gt;[.B1290];[.B1289]-[.B1290];[.B1290]-[.B12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90]&gt;[.B1291];[.B1290]-[.B1291];[.B1291]-[.B12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91]&gt;[.B1292];[.B1291]-[.B1292];[.B1292]-[.B12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92]&gt;[.B1293];[.B1292]-[.B1293];[.B1293]-[.B12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93]&gt;[.B1294];[.B1293]-[.B1294];[.B1294]-[.B12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94]&gt;[.B1295];[.B1294]-[.B1295];[.B1295]-[.B12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95]&gt;[.B1296];[.B1295]-[.B1296];[.B1296]-[.B12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96]&gt;[.B1297];[.B1296]-[.B1297];[.B1297]-[.B12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97]&gt;[.B1298];[.B1297]-[.B1298];[.B1298]-[.B12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98]&gt;[.B1299];[.B1298]-[.B1299];[.B1299]-[.B12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299]&gt;[.B1300];[.B1299]-[.B1300];[.B1300]-[.B12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00]&gt;[.B1301];[.B1300]-[.B1301];[.B1301]-[.B13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01]&gt;[.B1302];[.B1301]-[.B1302];[.B1302]-[.B13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02]&gt;[.B1303];[.B1302]-[.B1303];[.B1303]-[.B13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03]&gt;[.B1304];[.B1303]-[.B1304];[.B1304]-[.B13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04]&gt;[.B1305];[.B1304]-[.B1305];[.B1305]-[.B13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05]&gt;[.B1306];[.B1305]-[.B1306];[.B1306]-[.B13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06]&gt;[.B1307];[.B1306]-[.B1307];[.B1307]-[.B13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07]&gt;[.B1308];[.B1307]-[.B1308];[.B1308]-[.B13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08]&gt;[.B1309];[.B1308]-[.B1309];[.B1309]-[.B13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09]&gt;[.B1310];[.B1309]-[.B1310];[.B1310]-[.B13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10]&gt;[.B1311];[.B1310]-[.B1311];[.B1311]-[.B13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11]&gt;[.B1312];[.B1311]-[.B1312];[.B1312]-[.B13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12]&gt;[.B1313];[.B1312]-[.B1313];[.B1313]-[.B13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13]&gt;[.B1314];[.B1313]-[.B1314];[.B1314]-[.B13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14]&gt;[.B1315];[.B1314]-[.B1315];[.B1315]-[.B13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15]&gt;[.B1316];[.B1315]-[.B1316];[.B1316]-[.B13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16]&gt;[.B1317];[.B1316]-[.B1317];[.B1317]-[.B13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17]&gt;[.B1318];[.B1317]-[.B1318];[.B1318]-[.B13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18]&gt;[.B1319];[.B1318]-[.B1319];[.B1319]-[.B13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19]&gt;[.B1320];[.B1319]-[.B1320];[.B1320]-[.B13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20]&gt;[.B1321];[.B1320]-[.B1321];[.B1321]-[.B13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21]&gt;[.B1322];[.B1321]-[.B1322];[.B1322]-[.B13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22]&gt;[.B1323];[.B1322]-[.B1323];[.B1323]-[.B13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23]&gt;[.B1324];[.B1323]-[.B1324];[.B1324]-[.B13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24]&gt;[.B1325];[.B1324]-[.B1325];[.B1325]-[.B13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25]&gt;[.B1326];[.B1325]-[.B1326];[.B1326]-[.B13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26]&gt;[.B1327];[.B1326]-[.B1327];[.B1327]-[.B13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27]&gt;[.B1328];[.B1327]-[.B1328];[.B1328]-[.B13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28]&gt;[.B1329];[.B1328]-[.B1329];[.B1329]-[.B13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29]&gt;[.B1330];[.B1329]-[.B1330];[.B1330]-[.B13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30]&gt;[.B1331];[.B1330]-[.B1331];[.B1331]-[.B13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31]&gt;[.B1332];[.B1331]-[.B1332];[.B1332]-[.B13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32]&gt;[.B1333];[.B1332]-[.B1333];[.B1333]-[.B13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33]&gt;[.B1334];[.B1333]-[.B1334];[.B1334]-[.B13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34]&gt;[.B1335];[.B1334]-[.B1335];[.B1335]-[.B13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35]&gt;[.B1336];[.B1335]-[.B1336];[.B1336]-[.B13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36]&gt;[.B1337];[.B1336]-[.B1337];[.B1337]-[.B13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37]&gt;[.B1338];[.B1337]-[.B1338];[.B1338]-[.B13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38]&gt;[.B1339];[.B1338]-[.B1339];[.B1339]-[.B13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39]&gt;[.B1340];[.B1339]-[.B1340];[.B1340]-[.B13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40]&gt;[.B1341];[.B1340]-[.B1341];[.B1341]-[.B13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41]&gt;[.B1342];[.B1341]-[.B1342];[.B1342]-[.B13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42]&gt;[.B1343];[.B1342]-[.B1343];[.B1343]-[.B13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43]&gt;[.B1344];[.B1343]-[.B1344];[.B1344]-[.B13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44]&gt;[.B1345];[.B1344]-[.B1345];[.B1345]-[.B13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45]&gt;[.B1346];[.B1345]-[.B1346];[.B1346]-[.B13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46]&gt;[.B1347];[.B1346]-[.B1347];[.B1347]-[.B13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47]&gt;[.B1348];[.B1347]-[.B1348];[.B1348]-[.B13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48]&gt;[.B1349];[.B1348]-[.B1349];[.B1349]-[.B13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49]&gt;[.B1350];[.B1349]-[.B1350];[.B1350]-[.B13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50]&gt;[.B1351];[.B1350]-[.B1351];[.B1351]-[.B13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51]&gt;[.B1352];[.B1351]-[.B1352];[.B1352]-[.B13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52]&gt;[.B1353];[.B1352]-[.B1353];[.B1353]-[.B13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53]&gt;[.B1354];[.B1353]-[.B1354];[.B1354]-[.B13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54]&gt;[.B1355];[.B1354]-[.B1355];[.B1355]-[.B13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55]&gt;[.B1356];[.B1355]-[.B1356];[.B1356]-[.B13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56]&gt;[.B1357];[.B1356]-[.B1357];[.B1357]-[.B13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57]&gt;[.B1358];[.B1357]-[.B1358];[.B1358]-[.B13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58]&gt;[.B1359];[.B1358]-[.B1359];[.B1359]-[.B13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59]&gt;[.B1360];[.B1359]-[.B1360];[.B1360]-[.B13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60]&gt;[.B1361];[.B1360]-[.B1361];[.B1361]-[.B13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61]&gt;[.B1362];[.B1361]-[.B1362];[.B1362]-[.B13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62]&gt;[.B1363];[.B1362]-[.B1363];[.B1363]-[.B13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63]&gt;[.B1364];[.B1363]-[.B1364];[.B1364]-[.B13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64]&gt;[.B1365];[.B1364]-[.B1365];[.B1365]-[.B13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65]&gt;[.B1366];[.B1365]-[.B1366];[.B1366]-[.B13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66]&gt;[.B1367];[.B1366]-[.B1367];[.B1367]-[.B13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67]&gt;[.B1368];[.B1367]-[.B1368];[.B1368]-[.B13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68]&gt;[.B1369];[.B1368]-[.B1369];[.B1369]-[.B13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69]&gt;[.B1370];[.B1369]-[.B1370];[.B1370]-[.B13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70]&gt;[.B1371];[.B1370]-[.B1371];[.B1371]-[.B13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71]&gt;[.B1372];[.B1371]-[.B1372];[.B1372]-[.B13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72]&gt;[.B1373];[.B1372]-[.B1373];[.B1373]-[.B13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73]&gt;[.B1374];[.B1373]-[.B1374];[.B1374]-[.B13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74]&gt;[.B1375];[.B1374]-[.B1375];[.B1375]-[.B13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75]&gt;[.B1376];[.B1375]-[.B1376];[.B1376]-[.B13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76]&gt;[.B1377];[.B1376]-[.B1377];[.B1377]-[.B13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77]&gt;[.B1378];[.B1377]-[.B1378];[.B1378]-[.B13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78]&gt;[.B1379];[.B1378]-[.B1379];[.B1379]-[.B13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79]&gt;[.B1380];[.B1379]-[.B1380];[.B1380]-[.B13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80]&gt;[.B1381];[.B1380]-[.B1381];[.B1381]-[.B13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81]&gt;[.B1382];[.B1381]-[.B1382];[.B1382]-[.B13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82]&gt;[.B1383];[.B1382]-[.B1383];[.B1383]-[.B13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83]&gt;[.B1384];[.B1383]-[.B1384];[.B1384]-[.B13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84]&gt;[.B1385];[.B1384]-[.B1385];[.B1385]-[.B13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85]&gt;[.B1386];[.B1385]-[.B1386];[.B1386]-[.B13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86]&gt;[.B1387];[.B1386]-[.B1387];[.B1387]-[.B13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87]&gt;[.B1388];[.B1387]-[.B1388];[.B1388]-[.B13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88]&gt;[.B1389];[.B1388]-[.B1389];[.B1389]-[.B13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89]&gt;[.B1390];[.B1389]-[.B1390];[.B1390]-[.B13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90]&gt;[.B1391];[.B1390]-[.B1391];[.B1391]-[.B13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91]&gt;[.B1392];[.B1391]-[.B1392];[.B1392]-[.B13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92]&gt;[.B1393];[.B1392]-[.B1393];[.B1393]-[.B13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93]&gt;[.B1394];[.B1393]-[.B1394];[.B1394]-[.B13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94]&gt;[.B1395];[.B1394]-[.B1395];[.B1395]-[.B13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95]&gt;[.B1396];[.B1395]-[.B1396];[.B1396]-[.B13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96]&gt;[.B1397];[.B1396]-[.B1397];[.B1397]-[.B13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97]&gt;[.B1398];[.B1397]-[.B1398];[.B1398]-[.B13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98]&gt;[.B1399];[.B1398]-[.B1399];[.B1399]-[.B13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399]&gt;[.B1400];[.B1399]-[.B1400];[.B1400]-[.B13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00]&gt;[.B1401];[.B1400]-[.B1401];[.B1401]-[.B14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01]&gt;[.B1402];[.B1401]-[.B1402];[.B1402]-[.B14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02]&gt;[.B1403];[.B1402]-[.B1403];[.B1403]-[.B14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03]&gt;[.B1404];[.B1403]-[.B1404];[.B1404]-[.B14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04]&gt;[.B1405];[.B1404]-[.B1405];[.B1405]-[.B14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05]&gt;[.B1406];[.B1405]-[.B1406];[.B1406]-[.B14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06]&gt;[.B1407];[.B1406]-[.B1407];[.B1407]-[.B14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07]&gt;[.B1408];[.B1407]-[.B1408];[.B1408]-[.B14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08]&gt;[.B1409];[.B1408]-[.B1409];[.B1409]-[.B14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09]&gt;[.B1410];[.B1409]-[.B1410];[.B1410]-[.B14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10]&gt;[.B1411];[.B1410]-[.B1411];[.B1411]-[.B14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11]&gt;[.B1412];[.B1411]-[.B1412];[.B1412]-[.B14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12]&gt;[.B1413];[.B1412]-[.B1413];[.B1413]-[.B14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13]&gt;[.B1414];[.B1413]-[.B1414];[.B1414]-[.B14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14]&gt;[.B1415];[.B1414]-[.B1415];[.B1415]-[.B14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15]&gt;[.B1416];[.B1415]-[.B1416];[.B1416]-[.B14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16]&gt;[.B1417];[.B1416]-[.B1417];[.B1417]-[.B14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17]&gt;[.B1418];[.B1417]-[.B1418];[.B1418]-[.B14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18]&gt;[.B1419];[.B1418]-[.B1419];[.B1419]-[.B14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19]&gt;[.B1420];[.B1419]-[.B1420];[.B1420]-[.B14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20]&gt;[.B1421];[.B1420]-[.B1421];[.B1421]-[.B14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21]&gt;[.B1422];[.B1421]-[.B1422];[.B1422]-[.B14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22]&gt;[.B1423];[.B1422]-[.B1423];[.B1423]-[.B14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23]&gt;[.B1424];[.B1423]-[.B1424];[.B1424]-[.B14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24]&gt;[.B1425];[.B1424]-[.B1425];[.B1425]-[.B14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25]&gt;[.B1426];[.B1425]-[.B1426];[.B1426]-[.B14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26]&gt;[.B1427];[.B1426]-[.B1427];[.B1427]-[.B14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27]&gt;[.B1428];[.B1427]-[.B1428];[.B1428]-[.B14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28]&gt;[.B1429];[.B1428]-[.B1429];[.B1429]-[.B14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29]&gt;[.B1430];[.B1429]-[.B1430];[.B1430]-[.B14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30]&gt;[.B1431];[.B1430]-[.B1431];[.B1431]-[.B14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31]&gt;[.B1432];[.B1431]-[.B1432];[.B1432]-[.B14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32]&gt;[.B1433];[.B1432]-[.B1433];[.B1433]-[.B14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33]&gt;[.B1434];[.B1433]-[.B1434];[.B1434]-[.B14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34]&gt;[.B1435];[.B1434]-[.B1435];[.B1435]-[.B14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35]&gt;[.B1436];[.B1435]-[.B1436];[.B1436]-[.B14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36]&gt;[.B1437];[.B1436]-[.B1437];[.B1437]-[.B14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37]&gt;[.B1438];[.B1437]-[.B1438];[.B1438]-[.B14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38]&gt;[.B1439];[.B1438]-[.B1439];[.B1439]-[.B14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39]&gt;[.B1440];[.B1439]-[.B1440];[.B1440]-[.B14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40]&gt;[.B1441];[.B1440]-[.B1441];[.B1441]-[.B14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41]&gt;[.B1442];[.B1441]-[.B1442];[.B1442]-[.B14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42]&gt;[.B1443];[.B1442]-[.B1443];[.B1443]-[.B14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43]&gt;[.B1444];[.B1443]-[.B1444];[.B1444]-[.B14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44]&gt;[.B1445];[.B1444]-[.B1445];[.B1445]-[.B14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45]&gt;[.B1446];[.B1445]-[.B1446];[.B1446]-[.B14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46]&gt;[.B1447];[.B1446]-[.B1447];[.B1447]-[.B14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47]&gt;[.B1448];[.B1447]-[.B1448];[.B1448]-[.B14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48]&gt;[.B1449];[.B1448]-[.B1449];[.B1449]-[.B14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49]&gt;[.B1450];[.B1449]-[.B1450];[.B1450]-[.B14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50]&gt;[.B1451];[.B1450]-[.B1451];[.B1451]-[.B14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51]&gt;[.B1452];[.B1451]-[.B1452];[.B1452]-[.B14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52]&gt;[.B1453];[.B1452]-[.B1453];[.B1453]-[.B14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53]&gt;[.B1454];[.B1453]-[.B1454];[.B1454]-[.B14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54]&gt;[.B1455];[.B1454]-[.B1455];[.B1455]-[.B14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55]&gt;[.B1456];[.B1455]-[.B1456];[.B1456]-[.B14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56]&gt;[.B1457];[.B1456]-[.B1457];[.B1457]-[.B14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57]&gt;[.B1458];[.B1457]-[.B1458];[.B1458]-[.B14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58]&gt;[.B1459];[.B1458]-[.B1459];[.B1459]-[.B14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59]&gt;[.B1460];[.B1459]-[.B1460];[.B1460]-[.B14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60]&gt;[.B1461];[.B1460]-[.B1461];[.B1461]-[.B14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61]&gt;[.B1462];[.B1461]-[.B1462];[.B1462]-[.B14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62]&gt;[.B1463];[.B1462]-[.B1463];[.B1463]-[.B14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63]&gt;[.B1464];[.B1463]-[.B1464];[.B1464]-[.B14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64]&gt;[.B1465];[.B1464]-[.B1465];[.B1465]-[.B14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65]&gt;[.B1466];[.B1465]-[.B1466];[.B1466]-[.B14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66]&gt;[.B1467];[.B1466]-[.B1467];[.B1467]-[.B14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67]&gt;[.B1468];[.B1467]-[.B1468];[.B1468]-[.B14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68]&gt;[.B1469];[.B1468]-[.B1469];[.B1469]-[.B14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69]&gt;[.B1470];[.B1469]-[.B1470];[.B1470]-[.B14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70]&gt;[.B1471];[.B1470]-[.B1471];[.B1471]-[.B14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71]&gt;[.B1472];[.B1471]-[.B1472];[.B1472]-[.B14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72]&gt;[.B1473];[.B1472]-[.B1473];[.B1473]-[.B14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73]&gt;[.B1474];[.B1473]-[.B1474];[.B1474]-[.B14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74]&gt;[.B1475];[.B1474]-[.B1475];[.B1475]-[.B14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75]&gt;[.B1476];[.B1475]-[.B1476];[.B1476]-[.B14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76]&gt;[.B1477];[.B1476]-[.B1477];[.B1477]-[.B14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77]&gt;[.B1478];[.B1477]-[.B1478];[.B1478]-[.B14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78]&gt;[.B1479];[.B1478]-[.B1479];[.B1479]-[.B14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79]&gt;[.B1480];[.B1479]-[.B1480];[.B1480]-[.B14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80]&gt;[.B1481];[.B1480]-[.B1481];[.B1481]-[.B14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81]&gt;[.B1482];[.B1481]-[.B1482];[.B1482]-[.B14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82]&gt;[.B1483];[.B1482]-[.B1483];[.B1483]-[.B14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83]&gt;[.B1484];[.B1483]-[.B1484];[.B1484]-[.B14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84]&gt;[.B1485];[.B1484]-[.B1485];[.B1485]-[.B14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85]&gt;[.B1486];[.B1485]-[.B1486];[.B1486]-[.B14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86]&gt;[.B1487];[.B1486]-[.B1487];[.B1487]-[.B14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87]&gt;[.B1488];[.B1487]-[.B1488];[.B1488]-[.B14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88]&gt;[.B1489];[.B1488]-[.B1489];[.B1489]-[.B14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89]&gt;[.B1490];[.B1489]-[.B1490];[.B1490]-[.B14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90]&gt;[.B1491];[.B1490]-[.B1491];[.B1491]-[.B14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91]&gt;[.B1492];[.B1491]-[.B1492];[.B1492]-[.B14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92]&gt;[.B1493];[.B1492]-[.B1493];[.B1493]-[.B14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93]&gt;[.B1494];[.B1493]-[.B1494];[.B1494]-[.B14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94]&gt;[.B1495];[.B1494]-[.B1495];[.B1495]-[.B14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95]&gt;[.B1496];[.B1495]-[.B1496];[.B1496]-[.B14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96]&gt;[.B1497];[.B1496]-[.B1497];[.B1497]-[.B14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97]&gt;[.B1498];[.B1497]-[.B1498];[.B1498]-[.B14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98]&gt;[.B1499];[.B1498]-[.B1499];[.B1499]-[.B14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499]&gt;[.B1500];[.B1499]-[.B1500];[.B1500]-[.B14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00]&gt;[.B1501];[.B1500]-[.B1501];[.B1501]-[.B15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01]&gt;[.B1502];[.B1501]-[.B1502];[.B1502]-[.B15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02]&gt;[.B1503];[.B1502]-[.B1503];[.B1503]-[.B15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03]&gt;[.B1504];[.B1503]-[.B1504];[.B1504]-[.B15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04]&gt;[.B1505];[.B1504]-[.B1505];[.B1505]-[.B15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05]&gt;[.B1506];[.B1505]-[.B1506];[.B1506]-[.B15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06]&gt;[.B1507];[.B1506]-[.B1507];[.B1507]-[.B15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07]&gt;[.B1508];[.B1507]-[.B1508];[.B1508]-[.B15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08]&gt;[.B1509];[.B1508]-[.B1509];[.B1509]-[.B15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09]&gt;[.B1510];[.B1509]-[.B1510];[.B1510]-[.B15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10]&gt;[.B1511];[.B1510]-[.B1511];[.B1511]-[.B15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11]&gt;[.B1512];[.B1511]-[.B1512];[.B1512]-[.B15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12]&gt;[.B1513];[.B1512]-[.B1513];[.B1513]-[.B15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13]&gt;[.B1514];[.B1513]-[.B1514];[.B1514]-[.B15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14]&gt;[.B1515];[.B1514]-[.B1515];[.B1515]-[.B15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15]&gt;[.B1516];[.B1515]-[.B1516];[.B1516]-[.B15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16]&gt;[.B1517];[.B1516]-[.B1517];[.B1517]-[.B15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17]&gt;[.B1518];[.B1517]-[.B1518];[.B1518]-[.B15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18]&gt;[.B1519];[.B1518]-[.B1519];[.B1519]-[.B15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19]&gt;[.B1520];[.B1519]-[.B1520];[.B1520]-[.B15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20]&gt;[.B1521];[.B1520]-[.B1521];[.B1521]-[.B15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21]&gt;[.B1522];[.B1521]-[.B1522];[.B1522]-[.B15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22]&gt;[.B1523];[.B1522]-[.B1523];[.B1523]-[.B15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23]&gt;[.B1524];[.B1523]-[.B1524];[.B1524]-[.B15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24]&gt;[.B1525];[.B1524]-[.B1525];[.B1525]-[.B15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25]&gt;[.B1526];[.B1525]-[.B1526];[.B1526]-[.B15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26]&gt;[.B1527];[.B1526]-[.B1527];[.B1527]-[.B15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27]&gt;[.B1528];[.B1527]-[.B1528];[.B1528]-[.B15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28]&gt;[.B1529];[.B1528]-[.B1529];[.B1529]-[.B15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29]&gt;[.B1530];[.B1529]-[.B1530];[.B1530]-[.B15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30]&gt;[.B1531];[.B1530]-[.B1531];[.B1531]-[.B15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31]&gt;[.B1532];[.B1531]-[.B1532];[.B1532]-[.B15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32]&gt;[.B1533];[.B1532]-[.B1533];[.B1533]-[.B15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33]&gt;[.B1534];[.B1533]-[.B1534];[.B1534]-[.B15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34]&gt;[.B1535];[.B1534]-[.B1535];[.B1535]-[.B15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35]&gt;[.B1536];[.B1535]-[.B1536];[.B1536]-[.B15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36]&gt;[.B1537];[.B1536]-[.B1537];[.B1537]-[.B15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37]&gt;[.B1538];[.B1537]-[.B1538];[.B1538]-[.B15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38]&gt;[.B1539];[.B1538]-[.B1539];[.B1539]-[.B15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39]&gt;[.B1540];[.B1539]-[.B1540];[.B1540]-[.B15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40]&gt;[.B1541];[.B1540]-[.B1541];[.B1541]-[.B15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41]&gt;[.B1542];[.B1541]-[.B1542];[.B1542]-[.B15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42]&gt;[.B1543];[.B1542]-[.B1543];[.B1543]-[.B15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43]&gt;[.B1544];[.B1543]-[.B1544];[.B1544]-[.B15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44]&gt;[.B1545];[.B1544]-[.B1545];[.B1545]-[.B15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45]&gt;[.B1546];[.B1545]-[.B1546];[.B1546]-[.B15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46]&gt;[.B1547];[.B1546]-[.B1547];[.B1547]-[.B15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47]&gt;[.B1548];[.B1547]-[.B1548];[.B1548]-[.B15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48]&gt;[.B1549];[.B1548]-[.B1549];[.B1549]-[.B15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49]&gt;[.B1550];[.B1549]-[.B1550];[.B1550]-[.B15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50]&gt;[.B1551];[.B1550]-[.B1551];[.B1551]-[.B15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51]&gt;[.B1552];[.B1551]-[.B1552];[.B1552]-[.B15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52]&gt;[.B1553];[.B1552]-[.B1553];[.B1553]-[.B15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53]&gt;[.B1554];[.B1553]-[.B1554];[.B1554]-[.B15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54]&gt;[.B1555];[.B1554]-[.B1555];[.B1555]-[.B15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55]&gt;[.B1556];[.B1555]-[.B1556];[.B1556]-[.B15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56]&gt;[.B1557];[.B1556]-[.B1557];[.B1557]-[.B15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57]&gt;[.B1558];[.B1557]-[.B1558];[.B1558]-[.B15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58]&gt;[.B1559];[.B1558]-[.B1559];[.B1559]-[.B15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59]&gt;[.B1560];[.B1559]-[.B1560];[.B1560]-[.B15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60]&gt;[.B1561];[.B1560]-[.B1561];[.B1561]-[.B15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61]&gt;[.B1562];[.B1561]-[.B1562];[.B1562]-[.B15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62]&gt;[.B1563];[.B1562]-[.B1563];[.B1563]-[.B15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63]&gt;[.B1564];[.B1563]-[.B1564];[.B1564]-[.B15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64]&gt;[.B1565];[.B1564]-[.B1565];[.B1565]-[.B15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65]&gt;[.B1566];[.B1565]-[.B1566];[.B1566]-[.B15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66]&gt;[.B1567];[.B1566]-[.B1567];[.B1567]-[.B15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67]&gt;[.B1568];[.B1567]-[.B1568];[.B1568]-[.B15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68]&gt;[.B1569];[.B1568]-[.B1569];[.B1569]-[.B15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69]&gt;[.B1570];[.B1569]-[.B1570];[.B1570]-[.B15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70]&gt;[.B1571];[.B1570]-[.B1571];[.B1571]-[.B15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71]&gt;[.B1572];[.B1571]-[.B1572];[.B1572]-[.B15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72]&gt;[.B1573];[.B1572]-[.B1573];[.B1573]-[.B15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73]&gt;[.B1574];[.B1573]-[.B1574];[.B1574]-[.B15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74]&gt;[.B1575];[.B1574]-[.B1575];[.B1575]-[.B15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75]&gt;[.B1576];[.B1575]-[.B1576];[.B1576]-[.B15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76]&gt;[.B1577];[.B1576]-[.B1577];[.B1577]-[.B15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77]&gt;[.B1578];[.B1577]-[.B1578];[.B1578]-[.B15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78]&gt;[.B1579];[.B1578]-[.B1579];[.B1579]-[.B15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79]&gt;[.B1580];[.B1579]-[.B1580];[.B1580]-[.B15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80]&gt;[.B1581];[.B1580]-[.B1581];[.B1581]-[.B15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81]&gt;[.B1582];[.B1581]-[.B1582];[.B1582]-[.B15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82]&gt;[.B1583];[.B1582]-[.B1583];[.B1583]-[.B15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83]&gt;[.B1584];[.B1583]-[.B1584];[.B1584]-[.B15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84]&gt;[.B1585];[.B1584]-[.B1585];[.B1585]-[.B15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85]&gt;[.B1586];[.B1585]-[.B1586];[.B1586]-[.B15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86]&gt;[.B1587];[.B1586]-[.B1587];[.B1587]-[.B15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87]&gt;[.B1588];[.B1587]-[.B1588];[.B1588]-[.B15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88]&gt;[.B1589];[.B1588]-[.B1589];[.B1589]-[.B15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89]&gt;[.B1590];[.B1589]-[.B1590];[.B1590]-[.B15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90]&gt;[.B1591];[.B1590]-[.B1591];[.B1591]-[.B15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91]&gt;[.B1592];[.B1591]-[.B1592];[.B1592]-[.B15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92]&gt;[.B1593];[.B1592]-[.B1593];[.B1593]-[.B15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93]&gt;[.B1594];[.B1593]-[.B1594];[.B1594]-[.B15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94]&gt;[.B1595];[.B1594]-[.B1595];[.B1595]-[.B15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95]&gt;[.B1596];[.B1595]-[.B1596];[.B1596]-[.B15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96]&gt;[.B1597];[.B1596]-[.B1597];[.B1597]-[.B15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97]&gt;[.B1598];[.B1597]-[.B1598];[.B1598]-[.B15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98]&gt;[.B1599];[.B1598]-[.B1599];[.B1599]-[.B15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599]&gt;[.B1600];[.B1599]-[.B1600];[.B1600]-[.B15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00]&gt;[.B1601];[.B1600]-[.B1601];[.B1601]-[.B16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01]&gt;[.B1602];[.B1601]-[.B1602];[.B1602]-[.B16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02]&gt;[.B1603];[.B1602]-[.B1603];[.B1603]-[.B16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03]&gt;[.B1604];[.B1603]-[.B1604];[.B1604]-[.B16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04]&gt;[.B1605];[.B1604]-[.B1605];[.B1605]-[.B16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05]&gt;[.B1606];[.B1605]-[.B1606];[.B1606]-[.B16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06]&gt;[.B1607];[.B1606]-[.B1607];[.B1607]-[.B16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07]&gt;[.B1608];[.B1607]-[.B1608];[.B1608]-[.B16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08]&gt;[.B1609];[.B1608]-[.B1609];[.B1609]-[.B16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09]&gt;[.B1610];[.B1609]-[.B1610];[.B1610]-[.B16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10]&gt;[.B1611];[.B1610]-[.B1611];[.B1611]-[.B16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11]&gt;[.B1612];[.B1611]-[.B1612];[.B1612]-[.B16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12]&gt;[.B1613];[.B1612]-[.B1613];[.B1613]-[.B16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13]&gt;[.B1614];[.B1613]-[.B1614];[.B1614]-[.B16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14]&gt;[.B1615];[.B1614]-[.B1615];[.B1615]-[.B16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15]&gt;[.B1616];[.B1615]-[.B1616];[.B1616]-[.B16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16]&gt;[.B1617];[.B1616]-[.B1617];[.B1617]-[.B16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17]&gt;[.B1618];[.B1617]-[.B1618];[.B1618]-[.B16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18]&gt;[.B1619];[.B1618]-[.B1619];[.B1619]-[.B16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19]&gt;[.B1620];[.B1619]-[.B1620];[.B1620]-[.B16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20]&gt;[.B1621];[.B1620]-[.B1621];[.B1621]-[.B16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21]&gt;[.B1622];[.B1621]-[.B1622];[.B1622]-[.B16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22]&gt;[.B1623];[.B1622]-[.B1623];[.B1623]-[.B16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23]&gt;[.B1624];[.B1623]-[.B1624];[.B1624]-[.B16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24]&gt;[.B1625];[.B1624]-[.B1625];[.B1625]-[.B16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25]&gt;[.B1626];[.B1625]-[.B1626];[.B1626]-[.B16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26]&gt;[.B1627];[.B1626]-[.B1627];[.B1627]-[.B16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27]&gt;[.B1628];[.B1627]-[.B1628];[.B1628]-[.B16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28]&gt;[.B1629];[.B1628]-[.B1629];[.B1629]-[.B16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29]&gt;[.B1630];[.B1629]-[.B1630];[.B1630]-[.B16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30]&gt;[.B1631];[.B1630]-[.B1631];[.B1631]-[.B16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31]&gt;[.B1632];[.B1631]-[.B1632];[.B1632]-[.B16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32]&gt;[.B1633];[.B1632]-[.B1633];[.B1633]-[.B16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33]&gt;[.B1634];[.B1633]-[.B1634];[.B1634]-[.B16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34]&gt;[.B1635];[.B1634]-[.B1635];[.B1635]-[.B16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35]&gt;[.B1636];[.B1635]-[.B1636];[.B1636]-[.B16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36]&gt;[.B1637];[.B1636]-[.B1637];[.B1637]-[.B16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37]&gt;[.B1638];[.B1637]-[.B1638];[.B1638]-[.B16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38]&gt;[.B1639];[.B1638]-[.B1639];[.B1639]-[.B16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39]&gt;[.B1640];[.B1639]-[.B1640];[.B1640]-[.B16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40]&gt;[.B1641];[.B1640]-[.B1641];[.B1641]-[.B16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41]&gt;[.B1642];[.B1641]-[.B1642];[.B1642]-[.B16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42]&gt;[.B1643];[.B1642]-[.B1643];[.B1643]-[.B16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43]&gt;[.B1644];[.B1643]-[.B1644];[.B1644]-[.B16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44]&gt;[.B1645];[.B1644]-[.B1645];[.B1645]-[.B16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45]&gt;[.B1646];[.B1645]-[.B1646];[.B1646]-[.B16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46]&gt;[.B1647];[.B1646]-[.B1647];[.B1647]-[.B16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47]&gt;[.B1648];[.B1647]-[.B1648];[.B1648]-[.B16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48]&gt;[.B1649];[.B1648]-[.B1649];[.B1649]-[.B16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49]&gt;[.B1650];[.B1649]-[.B1650];[.B1650]-[.B16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50]&gt;[.B1651];[.B1650]-[.B1651];[.B1651]-[.B16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51]&gt;[.B1652];[.B1651]-[.B1652];[.B1652]-[.B16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52]&gt;[.B1653];[.B1652]-[.B1653];[.B1653]-[.B16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53]&gt;[.B1654];[.B1653]-[.B1654];[.B1654]-[.B16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54]&gt;[.B1655];[.B1654]-[.B1655];[.B1655]-[.B16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55]&gt;[.B1656];[.B1655]-[.B1656];[.B1656]-[.B16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56]&gt;[.B1657];[.B1656]-[.B1657];[.B1657]-[.B16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57]&gt;[.B1658];[.B1657]-[.B1658];[.B1658]-[.B16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58]&gt;[.B1659];[.B1658]-[.B1659];[.B1659]-[.B16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59]&gt;[.B1660];[.B1659]-[.B1660];[.B1660]-[.B16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60]&gt;[.B1661];[.B1660]-[.B1661];[.B1661]-[.B16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61]&gt;[.B1662];[.B1661]-[.B1662];[.B1662]-[.B16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62]&gt;[.B1663];[.B1662]-[.B1663];[.B1663]-[.B16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63]&gt;[.B1664];[.B1663]-[.B1664];[.B1664]-[.B16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64]&gt;[.B1665];[.B1664]-[.B1665];[.B1665]-[.B16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65]&gt;[.B1666];[.B1665]-[.B1666];[.B1666]-[.B16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66]&gt;[.B1667];[.B1666]-[.B1667];[.B1667]-[.B16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67]&gt;[.B1668];[.B1667]-[.B1668];[.B1668]-[.B16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68]&gt;[.B1669];[.B1668]-[.B1669];[.B1669]-[.B16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69]&gt;[.B1670];[.B1669]-[.B1670];[.B1670]-[.B16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70]&gt;[.B1671];[.B1670]-[.B1671];[.B1671]-[.B16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71]&gt;[.B1672];[.B1671]-[.B1672];[.B1672]-[.B16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72]&gt;[.B1673];[.B1672]-[.B1673];[.B1673]-[.B16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73]&gt;[.B1674];[.B1673]-[.B1674];[.B1674]-[.B16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74]&gt;[.B1675];[.B1674]-[.B1675];[.B1675]-[.B16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75]&gt;[.B1676];[.B1675]-[.B1676];[.B1676]-[.B16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76]&gt;[.B1677];[.B1676]-[.B1677];[.B1677]-[.B16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77]&gt;[.B1678];[.B1677]-[.B1678];[.B1678]-[.B16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78]&gt;[.B1679];[.B1678]-[.B1679];[.B1679]-[.B16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79]&gt;[.B1680];[.B1679]-[.B1680];[.B1680]-[.B16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80]&gt;[.B1681];[.B1680]-[.B1681];[.B1681]-[.B16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81]&gt;[.B1682];[.B1681]-[.B1682];[.B1682]-[.B16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82]&gt;[.B1683];[.B1682]-[.B1683];[.B1683]-[.B16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83]&gt;[.B1684];[.B1683]-[.B1684];[.B1684]-[.B16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84]&gt;[.B1685];[.B1684]-[.B1685];[.B1685]-[.B16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85]&gt;[.B1686];[.B1685]-[.B1686];[.B1686]-[.B16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86]&gt;[.B1687];[.B1686]-[.B1687];[.B1687]-[.B16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87]&gt;[.B1688];[.B1687]-[.B1688];[.B1688]-[.B16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88]&gt;[.B1689];[.B1688]-[.B1689];[.B1689]-[.B16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89]&gt;[.B1690];[.B1689]-[.B1690];[.B1690]-[.B16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90]&gt;[.B1691];[.B1690]-[.B1691];[.B1691]-[.B16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91]&gt;[.B1692];[.B1691]-[.B1692];[.B1692]-[.B16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92]&gt;[.B1693];[.B1692]-[.B1693];[.B1693]-[.B16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93]&gt;[.B1694];[.B1693]-[.B1694];[.B1694]-[.B16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94]&gt;[.B1695];[.B1694]-[.B1695];[.B1695]-[.B16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95]&gt;[.B1696];[.B1695]-[.B1696];[.B1696]-[.B16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96]&gt;[.B1697];[.B1696]-[.B1697];[.B1697]-[.B16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97]&gt;[.B1698];[.B1697]-[.B1698];[.B1698]-[.B16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98]&gt;[.B1699];[.B1698]-[.B1699];[.B1699]-[.B16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699]&gt;[.B1700];[.B1699]-[.B1700];[.B1700]-[.B16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00]&gt;[.B1701];[.B1700]-[.B1701];[.B1701]-[.B17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01]&gt;[.B1702];[.B1701]-[.B1702];[.B1702]-[.B17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02]&gt;[.B1703];[.B1702]-[.B1703];[.B1703]-[.B17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03]&gt;[.B1704];[.B1703]-[.B1704];[.B1704]-[.B170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04]&gt;[.B1705];[.B1704]-[.B1705];[.B1705]-[.B170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05]&gt;[.B1706];[.B1705]-[.B1706];[.B1706]-[.B170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06]&gt;[.B1707];[.B1706]-[.B1707];[.B1707]-[.B170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07]&gt;[.B1708];[.B1707]-[.B1708];[.B1708]-[.B170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08]&gt;[.B1709];[.B1708]-[.B1709];[.B1709]-[.B170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09]&gt;[.B1710];[.B1709]-[.B1710];[.B1710]-[.B170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10]&gt;[.B1711];[.B1710]-[.B1711];[.B1711]-[.B171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11]&gt;[.B1712];[.B1711]-[.B1712];[.B1712]-[.B171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12]&gt;[.B1713];[.B1712]-[.B1713];[.B1713]-[.B171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13]&gt;[.B1714];[.B1713]-[.B1714];[.B1714]-[.B171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14]&gt;[.B1715];[.B1714]-[.B1715];[.B1715]-[.B171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15]&gt;[.B1716];[.B1715]-[.B1716];[.B1716]-[.B171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16]&gt;[.B1717];[.B1716]-[.B1717];[.B1717]-[.B171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17]&gt;[.B1718];[.B1717]-[.B1718];[.B1718]-[.B171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18]&gt;[.B1719];[.B1718]-[.B1719];[.B1719]-[.B171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19]&gt;[.B1720];[.B1719]-[.B1720];[.B1720]-[.B171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20]&gt;[.B1721];[.B1720]-[.B1721];[.B1721]-[.B172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21]&gt;[.B1722];[.B1721]-[.B1722];[.B1722]-[.B172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22]&gt;[.B1723];[.B1722]-[.B1723];[.B1723]-[.B172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23]&gt;[.B1724];[.B1723]-[.B1724];[.B1724]-[.B172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24]&gt;[.B1725];[.B1724]-[.B1725];[.B1725]-[.B172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25]&gt;[.B1726];[.B1725]-[.B1726];[.B1726]-[.B172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26]&gt;[.B1727];[.B1726]-[.B1727];[.B1727]-[.B172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27]&gt;[.B1728];[.B1727]-[.B1728];[.B1728]-[.B172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28]&gt;[.B1729];[.B1728]-[.B1729];[.B1729]-[.B172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29]&gt;[.B1730];[.B1729]-[.B1730];[.B1730]-[.B172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30]&gt;[.B1731];[.B1730]-[.B1731];[.B1731]-[.B173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31]&gt;[.B1732];[.B1731]-[.B1732];[.B1732]-[.B173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32]&gt;[.B1733];[.B1732]-[.B1733];[.B1733]-[.B173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33]&gt;[.B1734];[.B1733]-[.B1734];[.B1734]-[.B173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34]&gt;[.B1735];[.B1734]-[.B1735];[.B1735]-[.B173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35]&gt;[.B1736];[.B1735]-[.B1736];[.B1736]-[.B173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36]&gt;[.B1737];[.B1736]-[.B1737];[.B1737]-[.B173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37]&gt;[.B1738];[.B1737]-[.B1738];[.B1738]-[.B173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38]&gt;[.B1739];[.B1738]-[.B1739];[.B1739]-[.B173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39]&gt;[.B1740];[.B1739]-[.B1740];[.B1740]-[.B173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40]&gt;[.B1741];[.B1740]-[.B1741];[.B1741]-[.B174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41]&gt;[.B1742];[.B1741]-[.B1742];[.B1742]-[.B174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42]&gt;[.B1743];[.B1742]-[.B1743];[.B1743]-[.B174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43]&gt;[.B1744];[.B1743]-[.B1744];[.B1744]-[.B174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44]&gt;[.B1745];[.B1744]-[.B1745];[.B1745]-[.B174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45]&gt;[.B1746];[.B1745]-[.B1746];[.B1746]-[.B174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46]&gt;[.B1747];[.B1746]-[.B1747];[.B1747]-[.B174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47]&gt;[.B1748];[.B1747]-[.B1748];[.B1748]-[.B174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48]&gt;[.B1749];[.B1748]-[.B1749];[.B1749]-[.B174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49]&gt;[.B1750];[.B1749]-[.B1750];[.B1750]-[.B174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50]&gt;[.B1751];[.B1750]-[.B1751];[.B1751]-[.B175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51]&gt;[.B1752];[.B1751]-[.B1752];[.B1752]-[.B175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52]&gt;[.B1753];[.B1752]-[.B1753];[.B1753]-[.B175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53]&gt;[.B1754];[.B1753]-[.B1754];[.B1754]-[.B175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54]&gt;[.B1755];[.B1754]-[.B1755];[.B1755]-[.B175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55]&gt;[.B1756];[.B1755]-[.B1756];[.B1756]-[.B175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56]&gt;[.B1757];[.B1756]-[.B1757];[.B1757]-[.B175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57]&gt;[.B1758];[.B1757]-[.B1758];[.B1758]-[.B175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58]&gt;[.B1759];[.B1758]-[.B1759];[.B1759]-[.B175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59]&gt;[.B1760];[.B1759]-[.B1760];[.B1760]-[.B175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60]&gt;[.B1761];[.B1760]-[.B1761];[.B1761]-[.B176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61]&gt;[.B1762];[.B1761]-[.B1762];[.B1762]-[.B176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62]&gt;[.B1763];[.B1762]-[.B1763];[.B1763]-[.B176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63]&gt;[.B1764];[.B1763]-[.B1764];[.B1764]-[.B176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64]&gt;[.B1765];[.B1764]-[.B1765];[.B1765]-[.B176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65]&gt;[.B1766];[.B1765]-[.B1766];[.B1766]-[.B176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66]&gt;[.B1767];[.B1766]-[.B1767];[.B1767]-[.B176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67]&gt;[.B1768];[.B1767]-[.B1768];[.B1768]-[.B176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68]&gt;[.B1769];[.B1768]-[.B1769];[.B1769]-[.B176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69]&gt;[.B1770];[.B1769]-[.B1770];[.B1770]-[.B176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70]&gt;[.B1771];[.B1770]-[.B1771];[.B1771]-[.B177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71]&gt;[.B1772];[.B1771]-[.B1772];[.B1772]-[.B177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72]&gt;[.B1773];[.B1772]-[.B1773];[.B1773]-[.B177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73]&gt;[.B1774];[.B1773]-[.B1774];[.B1774]-[.B177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74]&gt;[.B1775];[.B1774]-[.B1775];[.B1775]-[.B177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75]&gt;[.B1776];[.B1775]-[.B1776];[.B1776]-[.B177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76]&gt;[.B1777];[.B1776]-[.B1777];[.B1777]-[.B177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77]&gt;[.B1778];[.B1777]-[.B1778];[.B1778]-[.B177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78]&gt;[.B1779];[.B1778]-[.B1779];[.B1779]-[.B177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79]&gt;[.B1780];[.B1779]-[.B1780];[.B1780]-[.B177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80]&gt;[.B1781];[.B1780]-[.B1781];[.B1781]-[.B178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81]&gt;[.B1782];[.B1781]-[.B1782];[.B1782]-[.B178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82]&gt;[.B1783];[.B1782]-[.B1783];[.B1783]-[.B178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83]&gt;[.B1784];[.B1783]-[.B1784];[.B1784]-[.B178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84]&gt;[.B1785];[.B1784]-[.B1785];[.B1785]-[.B178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85]&gt;[.B1786];[.B1785]-[.B1786];[.B1786]-[.B178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86]&gt;[.B1787];[.B1786]-[.B1787];[.B1787]-[.B178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87]&gt;[.B1788];[.B1787]-[.B1788];[.B1788]-[.B178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88]&gt;[.B1789];[.B1788]-[.B1789];[.B1789]-[.B178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89]&gt;[.B1790];[.B1789]-[.B1790];[.B1790]-[.B178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90]&gt;[.B1791];[.B1790]-[.B1791];[.B1791]-[.B179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91]&gt;[.B1792];[.B1791]-[.B1792];[.B1792]-[.B179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92]&gt;[.B1793];[.B1792]-[.B1793];[.B1793]-[.B179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93]&gt;[.B1794];[.B1793]-[.B1794];[.B1794]-[.B1793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94]&gt;[.B1795];[.B1794]-[.B1795];[.B1795]-[.B1794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95]&gt;[.B1796];[.B1795]-[.B1796];[.B1796]-[.B1795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96]&gt;[.B1797];[.B1796]-[.B1797];[.B1797]-[.B1796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97]&gt;[.B1798];[.B1797]-[.B1798];[.B1798]-[.B1797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98]&gt;[.B1799];[.B1798]-[.B1799];[.B1799]-[.B1798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799]&gt;[.B1800];[.B1799]-[.B1800];[.B1800]-[.B1799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00]&gt;[.B1801];[.B1800]-[.B1801];[.B1801]-[.B1800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01]&gt;[.B1802];[.B1801]-[.B1802];[.B1802]-[.B1801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IF([.B1802]&gt;[.B1803];[.B1802]-[.B1803];[.B1803]-[.B1802])" office:value-type="time" office:time-value="PT00H00M00S" calcext:value-type="time">
            <text:p>00:00</text:p>
          </table:table-cell>
          <table:table-cell table:number-columns-repeated="2"/>
        </table:table-row>
        <table:table-row table:style-name="ro1" table:number-rows-repeated="10467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harts" table:style-name="ta1">
        <table:shapes>
          <draw:frame draw:z-index="0" draw:style-name="gr1" draw:text-style-name="P1" svg:width="266.53mm" svg:height="151.14mm" svg:x="45.16mm" svg:y="36.12mm">
            <loext:p draw:notify-on-update-of-ranges="Sheet1.B3:Sheet1.B52 Sheet1.A2:Sheet1.A2 Sheet1.A3:Sheet1.A52 Sheet1.B3:Sheet1.B52 Sheet1.E2:Sheet1.E2 Sheet1.E3:Sheet1.E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46.7mm" svg:height="151.14mm" svg:x="709.26mm" svg:y="306.26mm">
            <loext:p draw:notify-on-update-of-ranges="Sheet1.B3:Sheet1.B3480 Sheet1.A2:Sheet1.A2 Sheet1.A3:Sheet1.A3480 Sheet1.B3:Sheet1.B3480 Sheet1.G2:Sheet1.G2 Sheet1.G3:Sheet1.G348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" table:number-columns-repeated="16" table:default-cell-style-name="Default"/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5"/>
          <table:table-cell table:style-name="ce2"/>
        </table:table-row>
        <table:table-row table:style-name="ro1" table:number-rows-repeated="45">
          <table:table-cell table:number-columns-repeated="16"/>
        </table:table-row>
        <table:table-row table:style-name="ro1">
          <table:table-cell table:number-columns-repeated="15"/>
          <table:table-cell table:style-name="ce2"/>
        </table:table-row>
      </table:table>
      <table:table table:name="Sheet3" table:style-name="ta1">
        <table:table-column table:style-name="co3" table:default-cell-style-name="ce15"/>
        <table:table-column table:style-name="co3" table:default-cell-style-name="Default"/>
        <table:table-column table:style-name="co3" table:default-cell-style-name="ce16"/>
        <table:table-column table:style-name="co3" table:default-cell-style-name="Default"/>
        <table:table-row table:style-name="ro1" table:number-rows-repeated="2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date" office:date-value="2016-06-06" calcext:value-type="date">
            <text:p>06/06/16</text:p>
          </table:table-cell>
          <table:table-cell office:value-type="float" office:value="41208" calcext:value-type="float">
            <text:p>41208</text:p>
          </table:table-cell>
          <table:table-cell office:value-type="percentage" office:value="0.0282" calcext:value-type="percentage">
            <text:p>2.82%</text:p>
          </table:table-cell>
          <table:table-cell office:value-type="string" calcext:value-type="string">
            <text:p>1,180 GH/s</text:p>
          </table:table-cell>
        </table:table-row>
        <table:table-row table:style-name="ro1">
          <table:table-cell office:value-type="date" office:date-value="2016-06-02" calcext:value-type="date">
            <text:p>02/06/16</text:p>
          </table:table-cell>
          <table:table-cell office:value-type="float" office:value="40077" calcext:value-type="float">
            <text:p>40077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1,148 GH/s</text:p>
          </table:table-cell>
        </table:table-row>
        <table:table-row table:style-name="ro1">
          <table:table-cell office:value-type="date" office:date-value="2016-05-29" calcext:value-type="date">
            <text:p>29/05/16</text:p>
          </table:table-cell>
          <table:table-cell office:value-type="float" office:value="49476" calcext:value-type="float">
            <text:p>49476</text:p>
          </table:table-cell>
          <table:table-cell office:value-type="percentage" office:value="-0.0034" calcext:value-type="percentage">
            <text:p>-0.34%</text:p>
          </table:table-cell>
          <table:table-cell office:value-type="string" calcext:value-type="string">
            <text:p>1,417 GH/s</text:p>
          </table:table-cell>
        </table:table-row>
        <table:table-row table:style-name="ro1">
          <table:table-cell office:value-type="date" office:date-value="2016-05-26" calcext:value-type="date">
            <text:p>26/05/16</text:p>
          </table:table-cell>
          <table:table-cell office:value-type="float" office:value="49647" calcext:value-type="float">
            <text:p>49647</text:p>
          </table:table-cell>
          <table:table-cell office:value-type="percentage" office:value="0.0247" calcext:value-type="percentage">
            <text:p>2.47%</text:p>
          </table:table-cell>
          <table:table-cell office:value-type="string" calcext:value-type="string">
            <text:p>1,422 GH/s</text:p>
          </table:table-cell>
        </table:table-row>
        <table:table-row table:style-name="ro1">
          <table:table-cell office:value-type="date" office:date-value="2016-05-22" calcext:value-type="date">
            <text:p>22/05/16</text:p>
          </table:table-cell>
          <table:table-cell office:value-type="float" office:value="48449" calcext:value-type="float">
            <text:p>48449</text:p>
          </table:table-cell>
          <table:table-cell office:value-type="percentage" office:value="-0.0391" calcext:value-type="percentage">
            <text:p>-3.91%</text:p>
          </table:table-cell>
          <table:table-cell office:value-type="string" calcext:value-type="string">
            <text:p>1,387 GH/s</text:p>
          </table:table-cell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float" office:value="50421" calcext:value-type="float">
            <text:p>50421</text:p>
          </table:table-cell>
          <table:table-cell office:value-type="percentage" office:value="0.0707" calcext:value-type="percentage">
            <text:p>7.07%</text:p>
          </table:table-cell>
          <table:table-cell office:value-type="string" calcext:value-type="string">
            <text:p>1,444 GH/s</text:p>
          </table:table-cell>
        </table:table-row>
        <table:table-row table:style-name="ro1">
          <table:table-cell office:value-type="date" office:date-value="2016-05-15" calcext:value-type="date">
            <text:p>15/05/16</text:p>
          </table:table-cell>
          <table:table-cell office:value-type="float" office:value="47092" calcext:value-type="float">
            <text:p>47092</text:p>
          </table:table-cell>
          <table:table-cell office:value-type="percentage" office:value="-0.014" calcext:value-type="percentage">
            <text:p>-1.40%</text:p>
          </table:table-cell>
          <table:table-cell office:value-type="string" calcext:value-type="string">
            <text:p>1,348 GH/s</text:p>
          </table:table-cell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float" office:value="47760" calcext:value-type="float">
            <text:p>47760</text:p>
          </table:table-cell>
          <table:table-cell office:value-type="percentage" office:value="-0.0119" calcext:value-type="percentage">
            <text:p>-1.19%</text:p>
          </table:table-cell>
          <table:table-cell office:value-type="string" calcext:value-type="string">
            <text:p>1,368 GH/s</text:p>
          </table:table-cell>
        </table:table-row>
        <table:table-row table:style-name="ro1">
          <table:table-cell office:value-type="date" office:date-value="2016-05-08" calcext:value-type="date">
            <text:p>08/05/16</text:p>
          </table:table-cell>
          <table:table-cell office:value-type="float" office:value="48336" calcext:value-type="float">
            <text:p>48336</text:p>
          </table:table-cell>
          <table:table-cell office:value-type="percentage" office:value="0.0482" calcext:value-type="percentage">
            <text:p>4.82%</text:p>
          </table:table-cell>
          <table:table-cell office:value-type="string" calcext:value-type="string">
            <text:p>1,384 GH/s</text:p>
          </table:table-cell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float" office:value="46115" calcext:value-type="float">
            <text:p>46115</text:p>
          </table:table-cell>
          <table:table-cell office:value-type="percentage" office:value="-0.092" calcext:value-type="percentage">
            <text:p>-9.20%</text:p>
          </table:table-cell>
          <table:table-cell office:value-type="string" calcext:value-type="string">
            <text:p>1,320 GH/s</text:p>
          </table:table-cell>
        </table:table-row>
        <table:table-row table:style-name="ro1">
          <table:table-cell office:value-type="date" office:date-value="2016-05-01" calcext:value-type="date">
            <text:p>01/05/16</text:p>
          </table:table-cell>
          <table:table-cell office:value-type="float" office:value="50786" calcext:value-type="float">
            <text:p>50786</text:p>
          </table:table-cell>
          <table:table-cell office:value-type="percentage" office:value="-0.0209" calcext:value-type="percentage">
            <text:p>-2.09%</text:p>
          </table:table-cell>
          <table:table-cell office:value-type="string" calcext:value-type="string">
            <text:p>1,454 GH/s</text:p>
          </table:table-cell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float" office:value="51871" calcext:value-type="float">
            <text:p>51871</text:p>
          </table:table-cell>
          <table:table-cell office:value-type="percentage" office:value="0.0781" calcext:value-type="percentage">
            <text:p>7.81%</text:p>
          </table:table-cell>
          <table:table-cell office:value-type="string" calcext:value-type="string">
            <text:p>1,485 GH/s</text:p>
          </table:table-cell>
        </table:table-row>
        <table:table-row table:style-name="ro1">
          <table:table-cell office:value-type="date" office:date-value="2016-04-24" calcext:value-type="date">
            <text:p>24/04/16</text:p>
          </table:table-cell>
          <table:table-cell office:value-type="float" office:value="48114" calcext:value-type="float">
            <text:p>48114</text:p>
          </table:table-cell>
          <table:table-cell office:value-type="percentage" office:value="-0.0695" calcext:value-type="percentage">
            <text:p>-6.95%</text:p>
          </table:table-cell>
          <table:table-cell office:value-type="string" calcext:value-type="string">
            <text:p>1,378 GH/s</text:p>
          </table:table-cell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float" office:value="51707" calcext:value-type="float">
            <text:p>51707</text:p>
          </table:table-cell>
          <table:table-cell office:value-type="percentage" office:value="0.0558" calcext:value-type="percentage">
            <text:p>5.58%</text:p>
          </table:table-cell>
          <table:table-cell office:value-type="string" calcext:value-type="string">
            <text:p>1,481 GH/s</text:p>
          </table:table-cell>
        </table:table-row>
        <table:table-row table:style-name="ro1">
          <table:table-cell office:value-type="date" office:date-value="2016-04-17" calcext:value-type="date">
            <text:p>17/04/16</text:p>
          </table:table-cell>
          <table:table-cell office:value-type="float" office:value="48973" calcext:value-type="float">
            <text:p>48973</text:p>
          </table:table-cell>
          <table:table-cell office:value-type="percentage" office:value="-0.0569" calcext:value-type="percentage">
            <text:p>-5.69%</text:p>
          </table:table-cell>
          <table:table-cell office:value-type="string" calcext:value-type="string">
            <text:p>1,402 GH/s</text:p>
          </table:table-cell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float" office:value="51925" calcext:value-type="float">
            <text:p>51925</text:p>
          </table:table-cell>
          <table:table-cell office:value-type="percentage" office:value="0.005" calcext:value-type="percentage">
            <text:p>0.50%</text:p>
          </table:table-cell>
          <table:table-cell office:value-type="string" calcext:value-type="string">
            <text:p>1,487 GH/s</text:p>
          </table:table-cell>
        </table:table-row>
        <table:table-row table:style-name="ro1">
          <table:table-cell office:value-type="date" office:date-value="2016-04-10" calcext:value-type="date">
            <text:p>10/04/16</text:p>
          </table:table-cell>
          <table:table-cell office:value-type="float" office:value="51666" calcext:value-type="float">
            <text:p>51666</text:p>
          </table:table-cell>
          <table:table-cell office:value-type="percentage" office:value="-0.0733" calcext:value-type="percentage">
            <text:p>-7.33%</text:p>
          </table:table-cell>
          <table:table-cell office:value-type="string" calcext:value-type="string">
            <text:p>1,479 GH/s</text:p>
          </table:table-cell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float" office:value="55752" calcext:value-type="float">
            <text:p>55752</text:p>
          </table:table-cell>
          <table:table-cell office:value-type="percentage" office:value="0.0329" calcext:value-type="percentage">
            <text:p>3.29%</text:p>
          </table:table-cell>
          <table:table-cell office:value-type="string" calcext:value-type="string">
            <text:p>1,596 GH/s</text:p>
          </table:table-cell>
        </table:table-row>
        <table:table-row table:style-name="ro1">
          <table:table-cell office:value-type="date" office:date-value="2016-04-03" calcext:value-type="date">
            <text:p>03/04/16</text:p>
          </table:table-cell>
          <table:table-cell office:value-type="float" office:value="53975" calcext:value-type="float">
            <text:p>53975</text:p>
          </table:table-cell>
          <table:table-cell office:value-type="percentage" office:value="-0.0198" calcext:value-type="percentage">
            <text:p>-1.98%</text:p>
          </table:table-cell>
          <table:table-cell office:value-type="string" calcext:value-type="string">
            <text:p>1,545 GH/s</text:p>
          </table:table-cell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float" office:value="55067" calcext:value-type="float">
            <text:p>55067</text:p>
          </table:table-cell>
          <table:table-cell office:value-type="percentage" office:value="-0.0104" calcext:value-type="percentage">
            <text:p>-1.04%</text:p>
          </table:table-cell>
          <table:table-cell office:value-type="string" calcext:value-type="string">
            <text:p>1,577 GH/s</text:p>
          </table:table-cell>
        </table:table-row>
        <table:table-row table:style-name="ro1">
          <table:table-cell office:value-type="date" office:date-value="2016-03-27" calcext:value-type="date">
            <text:p>27/03/16</text:p>
          </table:table-cell>
          <table:table-cell office:value-type="float" office:value="55649" calcext:value-type="float">
            <text:p>55649</text:p>
          </table:table-cell>
          <table:table-cell office:value-type="percentage" office:value="-0.0274" calcext:value-type="percentage">
            <text:p>-2.74%</text:p>
          </table:table-cell>
          <table:table-cell office:value-type="string" calcext:value-type="string">
            <text:p>1,593 GH/s</text:p>
          </table:table-cell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float" office:value="57219" calcext:value-type="float">
            <text:p>57219</text:p>
          </table:table-cell>
          <table:table-cell office:value-type="percentage" office:value="0.0361" calcext:value-type="percentage">
            <text:p>3.61%</text:p>
          </table:table-cell>
          <table:table-cell office:value-type="string" calcext:value-type="string">
            <text:p>1,638 GH/s</text:p>
          </table:table-cell>
        </table:table-row>
        <table:table-row table:style-name="ro1">
          <table:table-cell office:value-type="date" office:date-value="2016-03-20" calcext:value-type="date">
            <text:p>20/03/16</text:p>
          </table:table-cell>
          <table:table-cell office:value-type="float" office:value="55225" calcext:value-type="float">
            <text:p>55225</text:p>
          </table:table-cell>
          <table:table-cell office:value-type="percentage" office:value="0.0753" calcext:value-type="percentage">
            <text:p>7.53%</text:p>
          </table:table-cell>
          <table:table-cell office:value-type="string" calcext:value-type="string">
            <text:p>1,581 GH/s</text:p>
          </table:table-cell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float" office:value="51359" calcext:value-type="float">
            <text:p>51359</text:p>
          </table:table-cell>
          <table:table-cell office:value-type="percentage" office:value="0.0163" calcext:value-type="percentage">
            <text:p>1.63%</text:p>
          </table:table-cell>
          <table:table-cell office:value-type="string" calcext:value-type="string">
            <text:p>1,471 GH/s</text:p>
          </table:table-cell>
        </table:table-row>
        <table:table-row table:style-name="ro1">
          <table:table-cell office:value-type="date" office:date-value="2016-03-13" calcext:value-type="date">
            <text:p>13/03/16</text:p>
          </table:table-cell>
          <table:table-cell office:value-type="float" office:value="50534" calcext:value-type="float">
            <text:p>50534</text:p>
          </table:table-cell>
          <table:table-cell office:value-type="percentage" office:value="-0.0465" calcext:value-type="percentage">
            <text:p>-4.65%</text:p>
          </table:table-cell>
          <table:table-cell office:value-type="string" calcext:value-type="string">
            <text:p>1,447 GH/s</text:p>
          </table:table-cell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float" office:value="52997" calcext:value-type="float">
            <text:p>52997</text:p>
          </table:table-cell>
          <table:table-cell office:value-type="percentage" office:value="0.0087" calcext:value-type="percentage">
            <text:p>0.87%</text:p>
          </table:table-cell>
          <table:table-cell office:value-type="string" calcext:value-type="string">
            <text:p>1,517 GH/s</text:p>
          </table:table-cell>
        </table:table-row>
        <table:table-row table:style-name="ro1">
          <table:table-cell office:value-type="date" office:date-value="2016-03-06" calcext:value-type="date">
            <text:p>06/03/16</text:p>
          </table:table-cell>
          <table:table-cell office:value-type="float" office:value="52537" calcext:value-type="float">
            <text:p>52537</text:p>
          </table:table-cell>
          <table:table-cell office:value-type="percentage" office:value="0.0116" calcext:value-type="percentage">
            <text:p>1.16%</text:p>
          </table:table-cell>
          <table:table-cell office:value-type="string" calcext:value-type="string">
            <text:p>1,504 GH/s</text:p>
          </table:table-cell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float" office:value="51932" calcext:value-type="float">
            <text:p>51932</text:p>
          </table:table-cell>
          <table:table-cell office:value-type="percentage" office:value="-0.0474" calcext:value-type="percentage">
            <text:p>-4.74%</text:p>
          </table:table-cell>
          <table:table-cell office:value-type="string" calcext:value-type="string">
            <text:p>1,487 GH/s</text:p>
          </table:table-cell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float" office:value="54516" calcext:value-type="float">
            <text:p>54516</text:p>
          </table:table-cell>
          <table:table-cell office:value-type="percentage" office:value="0.0283" calcext:value-type="percentage">
            <text:p>2.83%</text:p>
          </table:table-cell>
          <table:table-cell office:value-type="string" calcext:value-type="string">
            <text:p>1,561 GH/s</text:p>
          </table:table-cell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float" office:value="53018" calcext:value-type="float">
            <text:p>53018</text:p>
          </table:table-cell>
          <table:table-cell office:value-type="percentage" office:value="0.023" calcext:value-type="percentage">
            <text:p>2.30%</text:p>
          </table:table-cell>
          <table:table-cell office:value-type="string" calcext:value-type="string">
            <text:p>1,518 GH/s</text:p>
          </table:table-cell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float" office:value="51826" calcext:value-type="float">
            <text:p>51826</text:p>
          </table:table-cell>
          <table:table-cell office:value-type="percentage" office:value="-0.0488" calcext:value-type="percentage">
            <text:p>-4.88%</text:p>
          </table:table-cell>
          <table:table-cell office:value-type="string" calcext:value-type="string">
            <text:p>1,484 GH/s</text:p>
          </table:table-cell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float" office:value="54484" calcext:value-type="float">
            <text:p>54484</text:p>
          </table:table-cell>
          <table:table-cell office:value-type="percentage" office:value="0.0426" calcext:value-type="percentage">
            <text:p>4.26%</text:p>
          </table:table-cell>
          <table:table-cell office:value-type="string" calcext:value-type="string">
            <text:p>1,560 GH/s</text:p>
          </table:table-cell>
        </table:table-row>
        <table:table-row table:style-name="ro1">
          <table:table-cell office:value-type="date" office:date-value="2016-02-14" calcext:value-type="date">
            <text:p>14/02/16</text:p>
          </table:table-cell>
          <table:table-cell office:value-type="float" office:value="52258" calcext:value-type="float">
            <text:p>52258</text:p>
          </table:table-cell>
          <table:table-cell office:value-type="percentage" office:value="-0.0274" calcext:value-type="percentage">
            <text:p>-2.74%</text:p>
          </table:table-cell>
          <table:table-cell office:value-type="string" calcext:value-type="string">
            <text:p>1,496 GH/s</text:p>
          </table:table-cell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float" office:value="53731" calcext:value-type="float">
            <text:p>53731</text:p>
          </table:table-cell>
          <table:table-cell office:value-type="percentage" office:value="-0.0169" calcext:value-type="percentage">
            <text:p>-1.69%</text:p>
          </table:table-cell>
          <table:table-cell office:value-type="string" calcext:value-type="string">
            <text:p>1,538 GH/s</text:p>
          </table:table-cell>
        </table:table-row>
        <table:table-row table:style-name="ro1">
          <table:table-cell office:value-type="date" office:date-value="2016-02-07" calcext:value-type="date">
            <text:p>07/02/16</text:p>
          </table:table-cell>
          <table:table-cell office:value-type="float" office:value="54656" calcext:value-type="float">
            <text:p>54656</text:p>
          </table:table-cell>
          <table:table-cell office:value-type="percentage" office:value="0.0178" calcext:value-type="percentage">
            <text:p>1.78%</text:p>
          </table:table-cell>
          <table:table-cell office:value-type="string" calcext:value-type="string">
            <text:p>1,565 GH/s</text:p>
          </table:table-cell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float" office:value="53698" calcext:value-type="float">
            <text:p>53698</text:p>
          </table:table-cell>
          <table:table-cell office:value-type="percentage" office:value="0.0876" calcext:value-type="percentage">
            <text:p>8.76%</text:p>
          </table:table-cell>
          <table:table-cell office:value-type="string" calcext:value-type="string">
            <text:p>1,538 GH/s</text:p>
          </table:table-cell>
        </table:table-row>
        <table:table-row table:style-name="ro1">
          <table:table-cell office:value-type="date" office:date-value="2016-01-31" calcext:value-type="date">
            <text:p>31/01/16</text:p>
          </table:table-cell>
          <table:table-cell office:value-type="float" office:value="49372" calcext:value-type="float">
            <text:p>49372</text:p>
          </table:table-cell>
          <table:table-cell office:value-type="percentage" office:value="-0.1151" calcext:value-type="percentage">
            <text:p>-11.51%</text:p>
          </table:table-cell>
          <table:table-cell office:value-type="string" calcext:value-type="string">
            <text:p>1,414 GH/s</text:p>
          </table:table-cell>
        </table:table-row>
        <table:table-row table:style-name="ro1">
          <table:table-cell office:value-type="date" office:date-value="2016-01-27" calcext:value-type="date">
            <text:p>27/01/16</text:p>
          </table:table-cell>
          <table:table-cell office:value-type="float" office:value="55791" calcext:value-type="float">
            <text:p>55791</text:p>
          </table:table-cell>
          <table:table-cell office:value-type="percentage" office:value="0.0483" calcext:value-type="percentage">
            <text:p>4.83%</text:p>
          </table:table-cell>
          <table:table-cell office:value-type="string" calcext:value-type="string">
            <text:p>1,597 GH/s</text:p>
          </table:table-cell>
        </table:table-row>
        <table:table-row table:style-name="ro1">
          <table:table-cell office:value-type="date" office:date-value="2016-01-24" calcext:value-type="date">
            <text:p>24/01/16</text:p>
          </table:table-cell>
          <table:table-cell office:value-type="float" office:value="53221" calcext:value-type="float">
            <text:p>53221</text:p>
          </table:table-cell>
          <table:table-cell office:value-type="percentage" office:value="-0.0225" calcext:value-type="percentage">
            <text:p>-2.25%</text:p>
          </table:table-cell>
          <table:table-cell office:value-type="string" calcext:value-type="string">
            <text:p>1,524 GH/s</text:p>
          </table:table-cell>
        </table:table-row>
        <table:table-row table:style-name="ro1">
          <table:table-cell office:value-type="date" office:date-value="2016-01-20" calcext:value-type="date">
            <text:p>20/01/16</text:p>
          </table:table-cell>
          <table:table-cell office:value-type="float" office:value="54444" calcext:value-type="float">
            <text:p>54444</text:p>
          </table:table-cell>
          <table:table-cell office:value-type="percentage" office:value="0.0028" calcext:value-type="percentage">
            <text:p>0.28%</text:p>
          </table:table-cell>
          <table:table-cell office:value-type="string" calcext:value-type="string">
            <text:p>1,559 GH/s</text:p>
          </table:table-cell>
        </table:table-row>
        <table:table-row table:style-name="ro1">
          <table:table-cell office:value-type="date" office:date-value="2016-01-17" calcext:value-type="date">
            <text:p>17/01/16</text:p>
          </table:table-cell>
          <table:table-cell office:value-type="float" office:value="54290" calcext:value-type="float">
            <text:p>54290</text:p>
          </table:table-cell>
          <table:table-cell office:value-type="percentage" office:value="-0.0199" calcext:value-type="percentage">
            <text:p>-1.99%</text:p>
          </table:table-cell>
          <table:table-cell office:value-type="string" calcext:value-type="string">
            <text:p>1,554 GH/s</text:p>
          </table:table-cell>
        </table:table-row>
        <table:table-row table:style-name="ro1">
          <table:table-cell office:value-type="date" office:date-value="2016-01-13" calcext:value-type="date">
            <text:p>13/01/16</text:p>
          </table:table-cell>
          <table:table-cell office:value-type="float" office:value="55392" calcext:value-type="float">
            <text:p>55392</text:p>
          </table:table-cell>
          <table:table-cell office:value-type="percentage" office:value="0.0561" calcext:value-type="percentage">
            <text:p>5.61%</text:p>
          </table:table-cell>
          <table:table-cell office:value-type="string" calcext:value-type="string">
            <text:p>1,586 GH/s</text:p>
          </table:table-cell>
        </table:table-row>
        <table:table-row table:style-name="ro1">
          <table:table-cell office:value-type="date" office:date-value="2016-01-10" calcext:value-type="date">
            <text:p>10/01/16</text:p>
          </table:table-cell>
          <table:table-cell office:value-type="float" office:value="52449" calcext:value-type="float">
            <text:p>52449</text:p>
          </table:table-cell>
          <table:table-cell office:value-type="percentage" office:value="-0.0177" calcext:value-type="percentage">
            <text:p>-1.77%</text:p>
          </table:table-cell>
          <table:table-cell office:value-type="string" calcext:value-type="string">
            <text:p>1,502 GH/s</text:p>
          </table:table-cell>
        </table:table-row>
        <table:table-row table:style-name="ro1">
          <table:table-cell office:value-type="date" office:date-value="2016-01-06" calcext:value-type="date">
            <text:p>06/01/16</text:p>
          </table:table-cell>
          <table:table-cell office:value-type="float" office:value="53393" calcext:value-type="float">
            <text:p>53393</text:p>
          </table:table-cell>
          <table:table-cell office:value-type="percentage" office:value="0.0645" calcext:value-type="percentage">
            <text:p>6.45%</text:p>
          </table:table-cell>
          <table:table-cell office:value-type="string" calcext:value-type="string">
            <text:p>1,529 GH/s</text:p>
          </table:table-cell>
        </table:table-row>
        <table:table-row table:style-name="ro1">
          <table:table-cell office:value-type="date" office:date-value="2016-01-03" calcext:value-type="date">
            <text:p>03/01/16</text:p>
          </table:table-cell>
          <table:table-cell office:value-type="float" office:value="50158" calcext:value-type="float">
            <text:p>50158</text:p>
          </table:table-cell>
          <table:table-cell office:value-type="percentage" office:value="-0.0302" calcext:value-type="percentage">
            <text:p>-3.02%</text:p>
          </table:table-cell>
          <table:table-cell office:value-type="string" calcext:value-type="string">
            <text:p>1,436 GH/s</text:p>
          </table:table-cell>
        </table:table-row>
        <table:table-row table:style-name="ro1">
          <table:table-cell office:value-type="date" office:date-value="2015-12-30" calcext:value-type="date">
            <text:p>30/12/15</text:p>
          </table:table-cell>
          <table:table-cell office:value-type="float" office:value="51718" calcext:value-type="float">
            <text:p>51718</text:p>
          </table:table-cell>
          <table:table-cell office:value-type="percentage" office:value="-0.0427" calcext:value-type="percentage">
            <text:p>-4.27%</text:p>
          </table:table-cell>
          <table:table-cell office:value-type="string" calcext:value-type="string">
            <text:p>1,481 GH/s</text:p>
          </table:table-cell>
        </table:table-row>
        <table:table-row table:style-name="ro1">
          <table:table-cell office:value-type="date" office:date-value="2015-12-27" calcext:value-type="date">
            <text:p>27/12/15</text:p>
          </table:table-cell>
          <table:table-cell office:value-type="float" office:value="54025" calcext:value-type="float">
            <text:p>54025</text:p>
          </table:table-cell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1,547 GH/s</text:p>
          </table:table-cell>
        </table:table-row>
        <table:table-row table:style-name="ro1">
          <table:table-cell office:value-type="date" office:date-value="2015-12-23" calcext:value-type="date">
            <text:p>23/12/15</text:p>
          </table:table-cell>
          <table:table-cell office:value-type="float" office:value="49566" calcext:value-type="float">
            <text:p>49566</text:p>
          </table:table-cell>
          <table:table-cell office:value-type="percentage" office:value="-0.0501" calcext:value-type="percentage">
            <text:p>-5.01%</text:p>
          </table:table-cell>
          <table:table-cell office:value-type="string" calcext:value-type="string">
            <text:p>1,419 GH/s</text:p>
          </table:table-cell>
        </table:table-row>
        <table:table-row table:style-name="ro1">
          <table:table-cell office:value-type="date" office:date-value="2015-12-20" calcext:value-type="date">
            <text:p>20/12/15</text:p>
          </table:table-cell>
          <table:table-cell office:value-type="float" office:value="52177" calcext:value-type="float">
            <text:p>52177</text:p>
          </table:table-cell>
          <table:table-cell office:value-type="percentage" office:value="0.0374" calcext:value-type="percentage">
            <text:p>3.74%</text:p>
          </table:table-cell>
          <table:table-cell office:value-type="string" calcext:value-type="string">
            <text:p>1,494 GH/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13">
      <number:minutes number:style="long"/>
      <number:text>:</number:text>
      <number:seconds number:style="long"/>
    </number:time-style>
    <number:date-style style:name="N114">
      <number:month number:style="long"/>
    </number:date-style>
    <number:date-style style:name="N115">
      <number:month number:textual="true"/>
      <number:text> </number:text>
      <number:day number:style="long"/>
      <number:text>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1:40:05.191204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2:41:20.181759384</meta:creation-date>
    <dc:date>2016-06-07T12:38:10.071468362</dc:date>
    <meta:editing-duration>PT2H33M3S</meta:editing-duration>
    <meta:editing-cycles>18</meta:editing-cycles>
    <meta:generator>LibreOffice/5.0.5.2$Linux_X86_64 LibreOffice_project/00m0$Build-2</meta:generator>
    <meta:document-statistic meta:table-count="3" meta:cell-count="2151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5">
      <number:month number:textual="true"/>
      <number:text> </number:text>
      <number:day number:style="long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15">
      <style:chart-properties chart:display-label="true" chart:logarithmic="false" chart:minimum="42358" chart:maximum="4252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minimum="0" chart:maximum="5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54cm" svg:height="15.115cm" xlink:href=".." xlink:type="simple" chart:class="chart:scatter" chart:style-name="ch1">
        <chart:title svg:x="11.603cm" svg:y="0.438cm" chart:style-name="ch2">
          <text:p>Litecoin Diffculty</text:p>
        </chart:title>
        <chart:subtitle svg:x="9.02cm" svg:y="1.145cm" chart:style-name="ch3">
          <text:p>Dec 2015 to 07-06-2016 - Sampled every 4 days</text:p>
        </chart:subtitle>
        <chart:legend svg:x="6.432cm" svg:y="2.307cm" style:legend-expansion="custom" chartooo:width="4.103cm" chartooo:height="1.254cm" style:legend-expansion-aspect-ratio="3.2719298245614" chart:style-name="ch4"/>
        <chart:plot-area chart:style-name="ch5" table:cell-range-address="Sheet1.A3:Sheet1.B52 Sheet1.A2:Sheet1.A2 Sheet1.E2:Sheet1.E52" chart:data-source-has-labels="row" svg:x="2.072cm" svg:y="1.521cm" svg:width="23.744cm" svg:height="12.533cm">
          <chartooo:coordinate-region svg:x="3.038cm" svg:y="1.721cm" svg:width="21.6cm" svg:height="11.686cm"/>
          <chart:axis chart:dimension="x" chart:name="primary-x" chart:style-name="ch6">
            <chart:title svg:x="12.872cm" svg:y="14.553cm" chart:style-name="ch7">
              <text:p>Time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979cm" svg:y="8.995cm" chart:style-name="ch11">
              <text:p>Sample number</text:p>
            </chart:title>
            <chart:grid chart:style-name="ch8" chart:class="major"/>
          </chart:axis>
          <chart:axis chart:dimension="y" chart:name="secondary-y" chart:style-name="ch12">
            <chart:title svg:x="26.094cm" svg:y="8.44cm" chart:style-name="ch11">
              <text:p>Difficulty</text:p>
            </chart:title>
          </chart:axis>
          <chart:series chart:attached-axis="primary-y" chart:style-name="ch13" chart:values-cell-range-address="Sheet1.A3:Sheet1.A52" chart:label-cell-address="Sheet1.A2:Sheet1.A2" chart:class="chart:scatter">
            <chart:domain table:cell-range-address="Sheet1.B3:Sheet1.B52"/>
            <chart:data-point chart:repeated="50"/>
          </chart:series>
          <chart:series chart:attached-axis="secondary-y" chart:style-name="ch14" chart:values-cell-range-address="Sheet1.E3:Sheet1.E52" chart:label-cell-address="Sheet1.E2:Sheet1.E2" chart:class="chart:scatter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ample Number</text:p>
                <draw:g>
                  <svg:desc>Sheet1.A2:Sheet1.A2</svg:desc>
                </draw:g>
              </table:table-cell>
              <table:table-cell office:value-type="string">
                <text:p>Difficulty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527">
                <text:p>42527</text:p>
                <draw:g>
                  <svg:desc>Sheet1.B3:Sheet1.B52</svg:desc>
                </draw:g>
              </table:table-cell>
              <table:table-cell office:value-type="float" office:value="49">
                <text:p>49</text:p>
                <draw:g>
                  <svg:desc>Sheet1.A3:Sheet1.A52</svg:desc>
                </draw:g>
              </table:table-cell>
              <table:table-cell office:value-type="float" office:value="41208">
                <text:p>41208</text:p>
                <draw:g>
                  <svg:desc>Sheet1.E3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523">
                <text:p>42523</text:p>
              </table:table-cell>
              <table:table-cell office:value-type="float" office:value="48">
                <text:p>48</text:p>
              </table:table-cell>
              <table:table-cell office:value-type="float" office:value="40077">
                <text:p>40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19">
                <text:p>42519</text:p>
              </table:table-cell>
              <table:table-cell office:value-type="float" office:value="47">
                <text:p>47</text:p>
              </table:table-cell>
              <table:table-cell office:value-type="float" office:value="49476">
                <text:p>49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16">
                <text:p>42516</text:p>
              </table:table-cell>
              <table:table-cell office:value-type="float" office:value="46">
                <text:p>46</text:p>
              </table:table-cell>
              <table:table-cell office:value-type="float" office:value="49647">
                <text:p>49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12">
                <text:p>42512</text:p>
              </table:table-cell>
              <table:table-cell office:value-type="float" office:value="45">
                <text:p>45</text:p>
              </table:table-cell>
              <table:table-cell office:value-type="float" office:value="48449">
                <text:p>48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08">
                <text:p>42508</text:p>
              </table:table-cell>
              <table:table-cell office:value-type="float" office:value="44">
                <text:p>44</text:p>
              </table:table-cell>
              <table:table-cell office:value-type="float" office:value="50421">
                <text:p>50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505">
                <text:p>42505</text:p>
              </table:table-cell>
              <table:table-cell office:value-type="float" office:value="43">
                <text:p>43</text:p>
              </table:table-cell>
              <table:table-cell office:value-type="float" office:value="47092">
                <text:p>47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502">
                <text:p>42502</text:p>
              </table:table-cell>
              <table:table-cell office:value-type="float" office:value="42">
                <text:p>42</text:p>
              </table:table-cell>
              <table:table-cell office:value-type="float" office:value="47760">
                <text:p>477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498">
                <text:p>42498</text:p>
              </table:table-cell>
              <table:table-cell office:value-type="float" office:value="41">
                <text:p>41</text:p>
              </table:table-cell>
              <table:table-cell office:value-type="float" office:value="48336">
                <text:p>48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95">
                <text:p>42495</text:p>
              </table:table-cell>
              <table:table-cell office:value-type="float" office:value="40">
                <text:p>40</text:p>
              </table:table-cell>
              <table:table-cell office:value-type="float" office:value="46115">
                <text:p>46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491">
                <text:p>42491</text:p>
              </table:table-cell>
              <table:table-cell office:value-type="float" office:value="39">
                <text:p>39</text:p>
              </table:table-cell>
              <table:table-cell office:value-type="float" office:value="50786">
                <text:p>50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87">
                <text:p>42487</text:p>
              </table:table-cell>
              <table:table-cell office:value-type="float" office:value="38">
                <text:p>38</text:p>
              </table:table-cell>
              <table:table-cell office:value-type="float" office:value="51871">
                <text:p>51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84">
                <text:p>42484</text:p>
              </table:table-cell>
              <table:table-cell office:value-type="float" office:value="37">
                <text:p>37</text:p>
              </table:table-cell>
              <table:table-cell office:value-type="float" office:value="48114">
                <text:p>48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480">
                <text:p>42480</text:p>
              </table:table-cell>
              <table:table-cell office:value-type="float" office:value="36">
                <text:p>36</text:p>
              </table:table-cell>
              <table:table-cell office:value-type="float" office:value="51707">
                <text:p>51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477">
                <text:p>42477</text:p>
              </table:table-cell>
              <table:table-cell office:value-type="float" office:value="35">
                <text:p>35</text:p>
              </table:table-cell>
              <table:table-cell office:value-type="float" office:value="48973">
                <text:p>48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473">
                <text:p>42473</text:p>
              </table:table-cell>
              <table:table-cell office:value-type="float" office:value="34">
                <text:p>34</text:p>
              </table:table-cell>
              <table:table-cell office:value-type="float" office:value="51925">
                <text:p>51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470">
                <text:p>42470</text:p>
              </table:table-cell>
              <table:table-cell office:value-type="float" office:value="33">
                <text:p>33</text:p>
              </table:table-cell>
              <table:table-cell office:value-type="float" office:value="51666">
                <text:p>51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466">
                <text:p>42466</text:p>
              </table:table-cell>
              <table:table-cell office:value-type="float" office:value="32">
                <text:p>32</text:p>
              </table:table-cell>
              <table:table-cell office:value-type="float" office:value="55752">
                <text:p>557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463">
                <text:p>42463</text:p>
              </table:table-cell>
              <table:table-cell office:value-type="float" office:value="31">
                <text:p>31</text:p>
              </table:table-cell>
              <table:table-cell office:value-type="float" office:value="53975">
                <text:p>53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459">
                <text:p>42459</text:p>
              </table:table-cell>
              <table:table-cell office:value-type="float" office:value="30">
                <text:p>30</text:p>
              </table:table-cell>
              <table:table-cell office:value-type="float" office:value="55067">
                <text:p>55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456">
                <text:p>42456</text:p>
              </table:table-cell>
              <table:table-cell office:value-type="float" office:value="29">
                <text:p>29</text:p>
              </table:table-cell>
              <table:table-cell office:value-type="float" office:value="55649">
                <text:p>55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452">
                <text:p>42452</text:p>
              </table:table-cell>
              <table:table-cell office:value-type="float" office:value="28">
                <text:p>28</text:p>
              </table:table-cell>
              <table:table-cell office:value-type="float" office:value="57219">
                <text:p>57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449">
                <text:p>42449</text:p>
              </table:table-cell>
              <table:table-cell office:value-type="float" office:value="27">
                <text:p>27</text:p>
              </table:table-cell>
              <table:table-cell office:value-type="float" office:value="55225">
                <text:p>55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445">
                <text:p>42445</text:p>
              </table:table-cell>
              <table:table-cell office:value-type="float" office:value="26">
                <text:p>26</text:p>
              </table:table-cell>
              <table:table-cell office:value-type="float" office:value="51359">
                <text:p>513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442">
                <text:p>42442</text:p>
              </table:table-cell>
              <table:table-cell office:value-type="float" office:value="25">
                <text:p>25</text:p>
              </table:table-cell>
              <table:table-cell office:value-type="float" office:value="50534">
                <text:p>50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38">
                <text:p>42438</text:p>
              </table:table-cell>
              <table:table-cell office:value-type="float" office:value="24">
                <text:p>24</text:p>
              </table:table-cell>
              <table:table-cell office:value-type="float" office:value="52997">
                <text:p>52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435">
                <text:p>42435</text:p>
              </table:table-cell>
              <table:table-cell office:value-type="float" office:value="23">
                <text:p>23</text:p>
              </table:table-cell>
              <table:table-cell office:value-type="float" office:value="52537">
                <text:p>52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431">
                <text:p>42431</text:p>
              </table:table-cell>
              <table:table-cell office:value-type="float" office:value="22">
                <text:p>22</text:p>
              </table:table-cell>
              <table:table-cell office:value-type="float" office:value="51932">
                <text:p>51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428">
                <text:p>42428</text:p>
              </table:table-cell>
              <table:table-cell office:value-type="float" office:value="21">
                <text:p>21</text:p>
              </table:table-cell>
              <table:table-cell office:value-type="float" office:value="54516">
                <text:p>545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424">
                <text:p>42424</text:p>
              </table:table-cell>
              <table:table-cell office:value-type="float" office:value="20">
                <text:p>20</text:p>
              </table:table-cell>
              <table:table-cell office:value-type="float" office:value="53018">
                <text:p>530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421">
                <text:p>42421</text:p>
              </table:table-cell>
              <table:table-cell office:value-type="float" office:value="19">
                <text:p>19</text:p>
              </table:table-cell>
              <table:table-cell office:value-type="float" office:value="51826">
                <text:p>51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417">
                <text:p>42417</text:p>
              </table:table-cell>
              <table:table-cell office:value-type="float" office:value="18">
                <text:p>18</text:p>
              </table:table-cell>
              <table:table-cell office:value-type="float" office:value="54484">
                <text:p>54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414">
                <text:p>42414</text:p>
              </table:table-cell>
              <table:table-cell office:value-type="float" office:value="17">
                <text:p>17</text:p>
              </table:table-cell>
              <table:table-cell office:value-type="float" office:value="52258">
                <text:p>522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410">
                <text:p>42410</text:p>
              </table:table-cell>
              <table:table-cell office:value-type="float" office:value="16">
                <text:p>16</text:p>
              </table:table-cell>
              <table:table-cell office:value-type="float" office:value="53731">
                <text:p>537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07">
                <text:p>42407</text:p>
              </table:table-cell>
              <table:table-cell office:value-type="float" office:value="15">
                <text:p>15</text:p>
              </table:table-cell>
              <table:table-cell office:value-type="float" office:value="54656">
                <text:p>546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403">
                <text:p>42403</text:p>
              </table:table-cell>
              <table:table-cell office:value-type="float" office:value="14">
                <text:p>14</text:p>
              </table:table-cell>
              <table:table-cell office:value-type="float" office:value="53698">
                <text:p>53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400">
                <text:p>42400</text:p>
              </table:table-cell>
              <table:table-cell office:value-type="float" office:value="13">
                <text:p>13</text:p>
              </table:table-cell>
              <table:table-cell office:value-type="float" office:value="49372">
                <text:p>493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96">
                <text:p>42396</text:p>
              </table:table-cell>
              <table:table-cell office:value-type="float" office:value="12">
                <text:p>12</text:p>
              </table:table-cell>
              <table:table-cell office:value-type="float" office:value="55791">
                <text:p>55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393">
                <text:p>42393</text:p>
              </table:table-cell>
              <table:table-cell office:value-type="float" office:value="11">
                <text:p>11</text:p>
              </table:table-cell>
              <table:table-cell office:value-type="float" office:value="53221">
                <text:p>53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389">
                <text:p>42389</text:p>
              </table:table-cell>
              <table:table-cell office:value-type="float" office:value="10">
                <text:p>10</text:p>
              </table:table-cell>
              <table:table-cell office:value-type="float" office:value="54444">
                <text:p>54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386">
                <text:p>42386</text:p>
              </table:table-cell>
              <table:table-cell office:value-type="float" office:value="9">
                <text:p>9</text:p>
              </table:table-cell>
              <table:table-cell office:value-type="float" office:value="54290">
                <text:p>542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382">
                <text:p>42382</text:p>
              </table:table-cell>
              <table:table-cell office:value-type="float" office:value="8">
                <text:p>8</text:p>
              </table:table-cell>
              <table:table-cell office:value-type="float" office:value="55392">
                <text:p>55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379">
                <text:p>42379</text:p>
              </table:table-cell>
              <table:table-cell office:value-type="float" office:value="7">
                <text:p>7</text:p>
              </table:table-cell>
              <table:table-cell office:value-type="float" office:value="52449">
                <text:p>524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375">
                <text:p>42375</text:p>
              </table:table-cell>
              <table:table-cell office:value-type="float" office:value="6">
                <text:p>6</text:p>
              </table:table-cell>
              <table:table-cell office:value-type="float" office:value="53393">
                <text:p>533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372">
                <text:p>42372</text:p>
              </table:table-cell>
              <table:table-cell office:value-type="float" office:value="5">
                <text:p>5</text:p>
              </table:table-cell>
              <table:table-cell office:value-type="float" office:value="50158">
                <text:p>50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368">
                <text:p>42368</text:p>
              </table:table-cell>
              <table:table-cell office:value-type="float" office:value="4">
                <text:p>4</text:p>
              </table:table-cell>
              <table:table-cell office:value-type="float" office:value="51718">
                <text:p>51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365">
                <text:p>42365</text:p>
              </table:table-cell>
              <table:table-cell office:value-type="float" office:value="3">
                <text:p>3</text:p>
              </table:table-cell>
              <table:table-cell office:value-type="float" office:value="54025">
                <text:p>54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361">
                <text:p>42361</text:p>
              </table:table-cell>
              <table:table-cell office:value-type="float" office:value="2">
                <text:p>2</text:p>
              </table:table-cell>
              <table:table-cell office:value-type="float" office:value="49566">
                <text:p>49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358">
                <text:p>42358</text:p>
              </table:table-cell>
              <table:table-cell office:value-type="float" office:value="1">
                <text:p>1</text:p>
              </table:table-cell>
              <table:table-cell office:value-type="float" office:value="52177">
                <text:p>521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date-style style:name="N115">
      <number:month number:textual="true"/>
      <number:text> </number:text>
      <number:day number:style="long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15">
      <style:chart-properties chart:display-label="true" chart:logarithmic="false" chart:minimum="42521.895150463" chart:maximum="42522.861111111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13">
      <style:chart-properties chart:display-label="true" chart:logarithmic="false" chart:minimum="0" chart:maximum="0.00763888888888889" chart:origin="0" chart:interval-major="0.000694444444444444" chart:interval-minor-divisor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display-label="true" chart:logarithmic="false" chart:minimum="1236403" chart:maximum="1237733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1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13">
      <style:chart-properties chart:symbol-type="named-symbol" chart:symbol-name="diamond" chart:symbol-width="0.12cm" chart:symbol-height="0.12cm" chart:link-data-style-to-source="true"/>
      <style:graphic-properties draw:stroke="none" svg:stroke-width="0.05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c5000b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671cm" svg:height="15.115cm" xlink:href=".." xlink:type="simple" chart:class="chart:scatter" chart:style-name="ch1">
        <chart:title svg:x="7.569cm" svg:y="0.438cm" chart:style-name="ch2">
          <text:p>Time Between Feathercoin Transactions Blocks</text:p>
        </chart:title>
        <chart:subtitle svg:x="9.04cm" svg:y="1.121cm" chart:style-name="ch3">
          <text:p>19:00 31/05/2016 to 22:40 01/06/2016</text:p>
        </chart:subtitle>
        <chart:legend svg:x="4.345cm" svg:y="2.342cm" style:legend-expansion="custom" chartooo:width="5.859cm" chartooo:height="1.84cm" style:legend-expansion-aspect-ratio="3.18423913043478" chart:style-name="ch4"/>
        <chart:plot-area chart:style-name="ch5" table:cell-range-address="Sheet1.A3:Sheet1.B3480 Sheet1.A2:Sheet1.A2 Sheet1.G2:Sheet1.G3480" chart:data-source-has-labels="row" svg:x="1.713cm" svg:y="1.52cm" svg:width="22.028cm" svg:height="11.968cm">
          <chartooo:coordinate-region svg:x="2.811cm" svg:y="1.719cm" svg:width="19.382cm" svg:height="11.122cm"/>
          <chart:axis chart:dimension="x" chart:name="primary-x" chart:style-name="ch6">
            <chart:title svg:x="12.326cm" svg:y="13.79cm" chart:style-name="ch7">
              <text:p>Time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66cm" svg:y="8.329cm" chart:style-name="ch11">
              <text:p>Block Time</text:p>
            </chart:title>
            <chart:grid chart:style-name="ch8" chart:class="major"/>
          </chart:axis>
          <chart:axis chart:dimension="y" chart:name="secondary-y" chart:style-name="ch12">
            <chart:title svg:x="24.111cm" svg:y="9.016cm" chart:style-name="ch11">
              <text:p>Transaction Number</text:p>
            </chart:title>
          </chart:axis>
          <chart:series chart:attached-axis="secondary-y" chart:style-name="ch13" chart:values-cell-range-address="Sheet1.A3:Sheet1.A3480" chart:label-cell-address="Sheet1.A2:Sheet1.A2" chart:class="chart:scatter">
            <chart:domain table:cell-range-address="Sheet1.B3:Sheet1.B3480"/>
            <chart:data-point chart:repeated="3478"/>
          </chart:series>
          <chart:series chart:attached-axis="primary-y" chart:style-name="ch14" chart:values-cell-range-address="Sheet1.G3:Sheet1.G3480" chart:label-cell-address="Sheet1.G2:Sheet1.G2" chart:class="chart:scatter">
            <chart:regression-curve chart:style-name="ch15"/>
            <chart:data-point chart:repeated="347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ample Number</text:p>
                <draw:g>
                  <svg:desc>Sheet1.A2:Sheet1.A2</svg:desc>
                </draw:g>
              </table:table-cell>
              <table:table-cell office:value-type="string">
                <text:p>Time Between Blocks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527">
                <text:p>42527</text:p>
                <draw:g>
                  <svg:desc>Sheet1.B3:Sheet1.B3480</svg:desc>
                </draw:g>
              </table:table-cell>
              <table:table-cell office:value-type="float" office:value="49">
                <text:p>49</text:p>
                <draw:g>
                  <svg:desc>Sheet1.A3:Sheet1.A3480</svg:desc>
                </draw:g>
              </table:table-cell>
              <table:table-cell office:value-type="float" office:value="4">
                <text:p>4</text:p>
                <draw:g>
                  <svg:desc>Sheet1.G3:Sheet1.G34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523">
                <text:p>42523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19">
                <text:p>42519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16">
                <text:p>42516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12">
                <text:p>42512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08">
                <text:p>42508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505">
                <text:p>42505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502">
                <text:p>4250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498">
                <text:p>42498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95">
                <text:p>42495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491">
                <text:p>42491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87">
                <text:p>42487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84">
                <text:p>42484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480">
                <text:p>42480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477">
                <text:p>4247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473">
                <text:p>42473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470">
                <text:p>42470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466">
                <text:p>42466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463">
                <text:p>42463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459">
                <text:p>42459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456">
                <text:p>4245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452">
                <text:p>42452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449">
                <text:p>42449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445">
                <text:p>42445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442">
                <text:p>42442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38">
                <text:p>42438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435">
                <text:p>42435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431">
                <text:p>42431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428">
                <text:p>42428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424">
                <text:p>4242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421">
                <text:p>4242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417">
                <text:p>42417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414">
                <text:p>42414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410">
                <text:p>4241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07">
                <text:p>4240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403">
                <text:p>4240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400">
                <text:p>4240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96">
                <text:p>4239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393">
                <text:p>4239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389">
                <text:p>4238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386">
                <text:p>4238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382">
                <text:p>4238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379">
                <text:p>4237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375">
                <text:p>4237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372">
                <text:p>4237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368">
                <text:p>423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365">
                <text:p>4236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361">
                <text:p>4236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358">
                <text:p>42358</text:p>
              </table:table-cell>
              <table:table-cell office:value-type="float" office:value="1">
                <text:p>1</text:p>
              </table:table-cell>
              <table:table-cell office:value-type="float" office:value="42358">
                <text:p>423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